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38000003EBB741A901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GlyphLessFont" svg:font-family="GlyphLessFont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208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193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17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219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207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232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206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154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164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21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227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253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222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235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212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239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141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224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162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198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115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201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22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251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183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236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237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146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223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228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177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247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158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242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257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248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263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185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038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261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185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193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232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224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159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154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239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217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212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259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239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24cm" fo:padding-top="0cm" fo:padding-bottom="0cm" fo:padding-left="0cm" fo:padding-right="0cm" loext:decorative="false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224cm" fo:padding-top="0cm" fo:padding-bottom="0cm" fo:padding-left="0cm" fo:padding-right="0cm" loext:decorative="false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248cm" fo:padding-top="0cm" fo:padding-bottom="0cm" fo:padding-left="0cm" fo:padding-right="0cm" loext:decorative="false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238cm" fo:padding-top="0cm" fo:padding-bottom="0cm" fo:padding-left="0cm" fo:padding-right="0cm" loext:decorative="false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214cm" fo:padding-top="0cm" fo:padding-bottom="0cm" fo:padding-left="0cm" fo:padding-right="0cm" loext:decorative="false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263cm" fo:padding-top="0cm" fo:padding-bottom="0cm" fo:padding-left="0cm" fo:padding-right="0cm" loext:decorative="false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246cm" fo:padding-top="0cm" fo:padding-bottom="0cm" fo:padding-left="0cm" fo:padding-right="0cm" loext:decorative="false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243cm" fo:padding-top="0cm" fo:padding-bottom="0cm" fo:padding-left="0cm" fo:padding-right="0cm" loext:decorative="false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257cm" fo:padding-top="0cm" fo:padding-bottom="0cm" fo:padding-left="0cm" fo:padding-right="0cm" loext:decorative="false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49cm" fo:padding-top="0cm" fo:padding-bottom="0cm" fo:padding-left="0cm" fo:padding-right="0cm" loext:decorative="false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241cm" fo:padding-top="0cm" fo:padding-bottom="0cm" fo:padding-left="0cm" fo:padding-right="0cm" loext:decorative="false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262cm" fo:padding-top="0cm" fo:padding-bottom="0cm" fo:padding-left="0cm" fo:padding-right="0cm" loext:decorative="false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182cm" fo:padding-top="0cm" fo:padding-bottom="0cm" fo:padding-left="0cm" fo:padding-right="0cm" loext:decorative="false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125cm" fo:padding-top="0cm" fo:padding-bottom="0cm" fo:padding-left="0cm" fo:padding-right="0cm" loext:decorative="false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221cm" fo:padding-top="0cm" fo:padding-bottom="0cm" fo:padding-left="0cm" fo:padding-right="0cm" loext:decorative="false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27cm" fo:padding-top="0cm" fo:padding-bottom="0cm" fo:padding-left="0cm" fo:padding-right="0cm" loext:decorative="false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249cm" fo:padding-top="0cm" fo:padding-bottom="0cm" fo:padding-left="0cm" fo:padding-right="0cm" loext:decorative="false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178cm" fo:padding-top="0cm" fo:padding-bottom="0cm" fo:padding-left="0cm" fo:padding-right="0cm" loext:decorative="false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159cm" fo:padding-top="0cm" fo:padding-bottom="0cm" fo:padding-left="0cm" fo:padding-right="0cm" loext:decorative="false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238cm" fo:padding-top="0cm" fo:padding-bottom="0cm" fo:padding-left="0cm" fo:padding-right="0cm" loext:decorative="false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204cm" fo:padding-top="0cm" fo:padding-bottom="0cm" fo:padding-left="0cm" fo:padding-right="0cm" loext:decorative="false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169cm" fo:padding-top="0cm" fo:padding-bottom="0cm" fo:padding-left="0cm" fo:padding-right="0cm" loext:decorative="false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199cm" fo:padding-top="0cm" fo:padding-bottom="0cm" fo:padding-left="0cm" fo:padding-right="0cm" loext:decorative="false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226cm" fo:padding-top="0cm" fo:padding-bottom="0cm" fo:padding-left="0cm" fo:padding-right="0cm" loext:decorative="false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173cm" fo:padding-top="0cm" fo:padding-bottom="0cm" fo:padding-left="0cm" fo:padding-right="0cm" loext:decorative="false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128cm" fo:padding-top="0cm" fo:padding-bottom="0cm" fo:padding-left="0cm" fo:padding-right="0cm" loext:decorative="false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209cm" fo:padding-top="0cm" fo:padding-bottom="0cm" fo:padding-left="0cm" fo:padding-right="0cm" loext:decorative="false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225cm" fo:padding-top="0cm" fo:padding-bottom="0cm" fo:padding-left="0cm" fo:padding-right="0cm" loext:decorative="false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256cm" fo:padding-top="0cm" fo:padding-bottom="0cm" fo:padding-left="0cm" fo:padding-right="0cm" loext:decorative="false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234cm" fo:padding-top="0cm" fo:padding-bottom="0cm" fo:padding-left="0cm" fo:padding-right="0cm" loext:decorative="false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243cm" fo:padding-top="0cm" fo:padding-bottom="0cm" fo:padding-left="0cm" fo:padding-right="0cm" loext:decorative="false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175cm" fo:padding-top="0cm" fo:padding-bottom="0cm" fo:padding-left="0cm" fo:padding-right="0cm" loext:decorative="false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254cm" fo:padding-top="0cm" fo:padding-bottom="0cm" fo:padding-left="0cm" fo:padding-right="0cm" loext:decorative="false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259cm" fo:padding-top="0cm" fo:padding-bottom="0cm" fo:padding-left="0cm" fo:padding-right="0cm" loext:decorative="false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255cm" fo:padding-top="0cm" fo:padding-bottom="0cm" fo:padding-left="0cm" fo:padding-right="0cm" loext:decorative="false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286cm" fo:padding-top="0cm" fo:padding-bottom="0cm" fo:padding-left="0cm" fo:padding-right="0cm" loext:decorative="false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214cm" fo:padding-top="0cm" fo:padding-bottom="0cm" fo:padding-left="0cm" fo:padding-right="0cm" loext:decorative="false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187cm" fo:padding-top="0cm" fo:padding-bottom="0cm" fo:padding-left="0cm" fo:padding-right="0cm" loext:decorative="false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077cm" fo:padding-top="0cm" fo:padding-bottom="0cm" fo:padding-left="0cm" fo:padding-right="0cm" loext:decorative="false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252cm" fo:padding-top="0cm" fo:padding-bottom="0cm" fo:padding-left="0cm" fo:padding-right="0cm" loext:decorative="false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186cm" fo:padding-top="0cm" fo:padding-bottom="0cm" fo:padding-left="0cm" fo:padding-right="0cm" loext:decorative="false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18cm" fo:padding-top="0cm" fo:padding-bottom="0cm" fo:padding-left="0cm" fo:padding-right="0cm" loext:decorative="false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265cm" fo:padding-top="0cm" fo:padding-bottom="0cm" fo:padding-left="0cm" fo:padding-right="0cm" loext:decorative="false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176cm" fo:padding-top="0cm" fo:padding-bottom="0cm" fo:padding-left="0cm" fo:padding-right="0cm" loext:decorative="false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246cm" fo:padding-top="0cm" fo:padding-bottom="0cm" fo:padding-left="0cm" fo:padding-right="0cm" loext:decorative="false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261cm" fo:padding-top="0cm" fo:padding-bottom="0cm" fo:padding-left="0cm" fo:padding-right="0cm" loext:decorative="false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148cm" fo:padding-top="0cm" fo:padding-bottom="0cm" fo:padding-left="0cm" fo:padding-right="0cm" loext:decorative="false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24cm" fo:padding-top="0cm" fo:padding-bottom="0cm" fo:padding-left="0cm" fo:padding-right="0cm" loext:decorative="false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209cm" fo:padding-top="0cm" fo:padding-bottom="0cm" fo:padding-left="0cm" fo:padding-right="0cm" loext:decorative="false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24cm" fo:padding-top="0cm" fo:padding-bottom="0cm" fo:padding-left="0cm" fo:padding-right="0cm" loext:decorative="false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219cm" fo:padding-top="0cm" fo:padding-bottom="0cm" fo:padding-left="0cm" fo:padding-right="0cm" loext:decorative="false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27cm" fo:padding-top="0cm" fo:padding-bottom="0cm" fo:padding-left="0cm" fo:padding-right="0cm" loext:decorative="false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251cm" fo:padding-top="0cm" fo:padding-bottom="0cm" fo:padding-left="0cm" fo:padding-right="0cm" loext:decorative="false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18cm" fo:padding-top="0cm" fo:padding-bottom="0cm" fo:padding-left="0cm" fo:padding-right="0cm" loext:decorative="false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255cm" fo:padding-top="0cm" fo:padding-bottom="0cm" fo:padding-left="0cm" fo:padding-right="0cm" loext:decorative="false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248cm" fo:padding-top="0cm" fo:padding-bottom="0cm" fo:padding-left="0cm" fo:padding-right="0cm" loext:decorative="false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238cm" fo:padding-top="0cm" fo:padding-bottom="0cm" fo:padding-left="0cm" fo:padding-right="0cm" loext:decorative="false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222cm" fo:padding-top="0cm" fo:padding-bottom="0cm" fo:padding-left="0cm" fo:padding-right="0cm" loext:decorative="false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198cm" fo:padding-top="0cm" fo:padding-bottom="0cm" fo:padding-left="0cm" fo:padding-right="0cm" loext:decorative="false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253cm" fo:padding-top="0cm" fo:padding-bottom="0cm" fo:padding-left="0cm" fo:padding-right="0cm" loext:decorative="false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367cm" fo:padding-top="0cm" fo:padding-bottom="0cm" fo:padding-left="0cm" fo:padding-right="0cm" loext:decorative="false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298cm" fo:padding-top="0cm" fo:padding-bottom="0cm" fo:padding-left="0cm" fo:padding-right="0cm" loext:decorative="false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244cm" fo:padding-top="0cm" fo:padding-bottom="0cm" fo:padding-left="0cm" fo:padding-right="0cm" loext:decorative="false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229cm" fo:padding-top="0cm" fo:padding-bottom="0cm" fo:padding-left="0cm" fo:padding-right="0cm" loext:decorative="false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195cm" fo:padding-top="0cm" fo:padding-bottom="0cm" fo:padding-left="0cm" fo:padding-right="0cm" loext:decorative="false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217cm" fo:padding-top="0cm" fo:padding-bottom="0cm" fo:padding-left="0cm" fo:padding-right="0cm" loext:decorative="false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135cm" fo:padding-top="0cm" fo:padding-bottom="0cm" fo:padding-left="0cm" fo:padding-right="0cm" loext:decorative="false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167cm" fo:padding-top="0cm" fo:padding-bottom="0cm" fo:padding-left="0cm" fo:padding-right="0cm" loext:decorative="false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197cm" fo:padding-top="0cm" fo:padding-bottom="0cm" fo:padding-left="0cm" fo:padding-right="0cm" loext:decorative="false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379cm" fo:padding-top="0cm" fo:padding-bottom="0cm" fo:padding-left="0cm" fo:padding-right="0cm" loext:decorative="false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202cm" fo:padding-top="0cm" fo:padding-bottom="0cm" fo:padding-left="0cm" fo:padding-right="0cm" loext:decorative="false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317cm" fo:padding-top="0cm" fo:padding-bottom="0cm" fo:padding-left="0cm" fo:padding-right="0cm" loext:decorative="false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29cm" fo:padding-top="0cm" fo:padding-bottom="0cm" fo:padding-left="0cm" fo:padding-right="0cm" loext:decorative="false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189cm" fo:padding-top="0cm" fo:padding-bottom="0cm" fo:padding-left="0cm" fo:padding-right="0cm" loext:decorative="false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325cm" fo:padding-top="0cm" fo:padding-bottom="0cm" fo:padding-left="0cm" fo:padding-right="0cm" loext:decorative="false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171cm" fo:padding-top="0cm" fo:padding-bottom="0cm" fo:padding-left="0cm" fo:padding-right="0cm" loext:decorative="false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197cm" fo:padding-top="0cm" fo:padding-bottom="0cm" fo:padding-left="0cm" fo:padding-right="0cm" loext:decorative="false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223cm" fo:padding-top="0cm" fo:padding-bottom="0cm" fo:padding-left="0cm" fo:padding-right="0cm" loext:decorative="false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115cm" fo:padding-top="0cm" fo:padding-bottom="0cm" fo:padding-left="0cm" fo:padding-right="0cm" loext:decorative="false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183cm" fo:padding-top="0cm" fo:padding-bottom="0cm" fo:padding-left="0cm" fo:padding-right="0cm" loext:decorative="false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199cm" fo:padding-top="0cm" fo:padding-bottom="0cm" fo:padding-left="0cm" fo:padding-right="0cm" loext:decorative="false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222cm" fo:padding-top="0cm" fo:padding-bottom="0cm" fo:padding-left="0cm" fo:padding-right="0cm" loext:decorative="false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189cm" fo:padding-top="0cm" fo:padding-bottom="0cm" fo:padding-left="0cm" fo:padding-right="0cm" loext:decorative="false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236cm" fo:padding-top="0cm" fo:padding-bottom="0cm" fo:padding-left="0cm" fo:padding-right="0cm" loext:decorative="false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216cm" fo:padding-top="0cm" fo:padding-bottom="0cm" fo:padding-left="0cm" fo:padding-right="0cm" loext:decorative="false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215cm" fo:padding-top="0cm" fo:padding-bottom="0cm" fo:padding-left="0cm" fo:padding-right="0cm" loext:decorative="false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76cm" fo:padding-top="0cm" fo:padding-bottom="0cm" fo:padding-left="0cm" fo:padding-right="0cm" loext:decorative="false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177cm" fo:padding-top="0cm" fo:padding-bottom="0cm" fo:padding-left="0cm" fo:padding-right="0cm" loext:decorative="false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199cm" fo:padding-top="0cm" fo:padding-bottom="0cm" fo:padding-left="0cm" fo:padding-right="0cm" loext:decorative="false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208cm" fo:padding-top="0cm" fo:padding-bottom="0cm" fo:padding-left="0cm" fo:padding-right="0cm" loext:decorative="false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219cm" fo:padding-top="0cm" fo:padding-bottom="0cm" fo:padding-left="0cm" fo:padding-right="0cm" loext:decorative="false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16cm" fo:padding-top="0cm" fo:padding-bottom="0cm" fo:padding-left="0cm" fo:padding-right="0cm" loext:decorative="false"/>
      <style:paragraph-properties style:writing-mode="lr-tb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294cm" fo:padding-top="0cm" fo:padding-bottom="0cm" fo:padding-left="0cm" fo:padding-right="0cm" loext:decorative="false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2cm" fo:padding-top="0cm" fo:padding-bottom="0cm" fo:padding-left="0cm" fo:padding-right="0cm" loext:decorative="false"/>
      <style:paragraph-properties style:writing-mode="lr-tb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331cm" fo:padding-top="0cm" fo:padding-bottom="0cm" fo:padding-left="0cm" fo:padding-right="0cm" loext:decorative="false"/>
      <style:paragraph-properties style:writing-mode="lr-tb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3pt" style:font-size-asian="13pt" style:font-size-complex="13pt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  <style:text-properties fo:font-size="10pt" style:font-size-asian="10pt" style:font-size-complex="10pt"/>
    </style:style>
    <style:style style:name="P5" style:family="paragraph">
      <loext:graphic-properties draw:fill="none"/>
      <style:text-properties fo:font-size="7pt" style:font-size-asian="7pt" style:font-size-complex="7pt"/>
    </style:style>
    <style:style style:name="P6" style:family="paragraph">
      <loext:graphic-properties draw:fill="none"/>
    </style:style>
    <style:style style:name="P7" style:family="paragraph">
      <style:text-properties fo:font-size="12pt"/>
    </style:style>
    <style:style style:name="P8" style:family="paragraph">
      <loext:graphic-properties draw:fill="none" draw:fill-color="#ffffff"/>
      <style:text-properties fo:font-size="12pt"/>
    </style:style>
    <style:style style:name="T1" style:family="text">
      <style:text-properties fo:color="#000000" loext:opacity="100%" style:font-name="GlyphLessFont" fo:font-size="13pt" fo:font-weight="normal" style:font-name-asian="GlyphLessFont" style:font-size-asian="13pt" style:font-weight-asian="normal" style:font-name-complex="GlyphLessFont" style:font-size-complex="13pt" style:font-weight-complex="normal" style:text-scale="46%"/>
    </style:style>
    <style:style style:name="T2" style:family="text">
      <style:text-properties fo:color="#000000" loext:opacity="100%" style:font-name="GlyphLessFont" fo:font-size="13pt" fo:font-weight="normal" style:font-name-asian="GlyphLessFont" style:font-size-asian="13pt" style:font-weight-asian="normal" style:font-name-complex="GlyphLessFont" style:font-size-complex="13pt" style:font-weight-complex="normal" style:text-scale="42%"/>
    </style:style>
    <style:style style:name="T3" style:family="text">
      <style:text-properties fo:color="#000000" loext:opacity="100%" style:font-name="GlyphLessFont" fo:font-size="13pt" fo:font-weight="normal" style:font-name-asian="GlyphLessFont" style:font-size-asian="13pt" style:font-weight-asian="normal" style:font-name-complex="GlyphLessFont" style:font-size-complex="13pt" style:font-weight-complex="normal" style:text-scale="37%"/>
    </style:style>
    <style:style style:name="T4" style:family="text">
      <style:text-properties fo:color="#000000" loext:opacity="100%" style:font-name="GlyphLessFont" fo:font-size="13pt" fo:font-weight="normal" style:font-name-asian="GlyphLessFont" style:font-size-asian="13pt" style:font-weight-asian="normal" style:font-name-complex="GlyphLessFont" style:font-size-complex="13pt" style:font-weight-complex="normal" style:text-scale="48%"/>
    </style:style>
    <style:style style:name="T5" style:family="text">
      <style:text-properties fo:color="#000000" loext:opacity="100%" style:font-name="GlyphLessFont" fo:font-size="13pt" fo:font-weight="normal" style:font-name-asian="GlyphLessFont" style:font-size-asian="13pt" style:font-weight-asian="normal" style:font-name-complex="GlyphLessFont" style:font-size-complex="13pt" style:font-weight-complex="normal" style:text-scale="45%"/>
    </style:style>
    <style:style style:name="T6" style:family="text">
      <style:text-properties fo:color="#000000" loext:opacity="100%" style:font-name="GlyphLessFont" fo:font-size="13pt" fo:font-weight="normal" style:font-name-asian="GlyphLessFont" style:font-size-asian="13pt" style:font-weight-asian="normal" style:font-name-complex="GlyphLessFont" style:font-size-complex="13pt" style:font-weight-complex="normal" style:text-scale="51%"/>
    </style:style>
    <style:style style:name="T7" style:family="text">
      <style:text-properties fo:color="#000000" loext:opacity="100%" style:font-name="GlyphLessFont" fo:font-size="13pt" fo:font-weight="normal" style:font-name-asian="GlyphLessFont" style:font-size-asian="13pt" style:font-weight-asian="normal" style:font-name-complex="GlyphLessFont" style:font-size-complex="13pt" style:font-weight-complex="normal" style:text-scale="34%"/>
    </style:style>
    <style:style style:name="T8" style:family="text">
      <style:text-properties fo:color="#000000" loext:opacity="100%" style:font-name="GlyphLessFont" fo:font-size="13pt" fo:font-weight="normal" style:font-name-asian="GlyphLessFont" style:font-size-asian="13pt" style:font-weight-asian="normal" style:font-name-complex="GlyphLessFont" style:font-size-complex="13pt" style:font-weight-complex="normal" style:text-scale="36%"/>
    </style:style>
    <style:style style:name="T9" style:family="text">
      <style:text-properties fo:color="#000000" loext:opacity="100%" style:font-name="GlyphLessFont" fo:font-size="13pt" fo:font-weight="normal" style:font-name-asian="GlyphLessFont" style:font-size-asian="13pt" style:font-weight-asian="normal" style:font-name-complex="GlyphLessFont" style:font-size-complex="13pt" style:font-weight-complex="normal" style:text-scale="50%"/>
    </style:style>
    <style:style style:name="T10" style:family="text">
      <style:text-properties fo:color="#000000" loext:opacity="100%" style:font-name="GlyphLessFont" fo:font-size="13pt" fo:font-weight="normal" style:font-name-asian="GlyphLessFont" style:font-size-asian="13pt" style:font-weight-asian="normal" style:font-name-complex="GlyphLessFont" style:font-size-complex="13pt" style:font-weight-complex="normal" style:text-scale="55%"/>
    </style:style>
    <style:style style:name="T11" style:family="text">
      <style:text-properties fo:color="#000000" loext:opacity="100%" style:font-name="GlyphLessFont" fo:font-size="13pt" fo:font-weight="normal" style:font-name-asian="GlyphLessFont" style:font-size-asian="13pt" style:font-weight-asian="normal" style:font-name-complex="GlyphLessFont" style:font-size-complex="13pt" style:font-weight-complex="normal" style:text-scale="49%"/>
    </style:style>
    <style:style style:name="T12" style:family="text">
      <style:text-properties fo:color="#000000" loext:opacity="100%" style:font-name="GlyphLessFont" fo:font-size="13pt" fo:font-weight="normal" style:font-name-asian="GlyphLessFont" style:font-size-asian="13pt" style:font-weight-asian="normal" style:font-name-complex="GlyphLessFont" style:font-size-complex="13pt" style:font-weight-complex="normal" style:text-scale="52%"/>
    </style:style>
    <style:style style:name="T13" style:family="text">
      <style:text-properties fo:color="#000000" loext:opacity="100%" style:font-name="GlyphLessFont" fo:font-size="13pt" fo:font-weight="normal" style:font-name-asian="GlyphLessFont" style:font-size-asian="13pt" style:font-weight-asian="normal" style:font-name-complex="GlyphLessFont" style:font-size-complex="13pt" style:font-weight-complex="normal" style:text-scale="31%"/>
    </style:style>
    <style:style style:name="T14" style:family="text">
      <style:text-properties fo:color="#000000" loext:opacity="100%" style:font-name="GlyphLessFont" fo:font-size="13pt" fo:font-weight="normal" style:font-name-asian="GlyphLessFont" style:font-size-asian="13pt" style:font-weight-asian="normal" style:font-name-complex="GlyphLessFont" style:font-size-complex="13pt" style:font-weight-complex="normal" style:text-scale="43%"/>
    </style:style>
    <style:style style:name="T15" style:family="text">
      <style:text-properties fo:color="#000000" loext:opacity="100%" style:font-name="GlyphLessFont" fo:font-size="13pt" fo:font-weight="normal" style:font-name-asian="GlyphLessFont" style:font-size-asian="13pt" style:font-weight-asian="normal" style:font-name-complex="GlyphLessFont" style:font-size-complex="13pt" style:font-weight-complex="normal" style:text-scale="25%"/>
    </style:style>
    <style:style style:name="T16" style:family="text">
      <style:text-properties fo:color="#000000" loext:opacity="100%" style:font-name="GlyphLessFont" fo:font-size="13pt" fo:font-weight="normal" style:font-name-asian="GlyphLessFont" style:font-size-asian="13pt" style:font-weight-asian="normal" style:font-name-complex="GlyphLessFont" style:font-size-complex="13pt" style:font-weight-complex="normal" style:text-scale="44%"/>
    </style:style>
    <style:style style:name="T17" style:family="text">
      <style:text-properties fo:color="#000000" loext:opacity="100%" style:font-name="GlyphLessFont" fo:font-size="13pt" fo:font-weight="normal" style:font-name-asian="GlyphLessFont" style:font-size-asian="13pt" style:font-weight-asian="normal" style:font-name-complex="GlyphLessFont" style:font-size-complex="13pt" style:font-weight-complex="normal" style:text-scale="40%"/>
    </style:style>
    <style:style style:name="T18" style:family="text">
      <style:text-properties fo:color="#000000" loext:opacity="100%" style:font-name="GlyphLessFont" fo:font-size="13pt" fo:font-weight="normal" style:font-name-asian="GlyphLessFont" style:font-size-asian="13pt" style:font-weight-asian="normal" style:font-name-complex="GlyphLessFont" style:font-size-complex="13pt" style:font-weight-complex="normal" style:text-scale="32%"/>
    </style:style>
    <style:style style:name="T19" style:family="text">
      <style:text-properties fo:color="#000000" loext:opacity="100%" style:font-name="GlyphLessFont" fo:font-size="13pt" fo:font-weight="normal" style:font-name-asian="GlyphLessFont" style:font-size-asian="13pt" style:font-weight-asian="normal" style:font-name-complex="GlyphLessFont" style:font-size-complex="13pt" style:font-weight-complex="normal" style:text-scale="39%"/>
    </style:style>
    <style:style style:name="T20" style:family="text">
      <style:text-properties fo:color="#000000" loext:opacity="100%" style:font-name="GlyphLessFont" fo:font-size="13pt" fo:font-weight="normal" style:font-name-asian="GlyphLessFont" style:font-size-asian="13pt" style:font-weight-asian="normal" style:font-name-complex="GlyphLessFont" style:font-size-complex="13pt" style:font-weight-complex="normal" style:text-scale="54%"/>
    </style:style>
    <style:style style:name="T21" style:family="text">
      <style:text-properties fo:color="#000000" loext:opacity="100%" style:font-name="GlyphLessFont" fo:font-size="13pt" fo:font-weight="normal" style:font-name-asian="GlyphLessFont" style:font-size-asian="13pt" style:font-weight-asian="normal" style:font-name-complex="GlyphLessFont" style:font-size-complex="13pt" style:font-weight-complex="normal" style:text-scale="35%"/>
    </style:style>
    <style:style style:name="T22" style:family="text">
      <style:text-properties fo:color="#000000" loext:opacity="100%" style:font-name="GlyphLessFont" fo:font-size="13pt" fo:font-weight="normal" style:font-name-asian="GlyphLessFont" style:font-size-asian="13pt" style:font-weight-asian="normal" style:font-name-complex="GlyphLessFont" style:font-size-complex="13pt" style:font-weight-complex="normal" style:text-scale="53%"/>
    </style:style>
    <style:style style:name="T23" style:family="text">
      <style:text-properties fo:color="#000000" loext:opacity="100%" style:font-name="GlyphLessFont" fo:font-size="13pt" fo:font-weight="normal" style:font-name-asian="GlyphLessFont" style:font-size-asian="13pt" style:font-weight-asian="normal" style:font-name-complex="GlyphLessFont" style:font-size-complex="13pt" style:font-weight-complex="normal" style:text-scale="56%"/>
    </style:style>
    <style:style style:name="T24" style:family="text">
      <style:text-properties fo:color="#000000" loext:opacity="100%" style:font-name="GlyphLessFont" fo:font-size="13pt" fo:font-weight="normal" style:font-name-asian="GlyphLessFont" style:font-size-asian="13pt" style:font-weight-asian="normal" style:font-name-complex="GlyphLessFont" style:font-size-complex="13pt" style:font-weight-complex="normal" style:text-scale="58%"/>
    </style:style>
    <style:style style:name="T25" style:family="text">
      <style:text-properties fo:color="#000000" loext:opacity="100%" style:font-name="GlyphLessFont" fo:font-size="13pt" fo:font-weight="normal" style:font-name-asian="GlyphLessFont" style:font-size-asian="13pt" style:font-weight-asian="normal" style:font-name-complex="GlyphLessFont" style:font-size-complex="13pt" style:font-weight-complex="normal" style:text-scale="41%"/>
    </style:style>
    <style:style style:name="T26" style:family="text">
      <style:text-properties fo:color="#000000" loext:opacity="100%" style:font-name="GlyphLessFont" fo:font-size="12pt" fo:font-weight="normal" style:font-name-asian="GlyphLessFont" style:font-size-asian="12pt" style:font-weight-asian="normal" style:font-name-complex="GlyphLessFont" style:font-size-complex="12pt" style:font-weight-complex="normal" style:text-scale="9%"/>
    </style:style>
    <style:style style:name="T27" style:family="text">
      <style:text-properties fo:color="#000000" loext:opacity="100%" style:font-name="GlyphLessFont" fo:font-size="12pt" fo:font-weight="normal" style:font-name-asian="GlyphLessFont" style:font-size-asian="12pt" style:font-weight-asian="normal" style:font-name-complex="GlyphLessFont" style:font-size-complex="12pt" style:font-weight-complex="normal" style:text-scale="62%"/>
    </style:style>
    <style:style style:name="T28" style:family="text">
      <style:text-properties fo:color="#000000" loext:opacity="100%" style:font-name="GlyphLessFont" fo:font-size="12pt" fo:font-weight="normal" style:font-name-asian="GlyphLessFont" style:font-size-asian="12pt" style:font-weight-asian="normal" style:font-name-complex="GlyphLessFont" style:font-size-complex="12pt" style:font-weight-complex="normal" style:text-scale="44%"/>
    </style:style>
    <style:style style:name="T29" style:family="text">
      <style:text-properties fo:color="#000000" loext:opacity="100%" style:font-name="GlyphLessFont" fo:font-size="12pt" fo:font-weight="normal" style:font-name-asian="GlyphLessFont" style:font-size-asian="12pt" style:font-weight-asian="normal" style:font-name-complex="GlyphLessFont" style:font-size-complex="12pt" style:font-weight-complex="normal" style:text-scale="46%"/>
    </style:style>
    <style:style style:name="T30" style:family="text">
      <style:text-properties fo:color="#000000" loext:opacity="100%" style:font-name="GlyphLessFont" fo:font-size="12pt" fo:font-weight="normal" style:font-name-asian="GlyphLessFont" style:font-size-asian="12pt" style:font-weight-asian="normal" style:font-name-complex="GlyphLessFont" style:font-size-complex="12pt" style:font-weight-complex="normal" style:text-scale="55%"/>
    </style:style>
    <style:style style:name="T31" style:family="text">
      <style:text-properties fo:color="#000000" loext:opacity="100%" style:font-name="GlyphLessFont" fo:font-size="12pt" fo:font-weight="normal" style:font-name-asian="GlyphLessFont" style:font-size-asian="12pt" style:font-weight-asian="normal" style:font-name-complex="GlyphLessFont" style:font-size-complex="12pt" style:font-weight-complex="normal" style:text-scale="53%"/>
    </style:style>
    <style:style style:name="T32" style:family="text">
      <style:text-properties fo:color="#000000" loext:opacity="100%" style:font-name="GlyphLessFont" fo:font-size="12pt" fo:font-weight="normal" style:font-name-asian="GlyphLessFont" style:font-size-asian="12pt" style:font-weight-asian="normal" style:font-name-complex="GlyphLessFont" style:font-size-complex="12pt" style:font-weight-complex="normal" style:text-scale="38%"/>
    </style:style>
    <style:style style:name="T33" style:family="text">
      <style:text-properties fo:color="#000000" loext:opacity="100%" style:font-name="GlyphLessFont" fo:font-size="12pt" fo:font-weight="normal" style:font-name-asian="GlyphLessFont" style:font-size-asian="12pt" style:font-weight-asian="normal" style:font-name-complex="GlyphLessFont" style:font-size-complex="12pt" style:font-weight-complex="normal" style:text-scale="37%"/>
    </style:style>
    <style:style style:name="T34" style:family="text">
      <style:text-properties fo:color="#000000" loext:opacity="100%" style:font-name="GlyphLessFont" fo:font-size="12pt" fo:font-weight="normal" style:font-name-asian="GlyphLessFont" style:font-size-asian="12pt" style:font-weight-asian="normal" style:font-name-complex="GlyphLessFont" style:font-size-complex="12pt" style:font-weight-complex="normal" style:text-scale="57%"/>
    </style:style>
    <style:style style:name="T35" style:family="text">
      <style:text-properties fo:color="#000000" loext:opacity="100%" style:font-name="GlyphLessFont" fo:font-size="12pt" fo:font-weight="normal" style:font-name-asian="GlyphLessFont" style:font-size-asian="12pt" style:font-weight-asian="normal" style:font-name-complex="GlyphLessFont" style:font-size-complex="12pt" style:font-weight-complex="normal" style:text-scale="51%"/>
    </style:style>
    <style:style style:name="T36" style:family="text">
      <style:text-properties fo:color="#000000" loext:opacity="100%" style:font-name="GlyphLessFont" fo:font-size="12pt" fo:font-weight="normal" style:font-name-asian="GlyphLessFont" style:font-size-asian="12pt" style:font-weight-asian="normal" style:font-name-complex="GlyphLessFont" style:font-size-complex="12pt" style:font-weight-complex="normal" style:text-scale="50%"/>
    </style:style>
    <style:style style:name="T37" style:family="text">
      <style:text-properties fo:color="#000000" loext:opacity="100%" style:font-name="GlyphLessFont" fo:font-size="10pt" fo:font-weight="normal" style:font-name-asian="GlyphLessFont" style:font-size-asian="10pt" style:font-weight-asian="normal" style:font-name-complex="GlyphLessFont" style:font-size-complex="10pt" style:font-weight-complex="normal" style:text-scale="68%"/>
    </style:style>
    <style:style style:name="T38" style:family="text">
      <style:text-properties fo:color="#000000" loext:opacity="100%" style:font-name="GlyphLessFont" fo:font-size="10pt" fo:font-weight="normal" style:font-name-asian="GlyphLessFont" style:font-size-asian="10pt" style:font-weight-asian="normal" style:font-name-complex="GlyphLessFont" style:font-size-complex="10pt" style:font-weight-complex="normal" style:text-scale="64%"/>
    </style:style>
    <style:style style:name="T39" style:family="text">
      <style:text-properties fo:color="#000000" loext:opacity="100%" style:font-name="GlyphLessFont" fo:font-size="10pt" fo:font-weight="normal" style:font-name-asian="GlyphLessFont" style:font-size-asian="10pt" style:font-weight-asian="normal" style:font-name-complex="GlyphLessFont" style:font-size-complex="10pt" style:font-weight-complex="normal" style:text-scale="71%"/>
    </style:style>
    <style:style style:name="T40" style:family="text">
      <style:text-properties fo:color="#000000" loext:opacity="100%" style:font-name="GlyphLessFont" fo:font-size="12pt" fo:font-weight="normal" style:font-name-asian="GlyphLessFont" style:font-size-asian="12pt" style:font-weight-asian="normal" style:font-name-complex="GlyphLessFont" style:font-size-complex="12pt" style:font-weight-complex="normal" style:text-scale="58%"/>
    </style:style>
    <style:style style:name="T41" style:family="text">
      <style:text-properties fo:color="#000000" loext:opacity="100%" style:font-name="GlyphLessFont" fo:font-size="12pt" fo:font-weight="normal" style:font-name-asian="GlyphLessFont" style:font-size-asian="12pt" style:font-weight-asian="normal" style:font-name-complex="GlyphLessFont" style:font-size-complex="12pt" style:font-weight-complex="normal" style:text-scale="61%"/>
    </style:style>
    <style:style style:name="T42" style:family="text">
      <style:text-properties fo:color="#000000" loext:opacity="100%" style:font-name="GlyphLessFont" fo:font-size="7pt" fo:font-weight="normal" style:font-name-asian="GlyphLessFont" style:font-size-asian="7pt" style:font-weight-asian="normal" style:font-name-complex="GlyphLessFont" style:font-size-complex="7pt" style:font-weight-complex="normal" style:text-scale="101%"/>
    </style:style>
    <style:style style:name="T43" style:family="text">
      <style:text-properties fo:color="#000000" loext:opacity="100%" style:font-name="GlyphLessFont" fo:font-size="13pt" fo:font-weight="normal" style:font-name-asian="GlyphLessFont" style:font-size-asian="13pt" style:font-weight-asian="normal" style:font-name-complex="GlyphLessFont" style:font-size-complex="13pt" style:font-weight-complex="normal" style:text-scale="57%"/>
    </style:style>
    <style:style style:name="T44" style:family="text">
      <style:text-properties fo:color="#000000" loext:opacity="100%" style:font-name="GlyphLessFont" fo:font-size="13pt" fo:font-weight="normal" style:font-name-asian="GlyphLessFont" style:font-size-asian="13pt" style:font-weight-asian="normal" style:font-name-complex="GlyphLessFont" style:font-size-complex="13pt" style:font-weight-complex="normal" style:text-scale="27%"/>
    </style:style>
    <style:style style:name="T45" style:family="text">
      <style:text-properties fo:color="#000000" loext:opacity="100%" style:font-name="GlyphLessFont" fo:font-size="13pt" fo:font-weight="normal" style:font-name-asian="GlyphLessFont" style:font-size-asian="13pt" style:font-weight-asian="normal" style:font-name-complex="GlyphLessFont" style:font-size-complex="13pt" style:font-weight-complex="normal" style:text-scale="59%"/>
    </style:style>
    <style:style style:name="T46" style:family="text">
      <style:text-properties fo:color="#000000" loext:opacity="100%" style:font-name="GlyphLessFont" fo:font-size="13pt" fo:font-weight="normal" style:font-name-asian="GlyphLessFont" style:font-size-asian="13pt" style:font-weight-asian="normal" style:font-name-complex="GlyphLessFont" style:font-size-complex="13pt" style:font-weight-complex="normal" style:text-scale="38%"/>
    </style:style>
    <style:style style:name="T47" style:family="text">
      <style:text-properties fo:color="#000000" loext:opacity="100%" style:font-name="GlyphLessFont" fo:font-size="13pt" fo:font-weight="normal" style:font-name-asian="GlyphLessFont" style:font-size-asian="13pt" style:font-weight-asian="normal" style:font-name-complex="GlyphLessFont" style:font-size-complex="13pt" style:font-weight-complex="normal" style:text-scale="28%"/>
    </style:style>
    <style:style style:name="T48" style:family="text">
      <style:text-properties fo:color="#000000" loext:opacity="100%" style:font-name="GlyphLessFont" fo:font-size="13pt" fo:font-weight="normal" style:font-name-asian="GlyphLessFont" style:font-size-asian="13pt" style:font-weight-asian="normal" style:font-name-complex="GlyphLessFont" style:font-size-complex="13pt" style:font-weight-complex="normal" style:text-scale="63%"/>
    </style:style>
    <style:style style:name="T49" style:family="text">
      <style:text-properties fo:color="#000000" loext:opacity="100%" style:font-name="GlyphLessFont" fo:font-size="13pt" fo:font-weight="normal" style:font-name-asian="GlyphLessFont" style:font-size-asian="13pt" style:font-weight-asian="normal" style:font-name-complex="GlyphLessFont" style:font-size-complex="13pt" style:font-weight-complex="normal" style:text-scale="47%"/>
    </style:style>
    <style:style style:name="T50" style:family="text">
      <style:text-properties fo:color="#000000" loext:opacity="100%" style:font-name="GlyphLessFont" fo:font-size="13pt" fo:font-weight="normal" style:font-name-asian="GlyphLessFont" style:font-size-asian="13pt" style:font-weight-asian="normal" style:font-name-complex="GlyphLessFont" style:font-size-complex="13pt" style:font-weight-complex="normal" style:text-scale="17%"/>
    </style:style>
    <style:style style:name="T51" style:family="text">
      <style:text-properties fo:color="#000000" loext:opacity="100%" style:font-name="GlyphLessFont" fo:font-size="13pt" fo:font-weight="normal" style:font-name-asian="GlyphLessFont" style:font-size-asian="13pt" style:font-weight-asian="normal" style:font-name-complex="GlyphLessFont" style:font-size-complex="13pt" style:font-weight-complex="normal" style:text-scale="33%"/>
    </style:style>
    <style:style style:name="T52" style:family="text">
      <style:text-properties fo:color="#000000" loext:opacity="100%" style:font-name="GlyphLessFont" fo:font-size="12pt" fo:font-weight="normal" style:font-name-asian="GlyphLessFont" style:font-size-asian="12pt" style:font-weight-asian="normal" style:font-name-complex="GlyphLessFont" style:font-size-complex="12pt" style:font-weight-complex="normal" style:text-scale="52%"/>
    </style:style>
    <style:style style:name="T53" style:family="text">
      <style:text-properties fo:color="#000000" loext:opacity="100%" style:font-name="GlyphLessFont" fo:font-size="12pt" fo:font-weight="normal" style:font-name-asian="GlyphLessFont" style:font-size-asian="12pt" style:font-weight-asian="normal" style:font-name-complex="GlyphLessFont" style:font-size-complex="12pt" style:font-weight-complex="normal" style:text-scale="64%"/>
    </style:style>
    <style:style style:name="T54" style:family="text">
      <style:text-properties fo:color="#000000" loext:opacity="100%" style:font-name="GlyphLessFont" fo:font-size="12pt" fo:font-weight="normal" style:font-name-asian="GlyphLessFont" style:font-size-asian="12pt" style:font-weight-asian="normal" style:font-name-complex="GlyphLessFont" style:font-size-complex="12pt" style:font-weight-complex="normal" style:text-scale="60%"/>
    </style:style>
    <style:style style:name="T55" style:family="text">
      <style:text-properties fo:color="#000000" loext:opacity="100%" style:font-name="GlyphLessFont" fo:font-size="12pt" fo:font-weight="normal" style:font-name-asian="GlyphLessFont" style:font-size-asian="12pt" style:font-weight-asian="normal" style:font-name-complex="GlyphLessFont" style:font-size-complex="12pt" style:font-weight-complex="normal" style:text-scale="43%"/>
    </style:style>
    <style:style style:name="T56" style:family="text">
      <style:text-properties fo:color="#000000" loext:opacity="100%" style:font-name="GlyphLessFont" fo:font-size="12pt" fo:font-weight="normal" style:font-name-asian="GlyphLessFont" style:font-size-asian="12pt" style:font-weight-asian="normal" style:font-name-complex="GlyphLessFont" style:font-size-complex="12pt" style:font-weight-complex="normal" style:text-scale="59%"/>
    </style:style>
    <style:style style:name="T57" style:family="text">
      <style:text-properties fo:color="#000000" loext:opacity="100%" style:font-name="GlyphLessFont" fo:font-size="12pt" fo:font-weight="normal" style:font-name-asian="GlyphLessFont" style:font-size-asian="12pt" style:font-weight-asian="normal" style:font-name-complex="GlyphLessFont" style:font-size-complex="12pt" style:font-weight-complex="normal" style:text-scale="56%"/>
    </style:style>
    <style:style style:name="T58" style:family="text">
      <style:text-properties fo:color="#000000" loext:opacity="100%" style:font-name="GlyphLessFont" fo:font-size="10pt" fo:font-weight="normal" style:font-name-asian="GlyphLessFont" style:font-size-asian="10pt" style:font-weight-asian="normal" style:font-name-complex="GlyphLessFont" style:font-size-complex="10pt" style:font-weight-complex="normal" style:text-scale="63%"/>
    </style:style>
    <style:style style:name="T59" style:family="text">
      <style:text-properties fo:color="#000000" loext:opacity="100%" style:font-name="GlyphLessFont" fo:font-size="10pt" fo:font-weight="normal" style:font-name-asian="GlyphLessFont" style:font-size-asian="10pt" style:font-weight-asian="normal" style:font-name-complex="GlyphLessFont" style:font-size-complex="10pt" style:font-weight-complex="normal" style:text-scale="57%"/>
    </style:style>
    <style:style style:name="T60" style:family="text">
      <style:text-properties fo:color="#000000" loext:opacity="100%" style:font-name="GlyphLessFont" fo:font-size="10pt" fo:font-weight="normal" style:font-name-asian="GlyphLessFont" style:font-size-asian="10pt" style:font-weight-asian="normal" style:font-name-complex="GlyphLessFont" style:font-size-complex="10pt" style:font-weight-complex="normal" style:text-scale="72%"/>
    </style:style>
    <style:style style:name="T61" style:family="text">
      <style:text-properties fo:color="#000000" loext:opacity="100%" style:font-name="GlyphLessFont" fo:font-size="13pt" fo:font-weight="normal" style:font-name-asian="GlyphLessFont" style:font-size-asian="13pt" style:font-weight-asian="normal" style:font-name-complex="GlyphLessFont" style:font-size-complex="13pt" style:font-weight-complex="normal" style:text-scale="80%"/>
    </style:style>
    <style:style style:name="T62" style:family="text">
      <style:text-properties fo:color="#000000" loext:opacity="100%" style:font-name="GlyphLessFont" fo:font-size="13pt" fo:font-weight="normal" style:font-name-asian="GlyphLessFont" style:font-size-asian="13pt" style:font-weight-asian="normal" style:font-name-complex="GlyphLessFont" style:font-size-complex="13pt" style:font-weight-complex="normal" style:text-scale="65%"/>
    </style:style>
    <style:style style:name="T63" style:family="text">
      <style:text-properties fo:color="#000000" loext:opacity="100%" style:font-name="GlyphLessFont" fo:font-size="13pt" fo:font-weight="normal" style:font-name-asian="GlyphLessFont" style:font-size-asian="13pt" style:font-weight-asian="normal" style:font-name-complex="GlyphLessFont" style:font-size-complex="13pt" style:font-weight-complex="normal" style:text-scale="30%"/>
    </style:style>
    <style:style style:name="T64" style:family="text">
      <style:text-properties fo:color="#000000" loext:opacity="100%" style:font-name="GlyphLessFont" fo:font-size="13pt" fo:font-weight="normal" style:font-name-asian="GlyphLessFont" style:font-size-asian="13pt" style:font-weight-asian="normal" style:font-name-complex="GlyphLessFont" style:font-size-complex="13pt" style:font-weight-complex="normal" style:text-scale="83%"/>
    </style:style>
    <style:style style:name="T65" style:family="text">
      <style:text-properties fo:color="#000000" loext:opacity="100%" style:font-name="GlyphLessFont" fo:font-size="13pt" fo:font-weight="normal" style:font-name-asian="GlyphLessFont" style:font-size-asian="13pt" style:font-weight-asian="normal" style:font-name-complex="GlyphLessFont" style:font-size-complex="13pt" style:font-weight-complex="normal" style:text-scale="69%"/>
    </style:style>
    <style:style style:name="T66" style:family="text">
      <style:text-properties fo:color="#000000" loext:opacity="100%" style:font-name="GlyphLessFont" fo:font-size="13pt" fo:font-weight="normal" style:font-name-asian="GlyphLessFont" style:font-size-asian="13pt" style:font-weight-asian="normal" style:font-name-complex="GlyphLessFont" style:font-size-complex="13pt" style:font-weight-complex="normal" style:text-scale="71%"/>
    </style:style>
    <style:style style:name="T67" style:family="text">
      <style:text-properties fo:color="#000000" loext:opacity="100%" style:font-name="GlyphLessFont" fo:font-size="12pt" fo:font-weight="normal" style:font-name-asian="GlyphLessFont" style:font-size-asian="12pt" style:font-weight-asian="normal" style:font-name-complex="GlyphLessFont" style:font-size-complex="12pt" style:font-weight-complex="normal" style:text-scale="47%"/>
    </style:style>
    <style:style style:name="T68" style:family="text">
      <style:text-properties fo:color="#000000" loext:opacity="100%" style:font-name="GlyphLessFont" fo:font-size="12pt" fo:font-weight="normal" style:font-name-asian="GlyphLessFont" style:font-size-asian="12pt" style:font-weight-asian="normal" style:font-name-complex="GlyphLessFont" style:font-size-complex="12pt" style:font-weight-complex="normal" style:text-scale="27%"/>
    </style:style>
    <style:style style:name="T69" style:family="text">
      <style:text-properties fo:color="#000000" loext:opacity="100%" style:font-name="GlyphLessFont" fo:font-size="12pt" fo:font-weight="normal" style:font-name-asian="GlyphLessFont" style:font-size-asian="12pt" style:font-weight-asian="normal" style:font-name-complex="GlyphLessFont" style:font-size-complex="12pt" style:font-weight-complex="normal" style:text-scale="45%"/>
    </style:style>
    <style:style style:name="T70" style:family="text">
      <style:text-properties fo:color="#000000" loext:opacity="100%" style:font-name="GlyphLessFont" fo:font-size="7pt" fo:font-weight="normal" style:font-name-asian="GlyphLessFont" style:font-size-asian="7pt" style:font-weight-asian="normal" style:font-name-complex="GlyphLessFont" style:font-size-complex="7pt" style:font-weight-complex="normal" style:text-scale="112%"/>
    </style:style>
    <style:style style:name="T71" style:family="text">
      <style:text-properties fo:color="#000000" loext:opacity="100%" style:font-name="GlyphLessFont" fo:font-size="10pt" fo:font-weight="normal" style:font-name-asian="GlyphLessFont" style:font-size-asian="10pt" style:font-weight-asian="normal" style:font-name-complex="GlyphLessFont" style:font-size-complex="10pt" style:font-weight-complex="normal" style:text-scale="51%"/>
    </style:style>
    <style:style style:name="T72" style:family="text">
      <style:text-properties fo:color="#000000" loext:opacity="100%" style:font-name="GlyphLessFont" fo:font-size="10pt" fo:font-weight="normal" style:font-name-asian="GlyphLessFont" style:font-size-asian="10pt" style:font-weight-asian="normal" style:font-name-complex="GlyphLessFont" style:font-size-complex="10pt" style:font-weight-complex="normal" style:text-scale="59%"/>
    </style:style>
    <style:style style:name="T73" style:family="text">
      <style:text-properties fo:color="#000000" loext:opacity="100%" style:font-name="GlyphLessFont" fo:font-size="10pt" fo:font-weight="normal" style:font-name-asian="GlyphLessFont" style:font-size-asian="10pt" style:font-weight-asian="normal" style:font-name-complex="GlyphLessFont" style:font-size-complex="10pt" style:font-weight-complex="normal" style:text-scale="62%"/>
    </style:style>
    <style:style style:name="T74" style:family="text">
      <style:text-properties fo:color="#000000" loext:opacity="100%" style:font-name="GlyphLessFont" fo:font-size="13pt" fo:font-weight="normal" style:font-name-asian="GlyphLessFont" style:font-size-asian="13pt" style:font-weight-asian="normal" style:font-name-complex="GlyphLessFont" style:font-size-complex="13pt" style:font-weight-complex="normal" style:text-scale="64%"/>
    </style:style>
    <style:style style:name="T75" style:family="text">
      <style:text-properties fo:color="#000000" loext:opacity="100%" style:font-name="GlyphLessFont" fo:font-size="13pt" fo:font-weight="normal" style:font-name-asian="GlyphLessFont" style:font-size-asian="13pt" style:font-weight-asian="normal" style:font-name-complex="GlyphLessFont" style:font-size-complex="13pt" style:font-weight-complex="normal" style:text-scale="72%"/>
    </style:style>
    <style:style style:name="T76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.097cm" svg:height="0.623cm" svg:x="3.585cm" svg:y="1.768cm">
          <draw:text-box>
            <text:p text:style-name="P1"><text:span text:style-name="T1">data <text:s/>from </text:span></text:p>
          </draw:text-box>
        </draw:frame>
        <draw:frame draw:style-name="gr2" draw:text-style-name="P2" draw:layer="layout" svg:width="0.345cm" svg:height="0.623cm" svg:x="4.786cm" svg:y="1.768cm">
          <draw:text-box>
            <text:p text:style-name="P1"><text:span text:style-name="T2">the </text:span></text:p>
          </draw:text-box>
        </draw:frame>
        <draw:frame draw:style-name="gr3" draw:text-style-name="P2" draw:layer="layout" svg:width="0.327cm" svg:height="0.623cm" svg:x="5.251cm" svg:y="1.768cm">
          <draw:text-box>
            <text:p text:style-name="P1"><text:span text:style-name="T3">site </text:span></text:p>
          </draw:text-box>
        </draw:frame>
        <draw:frame draw:style-name="gr4" draw:text-style-name="P2" draw:layer="layout" svg:width="1.5cm" svg:height="0.623cm" svg:x="5.755cm" svg:y="1.768cm">
          <draw:text-box>
            <text:p text:style-name="P1"><text:span text:style-name="T4">accountability </text:span></text:p>
          </draw:text-box>
        </draw:frame>
        <draw:frame draw:style-name="gr5" draw:text-style-name="P2" draw:layer="layout" svg:width="0.683cm" svg:height="0.623cm" svg:x="7.46cm" svg:y="1.768cm">
          <draw:text-box>
            <text:p text:style-name="P1"><text:span text:style-name="T5">scales. </text:span></text:p>
          </draw:text-box>
        </draw:frame>
        <draw:frame draw:style-name="gr6" draw:text-style-name="P2" draw:layer="layout" svg:width="0.467cm" svg:height="0.623cm" svg:x="8.37cm" svg:y="1.768cm">
          <draw:text-box>
            <text:p text:style-name="P1"><text:span text:style-name="T6">The </text:span></text:p>
          </draw:text-box>
        </draw:frame>
        <draw:frame draw:style-name="gr7" draw:text-style-name="P2" draw:layer="layout" svg:width="1.118cm" svg:height="0.623cm" svg:x="8.932cm" svg:y="1.768cm">
          <draw:text-box>
            <text:p text:style-name="P1"><text:span text:style-name="T5">integration </text:span></text:p>
          </draw:text-box>
        </draw:frame>
        <draw:frame draw:style-name="gr8" draw:text-style-name="P2" draw:layer="layout" svg:width="0.191cm" svg:height="0.623cm" svg:x="10.25cm" svg:y="1.768cm">
          <draw:text-box>
            <text:p text:style-name="P1"><text:span text:style-name="T7">of </text:span></text:p>
          </draw:text-box>
        </draw:frame>
        <draw:frame draw:style-name="gr3" draw:text-style-name="P2" draw:layer="layout" svg:width="0.337cm" svg:height="0.623cm" svg:x="10.56cm" svg:y="1.768cm">
          <draw:text-box>
            <text:p text:style-name="P1"><text:span text:style-name="T3">this </text:span></text:p>
          </draw:text-box>
        </draw:frame>
        <draw:frame draw:style-name="gr4" draw:text-style-name="P2" draw:layer="layout" svg:width="1.287cm" svg:height="0.623cm" svg:x="11.083cm" svg:y="1.768cm">
          <draw:text-box>
            <text:p text:style-name="P1"><text:span text:style-name="T4">information </text:span></text:p>
          </draw:text-box>
        </draw:frame>
        <draw:frame draw:style-name="gr8" draw:text-style-name="P2" draw:layer="layout" svg:width="0.331cm" svg:height="0.623cm" svg:x="12.497cm" svg:y="1.768cm">
          <draw:text-box>
            <text:p text:style-name="P1"><text:span text:style-name="T7">into </text:span></text:p>
          </draw:text-box>
        </draw:frame>
        <draw:frame draw:style-name="gr9" draw:text-style-name="P2" draw:layer="layout" svg:width="0.3cm" svg:height="0.623cm" svg:x="13.001cm" svg:y="1.768cm">
          <draw:text-box>
            <text:p text:style-name="P1"><text:span text:style-name="T8">the </text:span></text:p>
          </draw:text-box>
        </draw:frame>
        <draw:frame draw:style-name="gr10" draw:text-style-name="P2" draw:layer="layout" svg:width="0.87cm" svg:height="0.623cm" svg:x="13.447cm" svg:y="1.768cm">
          <draw:text-box>
            <text:p text:style-name="P1"><text:span text:style-name="T1">tracking </text:span></text:p>
          </draw:text-box>
        </draw:frame>
        <draw:frame draw:style-name="gr1" draw:text-style-name="P2" draw:layer="layout" svg:width="0.501cm" svg:height="0.623cm" svg:x="14.474cm" svg:y="1.768cm">
          <draw:text-box>
            <text:p text:style-name="P1"><text:span text:style-name="T1">data </text:span></text:p>
          </draw:text-box>
        </draw:frame>
        <draw:frame draw:style-name="gr11" draw:text-style-name="P2" draw:layer="layout" svg:width="1.02cm" svg:height="0.623cm" svg:x="15.074cm" svg:y="1.768cm">
          <draw:text-box>
            <text:p text:style-name="P1"><text:span text:style-name="T9">provided </text:span></text:p>
          </draw:text-box>
        </draw:frame>
        <draw:frame draw:style-name="gr2" draw:text-style-name="P2" draw:layer="layout" svg:width="0.662cm" svg:height="0.623cm" svg:x="3.584cm" svg:y="2.155cm">
          <draw:text-box>
            <text:p text:style-name="P1"><text:span text:style-name="T2">insight </text:span></text:p>
          </draw:text-box>
        </draw:frame>
        <draw:frame draw:style-name="gr3" draw:text-style-name="P2" draw:layer="layout" svg:width="0.358cm" svg:height="0.623cm" svg:x="4.437cm" svg:y="2.155cm">
          <draw:text-box>
            <text:p text:style-name="P1"><text:span text:style-name="T3">into </text:span></text:p>
          </draw:text-box>
        </draw:frame>
        <draw:frame draw:style-name="gr2" draw:text-style-name="P2" draw:layer="layout" svg:width="0.345cm" svg:height="0.623cm" svg:x="4.941cm" svg:y="2.155cm">
          <draw:text-box>
            <text:p text:style-name="P1"><text:span text:style-name="T2">the </text:span></text:p>
          </draw:text-box>
        </draw:frame>
        <draw:frame draw:style-name="gr12" draw:text-style-name="P2" draw:layer="layout" svg:width="1.426cm" svg:height="0.623cm" svg:x="5.406cm" svg:y="2.155cm">
          <draw:text-box>
            <text:p text:style-name="P1"><text:span text:style-name="T10">advantages </text:span></text:p>
          </draw:text-box>
        </draw:frame>
        <draw:frame draw:style-name="gr13" draw:text-style-name="P2" draw:layer="layout" svg:width="0.463cm" svg:height="0.623cm" svg:x="6.878cm" svg:y="2.155cm">
          <draw:text-box>
            <text:p text:style-name="P1"><text:span text:style-name="T11">and </text:span></text:p>
          </draw:text-box>
        </draw:frame>
        <draw:frame draw:style-name="gr14" draw:text-style-name="P2" draw:layer="layout" svg:width="1.23cm" svg:height="0.623cm" svg:x="7.402cm" svg:y="2.155cm">
          <draw:text-box>
            <text:p text:style-name="P1"><text:span text:style-name="T6">challenges </text:span></text:p>
          </draw:text-box>
        </draw:frame>
        <draw:frame draw:style-name="gr8" draw:text-style-name="P2" draw:layer="layout" svg:width="0.191cm" svg:height="0.623cm" svg:x="8.777cm" svg:y="2.155cm">
          <draw:text-box>
            <text:p text:style-name="P1"><text:span text:style-name="T7">of </text:span></text:p>
          </draw:text-box>
        </draw:frame>
        <draw:frame draw:style-name="gr15" draw:text-style-name="P2" draw:layer="layout" svg:width="0.605cm" svg:height="0.623cm" svg:x="9.087cm" svg:y="2.155cm">
          <draw:text-box>
            <text:p text:style-name="P1"><text:span text:style-name="T1">using </text:span></text:p>
          </draw:text-box>
        </draw:frame>
        <draw:frame draw:style-name="gr16" draw:text-style-name="P2" draw:layer="layout" svg:width="0.588cm" svg:height="0.623cm" svg:x="9.824cm" svg:y="2.155cm">
          <draw:text-box>
            <text:p text:style-name="P1"><text:span text:style-name="T12">RFID </text:span></text:p>
          </draw:text-box>
        </draw:frame>
        <draw:frame draw:style-name="gr17" draw:text-style-name="P2" draw:layer="layout" svg:width="0.167cm" svg:height="0.623cm" svg:x="10.521cm" svg:y="2.155cm">
          <draw:text-box>
            <text:p text:style-name="P1"><text:span text:style-name="T13">at </text:span></text:p>
          </draw:text-box>
        </draw:frame>
        <draw:frame draw:style-name="gr2" draw:text-style-name="P2" draw:layer="layout" svg:width="0.276cm" svg:height="0.623cm" svg:x="10.812cm" svg:y="2.155cm">
          <draw:text-box>
            <text:p text:style-name="P1"><text:span text:style-name="T2">an </text:span></text:p>
          </draw:text-box>
        </draw:frame>
        <draw:frame draw:style-name="gr18" draw:text-style-name="P2" draw:layer="layout" svg:width="1.095cm" svg:height="0.623cm" svg:x="11.199cm" svg:y="2.155cm">
          <draw:text-box>
            <text:p text:style-name="P1"><text:span text:style-name="T11">operating </text:span></text:p>
          </draw:text-box>
        </draw:frame>
        <draw:frame draw:style-name="gr13" draw:text-style-name="P2" draw:layer="layout" svg:width="0.848cm" svg:height="0.623cm" svg:x="12.4cm" svg:y="2.155cm">
          <draw:text-box>
            <text:p text:style-name="P1"><text:span text:style-name="T11">nuclear </text:span></text:p>
          </draw:text-box>
        </draw:frame>
        <draw:frame draw:style-name="gr19" draw:text-style-name="P2" draw:layer="layout" svg:width="0.589cm" svg:height="0.623cm" svg:x="13.35cm" svg:y="2.155cm">
          <draw:text-box>
            <text:p text:style-name="P1"><text:span text:style-name="T8">facility. </text:span></text:p>
          </draw:text-box>
        </draw:frame>
        <draw:frame draw:style-name="gr6" draw:text-style-name="P2" draw:layer="layout" svg:width="0.467cm" svg:height="0.623cm" svg:x="14.241cm" svg:y="2.155cm">
          <draw:text-box>
            <text:p text:style-name="P1"><text:span text:style-name="T6">The </text:span></text:p>
          </draw:text-box>
        </draw:frame>
        <draw:frame draw:style-name="gr16" draw:text-style-name="P2" draw:layer="layout" svg:width="0.588cm" svg:height="0.623cm" svg:x="14.803cm" svg:y="2.155cm">
          <draw:text-box>
            <text:p text:style-name="P1"><text:span text:style-name="T12">RFID </text:span></text:p>
          </draw:text-box>
        </draw:frame>
        <draw:frame draw:style-name="gr7" draw:text-style-name="P2" draw:layer="layout" svg:width="0.541cm" svg:height="0.623cm" svg:x="15.501cm" svg:y="2.155cm">
          <draw:text-box>
            <text:p text:style-name="P1"><text:span text:style-name="T5">syste </text:span></text:p>
          </draw:text-box>
        </draw:frame>
        <draw:frame draw:style-name="gr20" draw:text-style-name="P2" draw:layer="layout" svg:width="1.144cm" svg:height="0.623cm" svg:x="3.584cm" svg:y="2.543cm">
          <draw:text-box>
            <text:p text:style-name="P1"><text:span text:style-name="T14">survivability </text:span></text:p>
          </draw:text-box>
        </draw:frame>
        <draw:frame draw:style-name="gr21" draw:text-style-name="P2" draw:layer="layout" svg:width="0.14cm" svg:height="0.623cm" svg:x="5.096cm" svg:y="2.543cm">
          <draw:text-box>
            <text:p text:style-name="P1"><text:span text:style-name="T15">of </text:span></text:p>
          </draw:text-box>
        </draw:frame>
        <draw:frame draw:style-name="gr2" draw:text-style-name="P2" draw:layer="layout" svg:width="0.345cm" svg:height="0.623cm" svg:x="5.348cm" svg:y="2.543cm">
          <draw:text-box>
            <text:p text:style-name="P1"><text:span text:style-name="T2">the </text:span></text:p>
          </draw:text-box>
        </draw:frame>
        <draw:frame draw:style-name="gr22" draw:text-style-name="P2" draw:layer="layout" svg:width="0.455cm" svg:height="0.623cm" svg:x="5.813cm" svg:y="2.543cm">
          <draw:text-box>
            <text:p text:style-name="P1"><text:span text:style-name="T16">tags </text:span></text:p>
          </draw:text-box>
        </draw:frame>
        <draw:frame draw:style-name="gr13" draw:text-style-name="P2" draw:layer="layout" svg:width="0.463cm" svg:height="0.623cm" svg:x="6.394cm" svg:y="2.543cm">
          <draw:text-box>
            <text:p text:style-name="P1"><text:span text:style-name="T11">and </text:span></text:p>
          </draw:text-box>
        </draw:frame>
        <draw:frame draw:style-name="gr23" draw:text-style-name="P2" draw:layer="layout" svg:width="0.748cm" svg:height="0.623cm" svg:x="6.936cm" svg:y="2.543cm">
          <draw:text-box>
            <text:p text:style-name="P1"><text:span text:style-name="T4">reader </text:span></text:p>
          </draw:text-box>
        </draw:frame>
        <draw:frame draw:style-name="gr24" draw:text-style-name="P2" draw:layer="layout" svg:width="1.353cm" svg:height="0.623cm" svg:x="7.789cm" svg:y="2.543cm">
          <draw:text-box>
            <text:p text:style-name="P1"><text:span text:style-name="T10">equipment </text:span></text:p>
          </draw:text-box>
        </draw:frame>
        <draw:frame draw:style-name="gr21" draw:text-style-name="P2" draw:layer="layout" svg:width="0.132cm" svg:height="0.623cm" svg:x="9.145cm" svg:y="2.543cm">
          <draw:text-box>
            <text:p text:style-name="P1"><text:span text:style-name="T15">in </text:span></text:p>
          </draw:text-box>
        </draw:frame>
        <draw:frame draw:style-name="gr25" draw:text-style-name="P2" draw:layer="layout" svg:width="0.33cm" svg:height="0.623cm" svg:x="9.417cm" svg:y="2.543cm">
          <draw:text-box>
            <text:p text:style-name="P1"><text:span text:style-name="T17">the </text:span></text:p>
          </draw:text-box>
        </draw:frame>
        <draw:frame draw:style-name="gr26" draw:text-style-name="P2" draw:layer="layout" svg:width="0.925cm" svg:height="0.623cm" svg:x="9.862cm" svg:y="2.543cm">
          <draw:text-box>
            <text:p text:style-name="P1"><text:span text:style-name="T12">process </text:span></text:p>
          </draw:text-box>
        </draw:frame>
        <draw:frame draw:style-name="gr27" draw:text-style-name="P2" draw:layer="layout" svg:width="1.564cm" svg:height="0.623cm" svg:x="10.889cm" svg:y="2.543cm">
          <draw:text-box>
            <text:p text:style-name="P1"><text:span text:style-name="T12">environment. </text:span></text:p>
          </draw:text-box>
        </draw:frame>
        <draw:frame draw:style-name="gr1" draw:text-style-name="P2" draw:layer="layout" svg:width="0.462cm" svg:height="0.623cm" svg:x="12.517cm" svg:y="2.543cm">
          <draw:text-box>
            <text:p text:style-name="P1"><text:span text:style-name="T1">This </text:span></text:p>
          </draw:text-box>
        </draw:frame>
        <draw:frame draw:style-name="gr6" draw:text-style-name="P2" draw:layer="layout" svg:width="0.707cm" svg:height="0.623cm" svg:x="13.117cm" svg:y="2.543cm">
          <draw:text-box>
            <text:p text:style-name="P1"><text:span text:style-name="T6">paper </text:span></text:p>
          </draw:text-box>
        </draw:frame>
        <draw:frame draw:style-name="gr28" draw:text-style-name="P2" draw:layer="layout" svg:width="0.264cm" svg:height="0.623cm" svg:x="13.873cm" svg:y="2.543cm">
          <draw:text-box>
            <text:p text:style-name="P1"><text:span text:style-name="T18">will </text:span></text:p>
          </draw:text-box>
        </draw:frame>
        <draw:frame draw:style-name="gr13" draw:text-style-name="P2" draw:layer="layout" svg:width="0.863cm" svg:height="0.623cm" svg:x="14.338cm" svg:y="2.543cm">
          <draw:text-box>
            <text:p text:style-name="P1"><text:span text:style-name="T11">provide </text:span></text:p>
          </draw:text-box>
        </draw:frame>
        <draw:frame draw:style-name="gr25" draw:text-style-name="P2" draw:layer="layout" svg:width="0.33cm" svg:height="0.623cm" svg:x="15.307cm" svg:y="2.543cm">
          <draw:text-box>
            <text:p text:style-name="P1"><text:span text:style-name="T17">the </text:span></text:p>
          </draw:text-box>
        </draw:frame>
        <draw:frame draw:style-name="gr29" draw:text-style-name="P2" draw:layer="layout" svg:width="0.989cm" svg:height="0.623cm" svg:x="15.752cm" svg:y="2.543cm">
          <draw:text-box>
            <text:p text:style-name="P1"><text:span text:style-name="T11">operator </text:span></text:p>
          </draw:text-box>
        </draw:frame>
        <draw:frame draw:style-name="gr30" draw:text-style-name="P2" draw:layer="layout" svg:width="1.301cm" svg:height="0.623cm" svg:x="16.838cm" svg:y="2.543cm">
          <draw:text-box>
            <text:p text:style-name="P1"><text:span text:style-name="T9">perspective </text:span></text:p>
          </draw:text-box>
        </draw:frame>
        <draw:frame draw:style-name="gr2" draw:text-style-name="P2" draw:layer="layout" svg:width="0.285cm" svg:height="0.623cm" svg:x="18.31cm" svg:y="2.543cm">
          <draw:text-box>
            <text:p text:style-name="P1"><text:span text:style-name="T2">on </text:span></text:p>
          </draw:text-box>
        </draw:frame>
        <draw:frame draw:style-name="gr31" draw:text-style-name="P2" draw:layer="layout" svg:width="0.709cm" svg:height="0.623cm" svg:x="18.678cm" svg:y="2.543cm">
          <draw:text-box>
            <text:p text:style-name="P1"><text:span text:style-name="T19">utilizing </text:span></text:p>
          </draw:text-box>
        </draw:frame>
        <draw:frame draw:style-name="gr32" draw:text-style-name="P2" draw:layer="layout" svg:width="0.608cm" svg:height="0.623cm" svg:x="19.666cm" svg:y="2.543cm">
          <draw:text-box>
            <text:p text:style-name="P1"><text:span text:style-name="T20">RFID </text:span></text:p>
          </draw:text-box>
        </draw:frame>
        <draw:frame draw:style-name="gr16" draw:text-style-name="P2" draw:layer="layout" svg:width="1.304cm" svg:height="0.623cm" svg:x="20.364cm" svg:y="2.543cm">
          <draw:text-box>
            <text:p text:style-name="P1"><text:span text:style-name="T12">technology </text:span></text:p>
          </draw:text-box>
        </draw:frame>
        <draw:frame draw:style-name="gr9" draw:text-style-name="P2" draw:layer="layout" svg:width="0.27cm" svg:height="0.623cm" svg:x="21.74cm" svg:y="2.543cm">
          <draw:text-box>
            <text:p text:style-name="P1"><text:span text:style-name="T8">for </text:span></text:p>
          </draw:text-box>
        </draw:frame>
        <draw:frame draw:style-name="gr7" draw:text-style-name="P2" draw:layer="layout" svg:width="0.818cm" svg:height="0.623cm" svg:x="22.147cm" svg:y="2.543cm">
          <draw:text-box>
            <text:p text:style-name="P1"><text:span text:style-name="T5">locating </text:span></text:p>
          </draw:text-box>
        </draw:frame>
        <draw:frame draw:style-name="gr15" draw:text-style-name="P2" draw:layer="layout" svg:width="0.945cm" svg:height="0.623cm" svg:x="23.154cm" svg:y="2.543cm">
          <draw:text-box>
            <text:p text:style-name="P1"><text:span text:style-name="T1">cylinders </text:span></text:p>
          </draw:text-box>
        </draw:frame>
        <draw:frame draw:style-name="gr20" draw:text-style-name="P2" draw:layer="layout" svg:width="0.617cm" svg:height="0.623cm" svg:x="24.297cm" svg:y="2.543cm">
          <draw:text-box>
            <text:p text:style-name="P1"><text:span text:style-name="T14">within </text:span></text:p>
          </draw:text-box>
        </draw:frame>
        <draw:frame draw:style-name="gr2" draw:text-style-name="P2" draw:layer="layout" svg:width="0.345cm" svg:height="0.623cm" svg:x="3.565cm" svg:y="2.93cm">
          <draw:text-box>
            <text:p text:style-name="P1"><text:span text:style-name="T2">the </text:span></text:p>
          </draw:text-box>
        </draw:frame>
        <draw:frame draw:style-name="gr33" draw:text-style-name="P2" draw:layer="layout" svg:width="0.574cm" svg:height="0.623cm" svg:x="4.03cm" svg:y="2.93cm">
          <draw:text-box>
            <text:p text:style-name="P1"><text:span text:style-name="T21">facility, </text:span></text:p>
          </draw:text-box>
        </draw:frame>
        <draw:frame draw:style-name="gr6" draw:text-style-name="P2" draw:layer="layout" svg:width="0.911cm" svg:height="0.623cm" svg:x="4.902cm" svg:y="2.93cm">
          <draw:text-box>
            <text:p text:style-name="P1"><text:span text:style-name="T6">thereby </text:span></text:p>
          </draw:text-box>
        </draw:frame>
        <draw:frame draw:style-name="gr10" draw:text-style-name="P2" draw:layer="layout" svg:width="0.87cm" svg:height="0.623cm" svg:x="5.89cm" svg:y="2.93cm">
          <draw:text-box>
            <text:p text:style-name="P1"><text:span text:style-name="T1">tracking </text:span></text:p>
          </draw:text-box>
        </draw:frame>
        <draw:frame draw:style-name="gr25" draw:text-style-name="P2" draw:layer="layout" svg:width="0.33cm" svg:height="0.623cm" svg:x="6.917cm" svg:y="2.93cm">
          <draw:text-box>
            <text:p text:style-name="P1"><text:span text:style-name="T17">the </text:span></text:p>
          </draw:text-box>
        </draw:frame>
        <draw:frame draw:style-name="gr15" draw:text-style-name="P2" draw:layer="layout" svg:width="0.945cm" svg:height="0.623cm" svg:x="7.363cm" svg:y="2.93cm">
          <draw:text-box>
            <text:p text:style-name="P1"><text:span text:style-name="T1">cylinders </text:span></text:p>
          </draw:text-box>
        </draw:frame>
        <draw:frame draw:style-name="gr9" draw:text-style-name="P2" draw:layer="layout" svg:width="0.27cm" svg:height="0.623cm" svg:x="8.506cm" svg:y="2.93cm">
          <draw:text-box>
            <text:p text:style-name="P1"><text:span text:style-name="T8">for </text:span></text:p>
          </draw:text-box>
        </draw:frame>
        <draw:frame draw:style-name="gr26" draw:text-style-name="P2" draw:layer="layout" svg:width="0.925cm" svg:height="0.623cm" svg:x="8.913cm" svg:y="2.93cm">
          <draw:text-box>
            <text:p text:style-name="P1"><text:span text:style-name="T12">process </text:span></text:p>
          </draw:text-box>
        </draw:frame>
        <draw:frame draw:style-name="gr13" draw:text-style-name="P2" draw:layer="layout" svg:width="0.463cm" svg:height="0.623cm" svg:x="9.94cm" svg:y="2.93cm">
          <draw:text-box>
            <text:p text:style-name="P1"><text:span text:style-name="T11">and </text:span></text:p>
          </draw:text-box>
        </draw:frame>
        <draw:frame draw:style-name="gr8" draw:text-style-name="P2" draw:layer="layout" svg:width="0.256cm" svg:height="0.623cm" svg:x="10.463cm" svg:y="2.93cm">
          <draw:text-box>
            <text:p text:style-name="P1"><text:span text:style-name="T7">for </text:span></text:p>
          </draw:text-box>
        </draw:frame>
        <draw:frame draw:style-name="gr7" draw:text-style-name="P2" draw:layer="layout" svg:width="0.844cm" svg:height="0.623cm" svg:x="10.87cm" svg:y="2.93cm">
          <draw:text-box>
            <text:p text:style-name="P1"><text:span text:style-name="T5">Material </text:span></text:p>
          </draw:text-box>
        </draw:frame>
        <draw:frame draw:style-name="gr15" draw:text-style-name="P2" draw:layer="layout" svg:width="0.796cm" svg:height="0.623cm" svg:x="11.897cm" svg:y="2.93cm">
          <draw:text-box>
            <text:p text:style-name="P1"><text:span text:style-name="T1">Control </text:span></text:p>
          </draw:text-box>
        </draw:frame>
        <draw:frame draw:style-name="gr21" draw:text-style-name="P2" draw:layer="layout" svg:width="0.115cm" svg:height="0.623cm" svg:x="12.885cm" svg:y="2.93cm">
          <draw:text-box>
            <text:p text:style-name="P1"><text:span text:style-name="T15">&amp; </text:span></text:p>
          </draw:text-box>
        </draw:frame>
        <draw:frame draw:style-name="gr34" draw:text-style-name="P2" draw:layer="layout" svg:width="1.342cm" svg:height="0.623cm" svg:x="13.079cm" svg:y="2.93cm">
          <draw:text-box>
            <text:p text:style-name="P1"><text:span text:style-name="T22">Accounting </text:span></text:p>
          </draw:text-box>
        </draw:frame>
        <draw:frame draw:style-name="gr10" draw:text-style-name="P2" draw:layer="layout" svg:width="1.041cm" svg:height="0.623cm" svg:x="14.493cm" svg:y="2.93cm">
          <draw:text-box>
            <text:p text:style-name="P1"><text:span text:style-name="T1">functions. </text:span></text:p>
          </draw:text-box>
        </draw:frame>
        <draw:frame draw:style-name="gr6" draw:text-style-name="P2" draw:layer="layout" svg:width="1.233cm" svg:height="0.623cm" svg:x="15.733cm" svg:y="2.93cm">
          <draw:text-box>
            <text:p text:style-name="P1"><text:span text:style-name="T6">The <text:s/>paper </text:span></text:p>
          </draw:text-box>
        </draw:frame>
        <draw:frame draw:style-name="gr2" draw:text-style-name="P2" draw:layer="layout" svg:width="0.414cm" svg:height="0.623cm" svg:x="17.051cm" svg:y="2.93cm">
          <draw:text-box>
            <text:p text:style-name="P1"><text:span text:style-name="T2">also </text:span></text:p>
          </draw:text-box>
        </draw:frame>
        <draw:frame draw:style-name="gr28" draw:text-style-name="P2" draw:layer="layout" svg:width="0.264cm" svg:height="0.623cm" svg:x="17.613cm" svg:y="2.93cm">
          <draw:text-box>
            <text:p text:style-name="P1"><text:span text:style-name="T18">will </text:span></text:p>
          </draw:text-box>
        </draw:frame>
        <draw:frame draw:style-name="gr11" draw:text-style-name="P2" draw:layer="layout" svg:width="0.888cm" svg:height="0.623cm" svg:x="18.078cm" svg:y="2.93cm">
          <draw:text-box>
            <text:p text:style-name="P1"><text:span text:style-name="T9">present </text:span></text:p>
          </draw:text-box>
        </draw:frame>
        <draw:frame draw:style-name="gr25" draw:text-style-name="P2" draw:layer="layout" svg:width="0.33cm" svg:height="0.623cm" svg:x="19.046cm" svg:y="2.93cm">
          <draw:text-box>
            <text:p text:style-name="P1"><text:span text:style-name="T17">the </text:span></text:p>
          </draw:text-box>
        </draw:frame>
        <draw:frame draw:style-name="gr29" draw:text-style-name="P2" draw:layer="layout" svg:width="0.989cm" svg:height="0.623cm" svg:x="19.511cm" svg:y="2.93cm">
          <draw:text-box>
            <text:p text:style-name="P1"><text:span text:style-name="T11">operator </text:span></text:p>
          </draw:text-box>
        </draw:frame>
        <draw:frame draw:style-name="gr30" draw:text-style-name="P2" draw:layer="layout" svg:width="1.107cm" svg:height="0.623cm" svg:x="20.577cm" svg:y="2.93cm">
          <draw:text-box>
            <text:p text:style-name="P1"><text:span text:style-name="T9">viewpoint </text:span></text:p>
          </draw:text-box>
        </draw:frame>
        <draw:frame draw:style-name="gr2" draw:text-style-name="P2" draw:layer="layout" svg:width="0.285cm" svg:height="0.623cm" svg:x="21.798cm" svg:y="2.93cm">
          <draw:text-box>
            <text:p text:style-name="P1"><text:span text:style-name="T2">on </text:span></text:p>
          </draw:text-box>
        </draw:frame>
        <draw:frame draw:style-name="gr32" draw:text-style-name="P2" draw:layer="layout" svg:width="0.608cm" svg:height="0.623cm" svg:x="22.185cm" svg:y="2.93cm">
          <draw:text-box>
            <text:p text:style-name="P1"><text:span text:style-name="T20">RFID </text:span></text:p>
          </draw:text-box>
        </draw:frame>
        <draw:frame draw:style-name="gr35" draw:text-style-name="P2" draw:layer="layout" svg:width="1.665cm" svg:height="0.623cm" svg:x="22.883cm" svg:y="2.93cm">
          <draw:text-box>
            <text:p text:style-name="P1"><text:span text:style-name="T23">implemented </text:span></text:p>
          </draw:text-box>
        </draw:frame>
        <draw:frame draw:style-name="gr2" draw:text-style-name="P2" draw:layer="layout" svg:width="0.573cm" svg:height="0.623cm" svg:x="24.51cm" svg:y="2.93cm">
          <draw:text-box>
            <text:p text:style-name="P1"><text:span text:style-name="T2">as <text:s/>an </text:span></text:p>
          </draw:text-box>
        </draw:frame>
        <draw:frame draw:style-name="gr36" draw:text-style-name="P2" draw:layer="layout" svg:width="1.541cm" svg:height="0.623cm" svg:x="3.584cm" svg:y="3.318cm">
          <draw:text-box>
            <text:p text:style-name="P1"><text:span text:style-name="T20">independent </text:span></text:p>
          </draw:text-box>
        </draw:frame>
        <draw:frame draw:style-name="gr34" draw:text-style-name="P2" draw:layer="layout" svg:width="1.331cm" svg:height="0.623cm" svg:x="5.154cm" svg:y="3.318cm">
          <draw:text-box>
            <text:p text:style-name="P1"><text:span text:style-name="T22">safeguards </text:span></text:p>
          </draw:text-box>
        </draw:frame>
        <draw:frame draw:style-name="gr37" draw:text-style-name="P2" draw:layer="layout" svg:width="1.507cm" svg:height="0.623cm" svg:x="6.568cm" svg:y="3.318cm">
          <draw:text-box>
            <text:p text:style-name="P1"><text:span text:style-name="T24">system.A«A </text:span></text:p>
          </draw:text-box>
        </draw:frame>
        <draw:frame draw:style-name="gr38" draw:text-style-name="P2" draw:layer="layout" svg:width="0.382cm" svg:height="0.623cm" svg:x="8.099cm" svg:y="3.318cm">
          <draw:text-box>
            <text:p text:style-name="P1"><text:span text:style-name="T25">less </text:span></text:p>
          </draw:text-box>
        </draw:frame>
        <draw:frame draw:style-name="gr39" draw:text-style-name="P3" draw:layer="layout" svg:width="0.038cm" svg:height="0.577cm" svg:x="3.449cm" svg:y="4.17cm">
          <draw:text-box>
            <text:p text:style-name="P1"><text:span text:style-name="T26">. </text:span></text:p>
          </draw:text-box>
        </draw:frame>
        <draw:frame draw:style-name="gr40" draw:text-style-name="P3" draw:layer="layout" svg:width="1.141cm" svg:height="0.577cm" svg:x="3.604cm" svg:y="4.17cm">
          <draw:text-box>
            <text:p text:style-name="P1"><text:span text:style-name="T27">Reduced </text:span></text:p>
          </draw:text-box>
        </draw:frame>
        <draw:frame draw:style-name="gr41" draw:text-style-name="P3" draw:layer="layout" svg:width="0.38cm" svg:height="0.577cm" svg:x="4.747cm" svg:y="4.17cm">
          <draw:text-box>
            <text:p text:style-name="P1"><text:span text:style-name="T28">size </text:span></text:p>
          </draw:text-box>
        </draw:frame>
        <draw:frame draw:style-name="gr42" draw:text-style-name="P3" draw:layer="layout" svg:width="0.452cm" svg:height="0.577cm" svg:x="5.309cm" svg:y="4.17cm">
          <draw:text-box>
            <text:p text:style-name="P1"><text:span text:style-name="T29">dual </text:span></text:p>
          </draw:text-box>
        </draw:frame>
        <draw:frame draw:style-name="gr43" draw:text-style-name="P3" draw:layer="layout" svg:width="0.623cm" svg:height="0.577cm" svg:x="5.89cm" svg:y="4.17cm">
          <draw:text-box>
            <text:p text:style-name="P1"><text:span text:style-name="T30">band </text:span></text:p>
          </draw:text-box>
        </draw:frame>
        <draw:frame draw:style-name="gr44" draw:text-style-name="P3" draw:layer="layout" svg:width="0.539cm" svg:height="0.577cm" svg:x="6.568cm" svg:y="4.17cm">
          <draw:text-box>
            <text:p text:style-name="P1"><text:span text:style-name="T31">pass </text:span></text:p>
          </draw:text-box>
        </draw:frame>
        <draw:frame draw:style-name="gr45" draw:text-style-name="P3" draw:layer="layout" svg:width="0.474cm" svg:height="0.577cm" svg:x="7.208cm" svg:y="4.17cm">
          <draw:text-box>
            <text:p text:style-name="P1"><text:span text:style-name="T32">filters </text:span></text:p>
          </draw:text-box>
        </draw:frame>
        <draw:frame draw:style-name="gr46" draw:text-style-name="P3" draw:layer="layout" svg:width="0.256cm" svg:height="0.577cm" svg:x="7.944cm" svg:y="4.17cm">
          <draw:text-box>
            <text:p text:style-name="P1"><text:span text:style-name="T33">for </text:span></text:p>
          </draw:text-box>
        </draw:frame>
        <draw:frame draw:style-name="gr47" draw:text-style-name="P3" draw:layer="layout" svg:width="0.598cm" svg:height="0.577cm" svg:x="8.351cm" svg:y="4.17cm">
          <draw:text-box>
            <text:p text:style-name="P1"><text:span text:style-name="T34">RFID </text:span></text:p>
          </draw:text-box>
        </draw:frame>
        <draw:frame draw:style-name="gr48" draw:text-style-name="P3" draw:layer="layout" svg:width="1.282cm" svg:height="0.577cm" svg:x="9.049cm" svg:y="4.17cm">
          <draw:text-box>
            <text:p text:style-name="P1"><text:span text:style-name="T35">applications </text:span></text:p>
          </draw:text-box>
        </draw:frame>
        <draw:frame draw:style-name="gr42" draw:text-style-name="P3" draw:layer="layout" svg:width="0.447cm" svg:height="0.577cm" svg:x="10.54cm" svg:y="4.17cm">
          <draw:text-box>
            <text:p text:style-name="P1"><text:span text:style-name="T29">with </text:span></text:p>
          </draw:text-box>
        </draw:frame>
        <draw:frame draw:style-name="gr49" draw:text-style-name="P3" draw:layer="layout" svg:width="0.945cm" svg:height="0.577cm" svg:x="11.102cm" svg:y="4.17cm">
          <draw:text-box>
            <text:p text:style-name="P1"><text:span text:style-name="T36">excellent </text:span></text:p>
          </draw:text-box>
        </draw:frame>
        <draw:frame draw:style-name="gr50" draw:text-style-name="P3" draw:layer="layout" svg:width="2.533cm" svg:height="0.577cm" svg:x="12.265cm" svg:y="4.17cm">
          <draw:text-box>
            <text:p text:style-name="P1"><text:span text:style-name="T27">bandpass/bandstop </text:span></text:p>
          </draw:text-box>
        </draw:frame>
        <draw:frame draw:style-name="gr49" draw:text-style-name="P3" draw:layer="layout" svg:width="1.489cm" svg:height="0.577cm" svg:x="14.706cm" svg:y="4.17cm">
          <draw:text-box>
            <text:p text:style-name="P1"><text:span text:style-name="T36">characteristics </text:span></text:p>
          </draw:text-box>
        </draw:frame>
        <draw:frame draw:style-name="gr51" draw:text-style-name="P4" draw:layer="layout" svg:width="0.677cm" svg:height="0.48cm" svg:x="3.604cm" svg:y="4.904cm">
          <draw:text-box>
            <text:p text:style-name="P1"><text:span text:style-name="T37">NASA </text:span></text:p>
          </draw:text-box>
        </draw:frame>
        <draw:frame draw:style-name="gr52" draw:text-style-name="P4" draw:layer="layout" svg:width="1.471cm" svg:height="0.48cm" svg:x="4.321cm" svg:y="4.904cm">
          <draw:text-box>
            <text:p text:style-name="P1"><text:span text:style-name="T37">Astrophysics </text:span></text:p>
          </draw:text-box>
        </draw:frame>
        <draw:frame draw:style-name="gr53" draw:text-style-name="P4" draw:layer="layout" svg:width="0.557cm" svg:height="0.48cm" svg:x="5.987cm" svg:y="4.904cm">
          <draw:text-box>
            <text:p text:style-name="P1"><text:span text:style-name="T38">Data </text:span></text:p>
          </draw:text-box>
        </draw:frame>
        <draw:frame draw:style-name="gr54" draw:text-style-name="P4" draw:layer="layout" svg:width="0.916cm" svg:height="0.48cm" svg:x="6.646cm" svg:y="4.904cm">
          <draw:text-box>
            <text:p text:style-name="P1"><text:span text:style-name="T39">System </text:span></text:p>
          </draw:text-box>
        </draw:frame>
        <draw:frame draw:style-name="gr55" draw:text-style-name="P4" draw:layer="layout" svg:width="0.661cm" svg:height="0.48cm" svg:x="7.615cm" svg:y="4.904cm">
          <draw:text-box>
            <text:p text:style-name="P1"><text:span text:style-name="T37">(ADS) </text:span></text:p>
          </draw:text-box>
        </draw:frame>
        <draw:frame draw:style-name="gr56" draw:text-style-name="P3" draw:layer="layout" svg:width="0.873cm" svg:height="0.577cm" svg:x="3.565cm" svg:y="5.488cm">
          <draw:text-box>
            <text:p text:style-name="P1"><text:span text:style-name="T35">Abdalla, </text:span></text:p>
          </draw:text-box>
        </draw:frame>
        <draw:frame draw:style-name="gr57" draw:text-style-name="P3" draw:layer="layout" svg:width="0.617cm" svg:height="0.577cm" svg:x="4.65cm" svg:y="5.488cm">
          <draw:text-box>
            <text:p text:style-name="P1"><text:span text:style-name="T27">M.A; </text:span></text:p>
          </draw:text-box>
        </draw:frame>
        <draw:frame draw:style-name="gr58" draw:text-style-name="P3" draw:layer="layout" svg:width="1.406cm" svg:height="0.577cm" svg:x="5.406cm" svg:y="5.488cm">
          <draw:text-box>
            <text:p text:style-name="P1"><text:span text:style-name="T40">Choudhary, </text:span></text:p>
          </draw:text-box>
        </draw:frame>
        <draw:frame draw:style-name="gr46" draw:text-style-name="P3" draw:layer="layout" svg:width="0.199cm" svg:height="0.577cm" svg:x="6.878cm" svg:y="5.488cm">
          <draw:text-box>
            <text:p text:style-name="P1"><text:span text:style-name="T33">D. </text:span></text:p>
          </draw:text-box>
        </draw:frame>
        <draw:frame draw:style-name="gr59" draw:text-style-name="P3" draw:layer="layout" svg:width="0.904cm" svg:height="0.577cm" svg:x="7.208cm" svg:y="5.488cm">
          <draw:text-box>
            <text:p text:style-name="P1"><text:span text:style-name="T40">Kumar; </text:span></text:p>
          </draw:text-box>
        </draw:frame>
        <draw:frame draw:style-name="gr58" draw:text-style-name="P3" draw:layer="layout" svg:width="1.395cm" svg:height="0.577cm" svg:x="8.157cm" svg:y="5.488cm">
          <draw:text-box>
            <text:p text:style-name="P1"><text:span text:style-name="T40">Chaudhary, </text:span></text:p>
          </draw:text-box>
        </draw:frame>
        <draw:frame draw:style-name="gr46" draw:text-style-name="P3" draw:layer="layout" svg:width="0.182cm" svg:height="0.577cm" svg:x="9.63cm" svg:y="5.488cm">
          <draw:text-box>
            <text:p text:style-name="P1"><text:span text:style-name="T33">R. </text:span></text:p>
          </draw:text-box>
        </draw:frame>
        <draw:frame draw:style-name="gr60" draw:text-style-name="P3" draw:layer="layout" svg:width="0.882cm" svg:height="0.577cm" svg:x="9.979cm" svg:y="5.488cm">
          <draw:text-box>
            <text:p text:style-name="P1"><text:span text:style-name="T41">Kumar </text:span></text:p>
          </draw:text-box>
        </draw:frame>
        <draw:frame draw:style-name="gr61" draw:text-style-name="P5" draw:layer="layout" svg:width="1.371cm" svg:height="0.335cm" svg:x="3.585cm" svg:y="6.335cm">
          <draw:text-box>
            <text:p text:style-name="P1"><text:span text:style-name="T42">2018-02-01 </text:span></text:p>
          </draw:text-box>
        </draw:frame>
        <draw:frame draw:style-name="gr1" draw:text-style-name="P2" draw:layer="layout" svg:width="0.462cm" svg:height="0.623cm" svg:x="3.565cm" svg:y="6.768cm">
          <draw:text-box>
            <text:p text:style-name="P1"><text:span text:style-name="T1">This </text:span></text:p>
          </draw:text-box>
        </draw:frame>
        <draw:frame draw:style-name="gr6" draw:text-style-name="P2" draw:layer="layout" svg:width="0.707cm" svg:height="0.623cm" svg:x="4.166cm" svg:y="6.768cm">
          <draw:text-box>
            <text:p text:style-name="P1"><text:span text:style-name="T6">paper </text:span></text:p>
          </draw:text-box>
        </draw:frame>
        <draw:frame draw:style-name="gr11" draw:text-style-name="P2" draw:layer="layout" svg:width="0.997cm" svg:height="0.623cm" svg:x="4.941cm" svg:y="6.768cm">
          <draw:text-box>
            <text:p text:style-name="P1"><text:span text:style-name="T9">presents </text:span></text:p>
          </draw:text-box>
        </draw:frame>
        <draw:frame draw:style-name="gr25" draw:text-style-name="P2" draw:layer="layout" svg:width="0.33cm" svg:height="0.623cm" svg:x="6.045cm" svg:y="6.768cm">
          <draw:text-box>
            <text:p text:style-name="P1"><text:span text:style-name="T17">the </text:span></text:p>
          </draw:text-box>
        </draw:frame>
        <draw:frame draw:style-name="gr23" draw:text-style-name="P2" draw:layer="layout" svg:width="0.752cm" svg:height="0.623cm" svg:x="6.51cm" svg:y="6.768cm">
          <draw:text-box>
            <text:p text:style-name="P1"><text:span text:style-name="T4">design </text:span></text:p>
          </draw:text-box>
        </draw:frame>
        <draw:frame draw:style-name="gr17" draw:text-style-name="P2" draw:layer="layout" svg:width="0.171cm" svg:height="0.623cm" svg:x="7.382cm" svg:y="6.768cm">
          <draw:text-box>
            <text:p text:style-name="P1"><text:span text:style-name="T13">of </text:span></text:p>
          </draw:text-box>
        </draw:frame>
        <draw:frame draw:style-name="gr15" draw:text-style-name="P2" draw:layer="layout" svg:width="0.428cm" svg:height="0.623cm" svg:x="7.673cm" svg:y="6.768cm">
          <draw:text-box>
            <text:p text:style-name="P1"><text:span text:style-name="T1">two </text:span></text:p>
          </draw:text-box>
        </draw:frame>
        <draw:frame draw:style-name="gr62" draw:text-style-name="P2" draw:layer="layout" svg:width="0.998cm" svg:height="0.623cm" svg:x="8.177cm" svg:y="6.768cm">
          <draw:text-box>
            <text:p text:style-name="P1"><text:span text:style-name="T22">reduced </text:span></text:p>
          </draw:text-box>
        </draw:frame>
        <draw:frame draw:style-name="gr2" draw:text-style-name="P2" draw:layer="layout" svg:width="0.389cm" svg:height="0.623cm" svg:x="9.223cm" svg:y="6.768cm">
          <draw:text-box>
            <text:p text:style-name="P1"><text:span text:style-name="T2">size </text:span></text:p>
          </draw:text-box>
        </draw:frame>
        <draw:frame draw:style-name="gr16" draw:text-style-name="P2" draw:layer="layout" svg:width="1.198cm" svg:height="0.623cm" svg:x="9.785cm" svg:y="6.768cm">
          <draw:text-box>
            <text:p text:style-name="P1"><text:span text:style-name="T12">dual-band </text:span></text:p>
          </draw:text-box>
        </draw:frame>
        <draw:frame draw:style-name="gr27" draw:text-style-name="P2" draw:layer="layout" svg:width="1.565cm" svg:height="0.623cm" svg:x="11.083cm" svg:y="6.768cm">
          <draw:text-box>
            <text:p text:style-name="P1"><text:span text:style-name="T12">metamaterial </text:span></text:p>
          </draw:text-box>
        </draw:frame>
        <draw:frame draw:style-name="gr63" draw:text-style-name="P2" draw:layer="layout" svg:width="1.242cm" svg:height="0.623cm" svg:x="12.711cm" svg:y="6.768cm">
          <draw:text-box>
            <text:p text:style-name="P1"><text:span text:style-name="T43">bandpass </text:span></text:p>
          </draw:text-box>
        </draw:frame>
        <draw:frame draw:style-name="gr64" draw:text-style-name="P2" draw:layer="layout" svg:width="0.49cm" svg:height="0.623cm" svg:x="13.97cm" svg:y="6.768cm">
          <draw:text-box>
            <text:p text:style-name="P1"><text:span text:style-name="T17">fiters </text:span></text:p>
          </draw:text-box>
        </draw:frame>
        <draw:frame draw:style-name="gr13" draw:text-style-name="P2" draw:layer="layout" svg:width="0.463cm" svg:height="0.623cm" svg:x="14.687cm" svg:y="6.768cm">
          <draw:text-box>
            <text:p text:style-name="P1"><text:span text:style-name="T11">and </text:span></text:p>
          </draw:text-box>
        </draw:frame>
        <draw:frame draw:style-name="gr65" draw:text-style-name="P2" draw:layer="layout" svg:width="0.169cm" svg:height="0.623cm" svg:x="15.229cm" svg:y="6.768cm">
          <draw:text-box>
            <text:p text:style-name="P1"><text:span text:style-name="T44">its </text:span></text:p>
          </draw:text-box>
        </draw:frame>
        <draw:frame draw:style-name="gr66" draw:text-style-name="P2" draw:layer="layout" svg:width="1.149cm" svg:height="0.623cm" svg:x="15.559cm" svg:y="6.768cm">
          <draw:text-box>
            <text:p text:style-name="P1"><text:span text:style-name="T4">simulation </text:span></text:p>
          </draw:text-box>
        </draw:frame>
        <draw:frame draw:style-name="gr4" draw:text-style-name="P2" draw:layer="layout" svg:width="0.947cm" svg:height="0.623cm" svg:x="16.857cm" svg:y="6.768cm">
          <draw:text-box>
            <text:p text:style-name="P1"><text:span text:style-name="T4">followed </text:span></text:p>
          </draw:text-box>
        </draw:frame>
        <draw:frame draw:style-name="gr2" draw:text-style-name="P2" draw:layer="layout" svg:width="0.266cm" svg:height="0.623cm" svg:x="17.942cm" svg:y="6.768cm">
          <draw:text-box>
            <text:p text:style-name="P1"><text:span text:style-name="T2">by </text:span></text:p>
          </draw:text-box>
        </draw:frame>
        <draw:frame draw:style-name="gr67" draw:text-style-name="P2" draw:layer="layout" svg:width="1.994cm" svg:height="0.623cm" svg:x="18.31cm" svg:y="6.768cm">
          <draw:text-box>
            <text:p text:style-name="P1"><text:span text:style-name="T45">measurements </text:span></text:p>
          </draw:text-box>
        </draw:frame>
        <draw:frame draw:style-name="gr17" draw:text-style-name="P2" draw:layer="layout" svg:width="0.171cm" svg:height="0.623cm" svg:x="20.151cm" svg:y="6.768cm">
          <draw:text-box>
            <text:p text:style-name="P1"><text:span text:style-name="T13">of </text:span></text:p>
          </draw:text-box>
        </draw:frame>
        <draw:frame draw:style-name="gr68" draw:text-style-name="P2" draw:layer="layout" svg:width="1.173cm" svg:height="0.623cm" svg:x="20.461cm" svg:y="6.768cm">
          <draw:text-box>
            <text:p text:style-name="P1"><text:span text:style-name="T20">proposed </text:span></text:p>
          </draw:text-box>
        </draw:frame>
        <draw:frame draw:style-name="gr69" draw:text-style-name="P2" draw:layer="layout" svg:width="0.526cm" svg:height="0.623cm" svg:x="21.662cm" svg:y="6.768cm">
          <draw:text-box>
            <text:p text:style-name="P1"><text:span text:style-name="T19">fiters. </text:span></text:p>
          </draw:text-box>
        </draw:frame>
        <draw:frame draw:style-name="gr24" draw:text-style-name="P2" draw:layer="layout" svg:width="0.762cm" svg:height="0.623cm" svg:x="22.457cm" svg:y="6.768cm">
          <draw:text-box>
            <text:p text:style-name="P1"><text:span text:style-name="T10">These </text:span></text:p>
          </draw:text-box>
        </draw:frame>
        <draw:frame draw:style-name="gr70" draw:text-style-name="P2" draw:layer="layout" svg:width="0.474cm" svg:height="0.623cm" svg:x="23.29cm" svg:y="6.768cm">
          <draw:text-box>
            <text:p text:style-name="P1"><text:span text:style-name="T21">filters </text:span></text:p>
          </draw:text-box>
        </draw:frame>
        <draw:frame draw:style-name="gr2" draw:text-style-name="P2" draw:layer="layout" svg:width="0.345cm" svg:height="0.623cm" svg:x="24.026cm" svg:y="6.768cm">
          <draw:text-box>
            <text:p text:style-name="P1"><text:span text:style-name="T2">are </text:span></text:p>
          </draw:text-box>
        </draw:frame>
        <draw:frame draw:style-name="gr18" draw:text-style-name="P2" draw:layer="layout" svg:width="1.226cm" svg:height="0.623cm" svg:x="3.585cm" svg:y="7.155cm">
          <draw:text-box>
            <text:p text:style-name="P1"><text:span text:style-name="T11">supporting </text:span></text:p>
          </draw:text-box>
        </draw:frame>
        <draw:frame draw:style-name="gr2" draw:text-style-name="P2" draw:layer="layout" svg:width="0.829cm" svg:height="0.623cm" svg:x="4.921cm" svg:y="7.155cm">
          <draw:text-box>
            <text:p text:style-name="P1"><text:span text:style-name="T2">different </text:span></text:p>
          </draw:text-box>
        </draw:frame>
        <draw:frame draw:style-name="gr16" draw:text-style-name="P2" draw:layer="layout" svg:width="1.184cm" svg:height="0.623cm" svg:x="5.968cm" svg:y="7.155cm">
          <draw:text-box>
            <text:p text:style-name="P1"><text:span text:style-name="T12">frequency </text:span></text:p>
          </draw:text-box>
        </draw:frame>
        <draw:frame draw:style-name="gr71" draw:text-style-name="P2" draw:layer="layout" svg:width="0.748cm" svg:height="0.623cm" svg:x="7.247cm" svg:y="7.155cm">
          <draw:text-box>
            <text:p text:style-name="P1"><text:span text:style-name="T12">bands </text:span></text:p>
          </draw:text-box>
        </draw:frame>
        <draw:frame draw:style-name="gr15" draw:text-style-name="P2" draw:layer="layout" svg:width="0.437cm" svg:height="0.623cm" svg:x="8.06cm" svg:y="7.155cm">
          <draw:text-box>
            <text:p text:style-name="P1"><text:span text:style-name="T1">and </text:span></text:p>
          </draw:text-box>
        </draw:frame>
        <draw:frame draw:style-name="gr72" draw:text-style-name="P2" draw:layer="layout" svg:width="0.913cm" svg:height="0.623cm" svg:x="8.584cm" svg:y="7.155cm">
          <draw:text-box>
            <text:p text:style-name="P1"><text:span text:style-name="T5">primarily </text:span></text:p>
          </draw:text-box>
        </draw:frame>
        <draw:frame draw:style-name="gr7" draw:text-style-name="P2" draw:layer="layout" svg:width="0.578cm" svg:height="0.623cm" svg:x="9.688cm" svg:y="7.155cm">
          <draw:text-box>
            <text:p text:style-name="P1"><text:span text:style-name="T5">could </text:span></text:p>
          </draw:text-box>
        </draw:frame>
        <draw:frame draw:style-name="gr2" draw:text-style-name="P2" draw:layer="layout" svg:width="0.276cm" svg:height="0.623cm" svg:x="10.405cm" svg:y="7.155cm">
          <draw:text-box>
            <text:p text:style-name="P1"><text:span text:style-name="T2">be </text:span></text:p>
          </draw:text-box>
        </draw:frame>
        <draw:frame draw:style-name="gr73" draw:text-style-name="P2" draw:layer="layout" svg:width="0.518cm" svg:height="0.623cm" svg:x="10.792cm" svg:y="7.155cm">
          <draw:text-box>
            <text:p text:style-name="P1"><text:span text:style-name="T3">utilize </text:span></text:p>
          </draw:text-box>
        </draw:frame>
        <draw:frame draw:style-name="gr21" draw:text-style-name="P2" draw:layer="layout" svg:width="0.132cm" svg:height="0.623cm" svg:x="11.567cm" svg:y="7.155cm">
          <draw:text-box>
            <text:p text:style-name="P1"><text:span text:style-name="T15">in </text:span></text:p>
          </draw:text-box>
        </draw:frame>
        <draw:frame draw:style-name="gr74" draw:text-style-name="P2" draw:layer="layout" svg:width="0.542cm" svg:height="0.623cm" svg:x="11.839cm" svg:y="7.155cm">
          <draw:text-box>
            <text:p text:style-name="P1"><text:span text:style-name="T16">radio </text:span></text:p>
          </draw:text-box>
        </draw:frame>
        <draw:frame draw:style-name="gr16" draw:text-style-name="P2" draw:layer="layout" svg:width="1.184cm" svg:height="0.623cm" svg:x="12.517cm" svg:y="7.155cm">
          <draw:text-box>
            <text:p text:style-name="P1"><text:span text:style-name="T12">frequency </text:span></text:p>
          </draw:text-box>
        </draw:frame>
        <draw:frame draw:style-name="gr20" draw:text-style-name="P2" draw:layer="layout" svg:width="1.252cm" svg:height="0.623cm" svg:x="13.796cm" svg:y="7.155cm">
          <draw:text-box>
            <text:p text:style-name="P1"><text:span text:style-name="T14">identification </text:span></text:p>
          </draw:text-box>
        </draw:frame>
        <draw:frame draw:style-name="gr75" draw:text-style-name="P2" draw:layer="layout" svg:width="0.704cm" svg:height="0.623cm" svg:x="15.365cm" svg:y="7.155cm">
          <draw:text-box>
            <text:p text:style-name="P1"><text:span text:style-name="T9">(RFID) </text:span></text:p>
          </draw:text-box>
        </draw:frame>
        <draw:frame draw:style-name="gr1" draw:text-style-name="P2" draw:layer="layout" svg:width="1.212cm" svg:height="0.623cm" svg:x="16.256cm" svg:y="7.155cm">
          <draw:text-box>
            <text:p text:style-name="P1"><text:span text:style-name="T1">application. </text:span></text:p>
          </draw:text-box>
        </draw:frame>
        <draw:frame draw:style-name="gr6" draw:text-style-name="P2" draw:layer="layout" svg:width="0.467cm" svg:height="0.623cm" svg:x="17.69cm" svg:y="7.155cm">
          <draw:text-box>
            <text:p text:style-name="P1"><text:span text:style-name="T6">The </text:span></text:p>
          </draw:text-box>
        </draw:frame>
        <draw:frame draw:style-name="gr76" draw:text-style-name="P2" draw:layer="layout" svg:width="0.384cm" svg:height="0.623cm" svg:x="18.233cm" svg:y="7.155cm">
          <draw:text-box>
            <text:p text:style-name="P1"><text:span text:style-name="T46">fiter </text:span></text:p>
          </draw:text-box>
        </draw:frame>
        <draw:frame draw:style-name="gr4" draw:text-style-name="P2" draw:layer="layout" svg:width="0.916cm" svg:height="0.623cm" svg:x="18.833cm" svg:y="7.155cm">
          <draw:text-box>
            <text:p text:style-name="P1"><text:span text:style-name="T4">includes </text:span></text:p>
          </draw:text-box>
        </draw:frame>
        <draw:frame draw:style-name="gr7" draw:text-style-name="P2" draw:layer="layout" svg:width="0.567cm" svg:height="0.623cm" svg:x="19.899cm" svg:y="7.155cm">
          <draw:text-box>
            <text:p text:style-name="P1"><text:span text:style-name="T5">three </text:span></text:p>
          </draw:text-box>
        </draw:frame>
        <draw:frame draw:style-name="gr76" draw:text-style-name="P2" draw:layer="layout" svg:width="0.401cm" svg:height="0.623cm" svg:x="20.597cm" svg:y="7.155cm">
          <draw:text-box>
            <text:p text:style-name="P1"><text:span text:style-name="T46">cells </text:span></text:p>
          </draw:text-box>
        </draw:frame>
        <draw:frame draw:style-name="gr77" draw:text-style-name="P2" draw:layer="layout" svg:width="0.146cm" svg:height="0.623cm" svg:x="21.217cm" svg:y="7.155cm">
          <draw:text-box>
            <text:p text:style-name="P1"><text:span text:style-name="T47">in </text:span></text:p>
          </draw:text-box>
        </draw:frame>
        <draw:frame draw:style-name="gr6" draw:text-style-name="P2" draw:layer="layout" svg:width="0.705cm" svg:height="0.623cm" svg:x="21.488cm" svg:y="7.155cm">
          <draw:text-box>
            <text:p text:style-name="P1"><text:span text:style-name="T6">which </text:span></text:p>
          </draw:text-box>
        </draw:frame>
        <draw:frame draw:style-name="gr15" draw:text-style-name="P2" draw:layer="layout" svg:width="0.428cm" svg:height="0.623cm" svg:x="22.263cm" svg:y="7.155cm">
          <draw:text-box>
            <text:p text:style-name="P1"><text:span text:style-name="T1">two </text:span></text:p>
          </draw:text-box>
        </draw:frame>
        <draw:frame draw:style-name="gr2" draw:text-style-name="P2" draw:layer="layout" svg:width="0.345cm" svg:height="0.623cm" svg:x="22.767cm" svg:y="7.155cm">
          <draw:text-box>
            <text:p text:style-name="P1"><text:span text:style-name="T2">are </text:span></text:p>
          </draw:text-box>
        </draw:frame>
        <draw:frame draw:style-name="gr71" draw:text-style-name="P2" draw:layer="layout" svg:width="1.428cm" svg:height="0.623cm" svg:x="23.232cm" svg:y="7.155cm">
          <draw:text-box>
            <text:p text:style-name="P1"><text:span text:style-name="T12">symmetrical </text:span></text:p>
          </draw:text-box>
        </draw:frame>
        <draw:frame draw:style-name="gr13" draw:text-style-name="P2" draw:layer="layout" svg:width="0.463cm" svg:height="0.623cm" svg:x="24.743cm" svg:y="7.155cm">
          <draw:text-box>
            <text:p text:style-name="P1"><text:span text:style-name="T11">and </text:span></text:p>
          </draw:text-box>
        </draw:frame>
        <draw:frame draw:style-name="gr22" draw:text-style-name="P2" draw:layer="layout" svg:width="0.491cm" svg:height="0.623cm" svg:x="3.585cm" svg:y="7.543cm">
          <draw:text-box>
            <text:p text:style-name="P1"><text:span text:style-name="T16">both </text:span></text:p>
          </draw:text-box>
        </draw:frame>
        <draw:frame draw:style-name="gr78" draw:text-style-name="P2" draw:layer="layout" svg:width="1.126cm" svg:height="0.623cm" svg:x="4.185cm" svg:y="7.543cm">
          <draw:text-box>
            <text:p text:style-name="P1"><text:span text:style-name="T1">inductively </text:span></text:p>
          </draw:text-box>
        </draw:frame>
        <draw:frame draw:style-name="gr26" draw:text-style-name="P2" draw:layer="layout" svg:width="0.954cm" svg:height="0.623cm" svg:x="5.522cm" svg:y="7.543cm">
          <draw:text-box>
            <text:p text:style-name="P1"><text:span text:style-name="T12">coupled </text:span></text:p>
          </draw:text-box>
        </draw:frame>
        <draw:frame draw:style-name="gr2" draw:text-style-name="P2" draw:layer="layout" svg:width="0.83cm" svg:height="0.623cm" svg:x="6.53cm" svg:y="7.543cm">
          <draw:text-box>
            <text:p text:style-name="P1"><text:span text:style-name="T2">with <text:s/>the </text:span></text:p>
          </draw:text-box>
        </draw:frame>
        <draw:frame draw:style-name="gr76" draw:text-style-name="P2" draw:layer="layout" svg:width="0.44cm" svg:height="0.623cm" svg:x="7.557cm" svg:y="7.543cm">
          <draw:text-box>
            <text:p text:style-name="P1"><text:span text:style-name="T46">third </text:span></text:p>
          </draw:text-box>
        </draw:frame>
        <draw:frame draw:style-name="gr19" draw:text-style-name="P2" draw:layer="layout" svg:width="0.302cm" svg:height="0.623cm" svg:x="8.157cm" svg:y="7.543cm">
          <draw:text-box>
            <text:p text:style-name="P1"><text:span text:style-name="T8">cell </text:span></text:p>
          </draw:text-box>
        </draw:frame>
        <draw:frame draw:style-name="gr79" draw:text-style-name="P2" draw:layer="layout" svg:width="0.68cm" svg:height="0.623cm" svg:x="8.642cm" svg:y="7.543cm">
          <draw:text-box>
            <text:p text:style-name="P1"><text:span text:style-name="T11">which </text:span></text:p>
          </draw:text-box>
        </draw:frame>
        <draw:frame draw:style-name="gr77" draw:text-style-name="P2" draw:layer="layout" svg:width="0.129cm" svg:height="0.623cm" svg:x="9.417cm" svg:y="7.543cm">
          <draw:text-box>
            <text:p text:style-name="P1"><text:span text:style-name="T47">is </text:span></text:p>
          </draw:text-box>
        </draw:frame>
        <draw:frame draw:style-name="gr11" draw:text-style-name="P2" draw:layer="layout" svg:width="0.888cm" svg:height="0.623cm" svg:x="9.688cm" svg:y="7.543cm">
          <draw:text-box>
            <text:p text:style-name="P1"><text:span text:style-name="T9">present </text:span></text:p>
          </draw:text-box>
        </draw:frame>
        <draw:frame draw:style-name="gr77" draw:text-style-name="P2" draw:layer="layout" svg:width="0.146cm" svg:height="0.623cm" svg:x="10.676cm" svg:y="7.543cm">
          <draw:text-box>
            <text:p text:style-name="P1"><text:span text:style-name="T47">in </text:span></text:p>
          </draw:text-box>
        </draw:frame>
        <draw:frame draw:style-name="gr80" draw:text-style-name="P2" draw:layer="layout" svg:width="1.102cm" svg:height="0.623cm" svg:x="10.947cm" svg:y="7.543cm">
          <draw:text-box>
            <text:p text:style-name="P1"><text:span text:style-name="T23">between </text:span></text:p>
          </draw:text-box>
        </draw:frame>
        <draw:frame draw:style-name="gr4" draw:text-style-name="P2" draw:layer="layout" svg:width="0.664cm" svg:height="0.623cm" svg:x="12.052cm" svg:y="7.543cm">
          <draw:text-box>
            <text:p text:style-name="P1"><text:span text:style-name="T4">them. </text:span></text:p>
          </draw:text-box>
        </draw:frame>
        <draw:frame draw:style-name="gr77" draw:text-style-name="P2" draw:layer="layout" svg:width="0.157cm" svg:height="0.623cm" svg:x="12.827cm" svg:y="7.543cm">
          <draw:text-box>
            <text:p text:style-name="P1"><text:span text:style-name="T47">In </text:span></text:p>
          </draw:text-box>
        </draw:frame>
        <draw:frame draw:style-name="gr2" draw:text-style-name="P2" draw:layer="layout" svg:width="0.345cm" svg:height="0.623cm" svg:x="13.098cm" svg:y="7.543cm">
          <draw:text-box>
            <text:p text:style-name="P1"><text:span text:style-name="T2">the </text:span></text:p>
          </draw:text-box>
        </draw:frame>
        <draw:frame draw:style-name="gr68" draw:text-style-name="P2" draw:layer="layout" svg:width="1.173cm" svg:height="0.623cm" svg:x="13.563cm" svg:y="7.543cm">
          <draw:text-box>
            <text:p text:style-name="P1"><text:span text:style-name="T20">proposed </text:span></text:p>
          </draw:text-box>
        </draw:frame>
        <draw:frame draw:style-name="gr4" draw:text-style-name="P2" draw:layer="layout" svg:width="0.917cm" svg:height="0.623cm" svg:x="14.764cm" svg:y="7.543cm">
          <draw:text-box>
            <text:p text:style-name="P1"><text:span text:style-name="T4">designs, </text:span></text:p>
          </draw:text-box>
        </draw:frame>
        <draw:frame draw:style-name="gr7" draw:text-style-name="P2" draw:layer="layout" svg:width="0.567cm" svg:height="0.623cm" svg:x="15.85cm" svg:y="7.543cm">
          <draw:text-box>
            <text:p text:style-name="P1"><text:span text:style-name="T5">three </text:span></text:p>
          </draw:text-box>
        </draw:frame>
        <draw:frame draw:style-name="gr2" draw:text-style-name="P2" draw:layer="layout" svg:width="0.829cm" svg:height="0.623cm" svg:x="16.547cm" svg:y="7.543cm">
          <draw:text-box>
            <text:p text:style-name="P1"><text:span text:style-name="T2">different </text:span></text:p>
          </draw:text-box>
        </draw:frame>
        <draw:frame draw:style-name="gr81" draw:text-style-name="P2" draw:layer="layout" svg:width="1.537cm" svg:height="0.623cm" svg:x="17.613cm" svg:y="7.543cm">
          <draw:text-box>
            <text:p text:style-name="P1"><text:span text:style-name="T6">metamaterial </text:span></text:p>
          </draw:text-box>
        </draw:frame>
        <draw:frame draw:style-name="gr82" draw:text-style-name="P2" draw:layer="layout" svg:width="1.248cm" svg:height="0.623cm" svg:x="19.24cm" svg:y="7.543cm">
          <draw:text-box>
            <text:p text:style-name="P1"><text:span text:style-name="T22">composite </text:span></text:p>
          </draw:text-box>
        </draw:frame>
        <draw:frame draw:style-name="gr83" draw:text-style-name="P2" draw:layer="layout" svg:width="0.77cm" svg:height="0.623cm" svg:x="20.558cm" svg:y="7.543cm">
          <draw:text-box>
            <text:p text:style-name="P1"><text:span text:style-name="T46">right/left </text:span></text:p>
          </draw:text-box>
        </draw:frame>
        <draw:frame draw:style-name="gr84" draw:text-style-name="P2" draw:layer="layout" svg:width="0.98cm" svg:height="0.623cm" svg:x="21.604cm" svg:y="7.543cm">
          <draw:text-box>
            <text:p text:style-name="P1"><text:span text:style-name="T23">handed </text:span></text:p>
          </draw:text-box>
        </draw:frame>
        <draw:frame draw:style-name="gr85" draw:text-style-name="P2" draw:layer="layout" svg:width="0.875cm" svg:height="0.623cm" svg:x="22.573cm" svg:y="7.543cm">
          <draw:text-box>
            <text:p text:style-name="P1"><text:span text:style-name="T43">(CRLH) </text:span></text:p>
          </draw:text-box>
        </draw:frame>
        <draw:frame draw:style-name="gr19" draw:text-style-name="P2" draw:layer="layout" svg:width="0.302cm" svg:height="0.623cm" svg:x="23.561cm" svg:y="7.543cm">
          <draw:text-box>
            <text:p text:style-name="P1"><text:span text:style-name="T8">cell </text:span></text:p>
          </draw:text-box>
        </draw:frame>
        <draw:frame draw:style-name="gr6" draw:text-style-name="P2" draw:layer="layout" svg:width="1.895cm" svg:height="0.623cm" svg:x="3.585cm" svg:y="7.931cm">
          <draw:text-box>
            <text:p text:style-name="P1"><text:span text:style-name="T6">resonators <text:s/>have </text:span></text:p>
          </draw:text-box>
        </draw:frame>
        <draw:frame draw:style-name="gr16" draw:text-style-name="P2" draw:layer="layout" svg:width="0.623cm" svg:height="0.623cm" svg:x="5.6cm" svg:y="7.931cm">
          <draw:text-box>
            <text:p text:style-name="P1"><text:span text:style-name="T12">been </text:span></text:p>
          </draw:text-box>
        </draw:frame>
        <draw:frame draw:style-name="gr26" draw:text-style-name="P2" draw:layer="layout" svg:width="1.051cm" svg:height="0.623cm" svg:x="6.278cm" svg:y="7.931cm">
          <draw:text-box>
            <text:p text:style-name="P1"><text:span text:style-name="T12">analysed </text:span></text:p>
          </draw:text-box>
        </draw:frame>
        <draw:frame draw:style-name="gr8" draw:text-style-name="P2" draw:layer="layout" svg:width="0.256cm" svg:height="0.623cm" svg:x="7.44cm" svg:y="7.931cm">
          <draw:text-box>
            <text:p text:style-name="P1"><text:span text:style-name="T7">for </text:span></text:p>
          </draw:text-box>
        </draw:frame>
        <draw:frame draw:style-name="gr86" draw:text-style-name="P2" draw:layer="layout" svg:width="1.705cm" svg:height="0.623cm" svg:x="7.828cm" svg:y="7.931cm">
          <draw:text-box>
            <text:p text:style-name="P1"><text:span text:style-name="T23">compactness. </text:span></text:p>
          </draw:text-box>
        </draw:frame>
        <draw:frame draw:style-name="gr6" draw:text-style-name="P2" draw:layer="layout" svg:width="0.467cm" svg:height="0.623cm" svg:x="9.572cm" svg:y="7.931cm">
          <draw:text-box>
            <text:p text:style-name="P1"><text:span text:style-name="T6">The </text:span></text:p>
          </draw:text-box>
        </draw:frame>
        <draw:frame draw:style-name="gr87" draw:text-style-name="P2" draw:layer="layout" svg:width="0.802cm" svg:height="0.623cm" svg:x="10.114cm" svg:y="7.931cm">
          <draw:text-box>
            <text:p text:style-name="P1"><text:span text:style-name="T48">CRLH </text:span></text:p>
          </draw:text-box>
        </draw:frame>
        <draw:frame draw:style-name="gr19" draw:text-style-name="P2" draw:layer="layout" svg:width="0.302cm" svg:height="0.623cm" svg:x="10.928cm" svg:y="7.931cm">
          <draw:text-box>
            <text:p text:style-name="P1"><text:span text:style-name="T8">cell </text:span></text:p>
          </draw:text-box>
        </draw:frame>
        <draw:frame draw:style-name="gr88" draw:text-style-name="P2" draw:layer="layout" svg:width="0.87cm" svg:height="0.623cm" svg:x="11.412cm" svg:y="7.931cm">
          <draw:text-box>
            <text:p text:style-name="P1"><text:span text:style-name="T49">consists </text:span></text:p>
          </draw:text-box>
        </draw:frame>
        <draw:frame draw:style-name="gr17" draw:text-style-name="P2" draw:layer="layout" svg:width="0.171cm" svg:height="0.623cm" svg:x="12.459cm" svg:y="7.931cm">
          <draw:text-box>
            <text:p text:style-name="P1"><text:span text:style-name="T13">of </text:span></text:p>
          </draw:text-box>
        </draw:frame>
        <draw:frame draw:style-name="gr17" draw:text-style-name="P2" draw:layer="layout" svg:width="0.203cm" svg:height="0.623cm" svg:x="12.807cm" svg:y="7.931cm">
          <draw:text-box>
            <text:p text:style-name="P1"><text:span text:style-name="T13">an </text:span></text:p>
          </draw:text-box>
        </draw:frame>
        <draw:frame draw:style-name="gr89" draw:text-style-name="P2" draw:layer="layout" svg:width="1.008cm" svg:height="0.623cm" svg:x="13.156cm" svg:y="7.931cm">
          <draw:text-box>
            <text:p text:style-name="P1"><text:span text:style-name="T25">interdigital </text:span></text:p>
          </draw:text-box>
        </draw:frame>
        <draw:frame draw:style-name="gr5" draw:text-style-name="P2" draw:layer="layout" svg:width="0.99cm" svg:height="0.623cm" svg:x="14.454cm" svg:y="7.931cm">
          <draw:text-box>
            <text:p text:style-name="P1"><text:span text:style-name="T5">capacitor, </text:span></text:p>
          </draw:text-box>
        </draw:frame>
        <draw:frame draw:style-name="gr90" draw:text-style-name="P2" draw:layer="layout" svg:width="0.077cm" svg:height="0.623cm" svg:x="15.753cm" svg:y="7.931cm">
          <draw:text-box>
            <text:p text:style-name="P1"><text:span text:style-name="T50">a </text:span></text:p>
          </draw:text-box>
        </draw:frame>
        <draw:frame draw:style-name="gr91" draw:text-style-name="P2" draw:layer="layout" svg:width="1.744cm" svg:height="0.623cm" svg:x="15.927cm" svg:y="7.931cm">
          <draw:text-box>
            <text:p text:style-name="P1"><text:span text:style-name="T10">stub/meander </text:span></text:p>
          </draw:text-box>
        </draw:frame>
        <draw:frame draw:style-name="gr92" draw:text-style-name="P2" draw:layer="layout" svg:width="0.917cm" svg:height="0.623cm" svg:x="17.671cm" svg:y="7.931cm">
          <draw:text-box>
            <text:p text:style-name="P1"><text:span text:style-name="T25">line/spiral </text:span></text:p>
          </draw:text-box>
        </draw:frame>
        <draw:frame draw:style-name="gr10" draw:text-style-name="P2" draw:layer="layout" svg:width="0.897cm" svg:height="0.623cm" svg:x="18.891cm" svg:y="7.931cm">
          <draw:text-box>
            <text:p text:style-name="P1"><text:span text:style-name="T1">inductor </text:span></text:p>
          </draw:text-box>
        </draw:frame>
        <draw:frame draw:style-name="gr13" draw:text-style-name="P2" draw:layer="layout" svg:width="0.463cm" svg:height="0.623cm" svg:x="19.918cm" svg:y="7.931cm">
          <draw:text-box>
            <text:p text:style-name="P1"><text:span text:style-name="T11">and </text:span></text:p>
          </draw:text-box>
        </draw:frame>
        <draw:frame draw:style-name="gr8" draw:text-style-name="P2" draw:layer="layout" svg:width="0.42cm" svg:height="0.623cm" svg:x="20.442cm" svg:y="7.931cm">
          <draw:text-box>
            <text:p text:style-name="P1"><text:span text:style-name="T7">a <text:s/>via </text:span></text:p>
          </draw:text-box>
        </draw:frame>
        <draw:frame draw:style-name="gr17" draw:text-style-name="P2" draw:layer="layout" svg:width="0.173cm" svg:height="0.623cm" svg:x="21.12cm" svg:y="7.931cm">
          <draw:text-box>
            <text:p text:style-name="P1"><text:span text:style-name="T13">to </text:span></text:p>
          </draw:text-box>
        </draw:frame>
        <draw:frame draw:style-name="gr26" draw:text-style-name="P2" draw:layer="layout" svg:width="0.947cm" svg:height="0.623cm" svg:x="21.391cm" svg:y="7.931cm">
          <draw:text-box>
            <text:p text:style-name="P1"><text:span text:style-name="T12">connect </text:span></text:p>
          </draw:text-box>
        </draw:frame>
        <draw:frame draw:style-name="gr25" draw:text-style-name="P2" draw:layer="layout" svg:width="0.33cm" svg:height="0.623cm" svg:x="22.418cm" svg:y="7.931cm">
          <draw:text-box>
            <text:p text:style-name="P1"><text:span text:style-name="T17">the </text:span></text:p>
          </draw:text-box>
        </draw:frame>
        <draw:frame draw:style-name="gr2" draw:text-style-name="P2" draw:layer="layout" svg:width="0.353cm" svg:height="0.623cm" svg:x="22.864cm" svg:y="7.931cm">
          <draw:text-box>
            <text:p text:style-name="P1"><text:span text:style-name="T2">top </text:span></text:p>
          </draw:text-box>
        </draw:frame>
        <draw:frame draw:style-name="gr93" draw:text-style-name="P2" draw:layer="layout" svg:width="0.217cm" svg:height="0.623cm" svg:x="23.27cm" svg:y="7.931cm">
          <draw:text-box>
            <text:p text:style-name="P1"><text:span text:style-name="T19">of </text:span></text:p>
          </draw:text-box>
        </draw:frame>
        <draw:frame draw:style-name="gr2" draw:text-style-name="P2" draw:layer="layout" svg:width="0.345cm" svg:height="0.623cm" svg:x="23.619cm" svg:y="7.931cm">
          <draw:text-box>
            <text:p text:style-name="P1"><text:span text:style-name="T2">the </text:span></text:p>
          </draw:text-box>
        </draw:frame>
        <draw:frame draw:style-name="gr1" draw:text-style-name="P2" draw:layer="layout" svg:width="0.969cm" svg:height="0.623cm" svg:x="24.084cm" svg:y="7.931cm">
          <draw:text-box>
            <text:p text:style-name="P1"><text:span text:style-name="T1">structure </text:span></text:p>
          </draw:text-box>
        </draw:frame>
        <draw:frame draw:style-name="gr15" draw:text-style-name="P2" draw:layer="layout" svg:width="0.437cm" svg:height="0.623cm" svg:x="3.585cm" svg:y="8.318cm">
          <draw:text-box>
            <text:p text:style-name="P1"><text:span text:style-name="T1">and </text:span></text:p>
          </draw:text-box>
        </draw:frame>
        <draw:frame draw:style-name="gr27" draw:text-style-name="P2" draw:layer="layout" svg:width="0.89cm" svg:height="0.623cm" svg:x="4.108cm" svg:y="8.318cm">
          <draw:text-box>
            <text:p text:style-name="P1"><text:span text:style-name="T12">ground </text:span></text:p>
          </draw:text-box>
        </draw:frame>
        <draw:frame draw:style-name="gr72" draw:text-style-name="P2" draw:layer="layout" svg:width="0.641cm" svg:height="0.623cm" svg:x="5.038cm" svg:y="8.318cm">
          <draw:text-box>
            <text:p text:style-name="P1"><text:span text:style-name="T5">plane. </text:span></text:p>
          </draw:text-box>
        </draw:frame>
        <draw:frame draw:style-name="gr93" draw:text-style-name="P2" draw:layer="layout" svg:width="0.626cm" svg:height="0.623cm" svg:x="5.852cm" svg:y="8.318cm">
          <draw:text-box>
            <text:p text:style-name="P1"><text:span text:style-name="T19">Finally, </text:span></text:p>
          </draw:text-box>
        </draw:frame>
        <draw:frame draw:style-name="gr2" draw:text-style-name="P2" draw:layer="layout" svg:width="0.345cm" svg:height="0.623cm" svg:x="6.743cm" svg:y="8.318cm">
          <draw:text-box>
            <text:p text:style-name="P1"><text:span text:style-name="T2">the </text:span></text:p>
          </draw:text-box>
        </draw:frame>
        <draw:frame draw:style-name="gr68" draw:text-style-name="P2" draw:layer="layout" svg:width="1.173cm" svg:height="0.623cm" svg:x="7.208cm" svg:y="8.318cm">
          <draw:text-box>
            <text:p text:style-name="P1"><text:span text:style-name="T20">proposed </text:span></text:p>
          </draw:text-box>
        </draw:frame>
        <draw:frame draw:style-name="gr22" draw:text-style-name="P2" draw:layer="layout" svg:width="0.462cm" svg:height="0.623cm" svg:x="8.409cm" svg:y="8.318cm">
          <draw:text-box>
            <text:p text:style-name="P1"><text:span text:style-name="T16">dual </text:span></text:p>
          </draw:text-box>
        </draw:frame>
        <draw:frame draw:style-name="gr6" draw:text-style-name="P2" draw:layer="layout" svg:width="0.623cm" svg:height="0.623cm" svg:x="9.01cm" svg:y="8.318cm">
          <draw:text-box>
            <text:p text:style-name="P1"><text:span text:style-name="T6">band </text:span></text:p>
          </draw:text-box>
        </draw:frame>
        <draw:frame draw:style-name="gr35" draw:text-style-name="P2" draw:layer="layout" svg:width="1.222cm" svg:height="0.623cm" svg:x="9.688cm" svg:y="8.318cm">
          <draw:text-box>
            <text:p text:style-name="P1"><text:span text:style-name="T23">bandpass </text:span></text:p>
          </draw:text-box>
        </draw:frame>
        <draw:frame draw:style-name="gr64" draw:text-style-name="P2" draw:layer="layout" svg:width="0.49cm" svg:height="0.623cm" svg:x="10.928cm" svg:y="8.318cm">
          <draw:text-box>
            <text:p text:style-name="P1"><text:span text:style-name="T17">fiters </text:span></text:p>
          </draw:text-box>
        </draw:frame>
        <draw:frame draw:style-name="gr72" draw:text-style-name="P2" draw:layer="layout" svg:width="0.642cm" svg:height="0.623cm" svg:x="11.664cm" svg:y="8.318cm">
          <draw:text-box>
            <text:p text:style-name="P1"><text:span text:style-name="T5">(using </text:span></text:p>
          </draw:text-box>
        </draw:frame>
        <draw:frame draw:style-name="gr94" draw:text-style-name="P2" draw:layer="layout" svg:width="1.21cm" svg:height="0.623cm" svg:x="12.478cm" svg:y="8.318cm">
          <draw:text-box>
            <text:p text:style-name="P1"><text:span text:style-name="T24">meander </text:span></text:p>
          </draw:text-box>
        </draw:frame>
        <draw:frame draw:style-name="gr19" draw:text-style-name="P2" draw:layer="layout" svg:width="0.325cm" svg:height="0.623cm" svg:x="13.621cm" svg:y="8.318cm">
          <draw:text-box>
            <text:p text:style-name="P1"><text:span text:style-name="T8">line </text:span></text:p>
          </draw:text-box>
        </draw:frame>
        <draw:frame draw:style-name="gr13" draw:text-style-name="P2" draw:layer="layout" svg:width="0.463cm" svg:height="0.623cm" svg:x="14.106cm" svg:y="8.318cm">
          <draw:text-box>
            <text:p text:style-name="P1"><text:span text:style-name="T11">and </text:span></text:p>
          </draw:text-box>
        </draw:frame>
        <draw:frame draw:style-name="gr95" draw:text-style-name="P2" draw:layer="layout" svg:width="0.508cm" svg:height="0.623cm" svg:x="14.648cm" svg:y="8.318cm">
          <draw:text-box>
            <text:p text:style-name="P1"><text:span text:style-name="T19">spiral </text:span></text:p>
          </draw:text-box>
        </draw:frame>
        <draw:frame draw:style-name="gr1" draw:text-style-name="P2" draw:layer="layout" svg:width="0.96cm" svg:height="0.623cm" svg:x="15.365cm" svg:y="8.318cm">
          <draw:text-box>
            <text:p text:style-name="P1"><text:span text:style-name="T1">inductor) </text:span></text:p>
          </draw:text-box>
        </draw:frame>
        <draw:frame draw:style-name="gr2" draw:text-style-name="P2" draw:layer="layout" svg:width="0.345cm" svg:height="0.623cm" svg:x="16.489cm" svg:y="8.318cm">
          <draw:text-box>
            <text:p text:style-name="P1"><text:span text:style-name="T2">are </text:span></text:p>
          </draw:text-box>
        </draw:frame>
        <draw:frame draw:style-name="gr96" draw:text-style-name="P2" draw:layer="layout" svg:width="1.043cm" svg:height="0.623cm" svg:x="16.954cm" svg:y="8.318cm">
          <draw:text-box>
            <text:p text:style-name="P1"><text:span text:style-name="T20">showing </text:span></text:p>
          </draw:text-box>
        </draw:frame>
        <draw:frame draw:style-name="gr38" draw:text-style-name="P2" draw:layer="layout" svg:width="0.38cm" svg:height="0.623cm" svg:x="18.039cm" svg:y="8.318cm">
          <draw:text-box>
            <text:p text:style-name="P1"><text:span text:style-name="T25">size </text:span></text:p>
          </draw:text-box>
        </draw:frame>
        <draw:frame draw:style-name="gr23" draw:text-style-name="P2" draw:layer="layout" svg:width="1.057cm" svg:height="0.623cm" svg:x="18.601cm" svg:y="8.318cm">
          <draw:text-box>
            <text:p text:style-name="P1"><text:span text:style-name="T4">reduction </text:span></text:p>
          </draw:text-box>
        </draw:frame>
        <draw:frame draw:style-name="gr2" draw:text-style-name="P2" draw:layer="layout" svg:width="0.266cm" svg:height="0.623cm" svg:x="19.783cm" svg:y="8.318cm">
          <draw:text-box>
            <text:p text:style-name="P1"><text:span text:style-name="T2">by </text:span></text:p>
          </draw:text-box>
        </draw:frame>
        <draw:frame draw:style-name="gr97" draw:text-style-name="P2" draw:layer="layout" svg:width="0.579cm" svg:height="0.623cm" svg:x="20.151cm" svg:y="8.318cm">
          <draw:text-box>
            <text:p text:style-name="P1"><text:span text:style-name="T43">65% </text:span></text:p>
          </draw:text-box>
        </draw:frame>
        <draw:frame draw:style-name="gr15" draw:text-style-name="P2" draw:layer="layout" svg:width="0.437cm" svg:height="0.623cm" svg:x="20.771cm" svg:y="8.318cm">
          <draw:text-box>
            <text:p text:style-name="P1"><text:span text:style-name="T1">and </text:span></text:p>
          </draw:text-box>
        </draw:frame>
        <draw:frame draw:style-name="gr67" draw:text-style-name="P2" draw:layer="layout" svg:width="0.608cm" svg:height="0.623cm" svg:x="21.294cm" svg:y="8.318cm">
          <draw:text-box>
            <text:p text:style-name="P1"><text:span text:style-name="T45">50% </text:span></text:p>
          </draw:text-box>
        </draw:frame>
        <draw:frame draw:style-name="gr92" draw:text-style-name="P2" draw:layer="layout" svg:width="0.483cm" svg:height="0.623cm" svg:x="21.914cm" svg:y="8.318cm">
          <draw:text-box>
            <text:p text:style-name="P1"><text:span text:style-name="T25">(with </text:span></text:p>
          </draw:text-box>
        </draw:frame>
        <draw:frame draw:style-name="gr67" draw:text-style-name="P2" draw:layer="layout" svg:width="0.608cm" svg:height="0.623cm" svg:x="22.554cm" svg:y="8.318cm">
          <draw:text-box>
            <text:p text:style-name="P1"><text:span text:style-name="T45">25% </text:span></text:p>
          </draw:text-box>
        </draw:frame>
        <draw:frame draw:style-name="gr18" draw:text-style-name="P2" draw:layer="layout" svg:width="1.095cm" svg:height="0.623cm" svg:x="23.174cm" svg:y="8.318cm">
          <draw:text-box>
            <text:p text:style-name="P1"><text:span text:style-name="T11">operating </text:span></text:p>
          </draw:text-box>
        </draw:frame>
        <draw:frame draw:style-name="gr16" draw:text-style-name="P2" draw:layer="layout" svg:width="1.184cm" svg:height="0.623cm" svg:x="3.565cm" svg:y="8.706cm">
          <draw:text-box>
            <text:p text:style-name="P1"><text:span text:style-name="T12">frequency </text:span></text:p>
          </draw:text-box>
        </draw:frame>
        <draw:frame draw:style-name="gr78" draw:text-style-name="P2" draw:layer="layout" svg:width="1.137cm" svg:height="0.623cm" svg:x="4.844cm" svg:y="8.706cm">
          <draw:text-box>
            <text:p text:style-name="P1"><text:span text:style-name="T1">reduction), </text:span></text:p>
          </draw:text-box>
        </draw:frame>
        <draw:frame draw:style-name="gr5" draw:text-style-name="P2" draw:layer="layout" svg:width="1.242cm" svg:height="0.623cm" svg:x="6.22cm" svg:y="8.706cm">
          <draw:text-box>
            <text:p text:style-name="P1"><text:span text:style-name="T5">respectively, </text:span></text:p>
          </draw:text-box>
        </draw:frame>
        <draw:frame draw:style-name="gr77" draw:text-style-name="P2" draw:layer="layout" svg:width="0.146cm" svg:height="0.623cm" svg:x="7.77cm" svg:y="8.706cm">
          <draw:text-box>
            <text:p text:style-name="P1"><text:span text:style-name="T47">in </text:span></text:p>
          </draw:text-box>
        </draw:frame>
        <draw:frame draw:style-name="gr12" draw:text-style-name="P2" draw:layer="layout" svg:width="1.458cm" svg:height="0.623cm" svg:x="8.041cm" svg:y="8.706cm">
          <draw:text-box>
            <text:p text:style-name="P1"><text:span text:style-name="T10">comparison </text:span></text:p>
          </draw:text-box>
        </draw:frame>
        <draw:frame draw:style-name="gr2" draw:text-style-name="P2" draw:layer="layout" svg:width="0.437cm" svg:height="0.623cm" svg:x="9.514cm" svg:y="8.706cm">
          <draw:text-box>
            <text:p text:style-name="P1"><text:span text:style-name="T2">with </text:span></text:p>
          </draw:text-box>
        </draw:frame>
        <draw:frame draw:style-name="gr18" draw:text-style-name="P2" draw:layer="layout" svg:width="1.075cm" svg:height="0.623cm" svg:x="10.095cm" svg:y="8.706cm">
          <draw:text-box>
            <text:p text:style-name="P1"><text:span text:style-name="T11">reference </text:span></text:p>
          </draw:text-box>
        </draw:frame>
        <draw:frame draw:style-name="gr98" draw:text-style-name="P2" draw:layer="layout" svg:width="0.366cm" svg:height="0.623cm" svg:x="11.296cm" svg:y="8.706cm">
          <draw:text-box>
            <text:p text:style-name="P1"><text:span text:style-name="T51">filter </text:span></text:p>
          </draw:text-box>
        </draw:frame>
        <draw:frame draw:style-name="gr15" draw:text-style-name="P2" draw:layer="layout" svg:width="0.605cm" svg:height="0.623cm" svg:x="11.897cm" svg:y="8.706cm">
          <draw:text-box>
            <text:p text:style-name="P1"><text:span text:style-name="T1">using </text:span></text:p>
          </draw:text-box>
        </draw:frame>
        <draw:frame draw:style-name="gr22" draw:text-style-name="P2" draw:layer="layout" svg:width="1.412cm" svg:height="0.623cm" svg:x="12.614cm" svg:y="8.706cm">
          <draw:text-box>
            <text:p text:style-name="P1"><text:span text:style-name="T16">stub <text:s/>inductor. </text:span></text:p>
          </draw:text-box>
        </draw:frame>
        <draw:frame draw:style-name="gr16" draw:text-style-name="P2" draw:layer="layout" svg:width="0.654cm" svg:height="0.623cm" svg:x="14.319cm" svg:y="8.706cm">
          <draw:text-box>
            <text:p text:style-name="P1"><text:span text:style-name="T12">More </text:span></text:p>
          </draw:text-box>
        </draw:frame>
        <draw:frame draw:style-name="gr1" draw:text-style-name="P2" draw:layer="layout" svg:width="0.514cm" svg:height="0.623cm" svg:x="14.997cm" svg:y="8.706cm">
          <draw:text-box>
            <text:p text:style-name="P1"><text:span text:style-name="T1">than </text:span></text:p>
          </draw:text-box>
        </draw:frame>
        <draw:frame draw:style-name="gr2" draw:text-style-name="P2" draw:layer="layout" svg:width="0.269cm" svg:height="0.623cm" svg:x="15.617cm" svg:y="8.706cm">
          <draw:text-box>
            <text:p text:style-name="P1"><text:span text:style-name="T2">30 </text:span></text:p>
          </draw:text-box>
        </draw:frame>
        <draw:frame draw:style-name="gr4" draw:text-style-name="P2" draw:layer="layout" svg:width="0.338cm" svg:height="0.623cm" svg:x="15.985cm" svg:y="8.706cm">
          <draw:text-box>
            <text:p text:style-name="P1"><text:span text:style-name="T4">dB </text:span></text:p>
          </draw:text-box>
        </draw:frame>
        <draw:frame draw:style-name="gr13" draw:text-style-name="P2" draw:layer="layout" svg:width="1.291cm" svg:height="0.623cm" svg:x="16.392cm" svg:y="8.706cm">
          <draw:text-box>
            <text:p text:style-name="P1"><text:span text:style-name="T11">attenuation </text:span></text:p>
          </draw:text-box>
        </draw:frame>
        <draw:frame draw:style-name="gr15" draw:text-style-name="P2" draw:layer="layout" svg:width="0.408cm" svg:height="0.623cm" svg:x="17.807cm" svg:y="8.706cm">
          <draw:text-box>
            <text:p text:style-name="P1"><text:span text:style-name="T1">has </text:span></text:p>
          </draw:text-box>
        </draw:frame>
        <draw:frame draw:style-name="gr6" draw:text-style-name="P2" draw:layer="layout" svg:width="0.612cm" svg:height="0.623cm" svg:x="18.33cm" svg:y="8.706cm">
          <draw:text-box>
            <text:p text:style-name="P1"><text:span text:style-name="T6">been </text:span></text:p>
          </draw:text-box>
        </draw:frame>
        <draw:frame draw:style-name="gr99" draw:text-style-name="P2" draw:layer="layout" svg:width="1.07cm" svg:height="0.623cm" svg:x="18.988cm" svg:y="8.706cm">
          <draw:text-box>
            <text:p text:style-name="P1"><text:span text:style-name="T22">achieved </text:span></text:p>
          </draw:text-box>
        </draw:frame>
        <draw:frame draw:style-name="gr24" draw:text-style-name="P2" draw:layer="layout" svg:width="1.084cm" svg:height="0.623cm" svg:x="20.17cm" svg:y="8.706cm">
          <draw:text-box>
            <text:p text:style-name="P1"><text:span text:style-name="T10">between </text:span></text:p>
          </draw:text-box>
        </draw:frame>
        <draw:frame draw:style-name="gr25" draw:text-style-name="P2" draw:layer="layout" svg:width="0.33cm" svg:height="0.623cm" svg:x="21.255cm" svg:y="8.706cm">
          <draw:text-box>
            <text:p text:style-name="P1"><text:span text:style-name="T17">the </text:span></text:p>
          </draw:text-box>
        </draw:frame>
        <draw:frame draw:style-name="gr15" draw:text-style-name="P2" draw:layer="layout" svg:width="0.428cm" svg:height="0.623cm" svg:x="21.701cm" svg:y="8.706cm">
          <draw:text-box>
            <text:p text:style-name="P1"><text:span text:style-name="T1">two </text:span></text:p>
          </draw:text-box>
        </draw:frame>
        <draw:frame draw:style-name="gr96" draw:text-style-name="P2" draw:layer="layout" svg:width="1.365cm" svg:height="0.623cm" svg:x="22.224cm" svg:y="8.706cm">
          <draw:text-box>
            <text:p text:style-name="P1"><text:span text:style-name="T20">passbands. </text:span></text:p>
          </draw:text-box>
        </draw:frame>
        <draw:frame draw:style-name="gr39" draw:text-style-name="P3" draw:layer="layout" svg:width="0.038cm" svg:height="0.577cm" svg:x="3.449cm" svg:y="9.558cm">
          <draw:text-box>
            <text:p text:style-name="P1"><text:span text:style-name="T26">. </text:span></text:p>
          </draw:text-box>
        </draw:frame>
        <draw:frame draw:style-name="gr100" draw:text-style-name="P3" draw:layer="layout" svg:width="1.129cm" svg:height="0.577cm" svg:x="3.604cm" svg:y="9.558cm">
          <draw:text-box>
            <text:p text:style-name="P1"><text:span text:style-name="T36">Multi-scale </text:span></text:p>
          </draw:text-box>
        </draw:frame>
        <draw:frame draw:style-name="gr101" draw:text-style-name="P3" draw:layer="layout" svg:width="1.136cm" svg:height="0.577cm" svg:x="4.96cm" svg:y="9.558cm">
          <draw:text-box>
            <text:p text:style-name="P1"><text:span text:style-name="T34">Modeling </text:span></text:p>
          </draw:text-box>
        </draw:frame>
        <draw:frame draw:style-name="gr49" draw:text-style-name="P3" draw:layer="layout" svg:width="0.437cm" svg:height="0.577cm" svg:x="6.142cm" svg:y="9.558cm">
          <draw:text-box>
            <text:p text:style-name="P1"><text:span text:style-name="T36">and </text:span></text:p>
          </draw:text-box>
        </draw:frame>
        <draw:frame draw:style-name="gr102" draw:text-style-name="P3" draw:layer="layout" svg:width="0.896cm" svg:height="0.577cm" svg:x="6.646cm" svg:y="9.558cm">
          <draw:text-box>
            <text:p text:style-name="P1"><text:span text:style-name="T52">Analysis </text:span></text:p>
          </draw:text-box>
        </draw:frame>
        <draw:frame draw:style-name="gr46" draw:text-style-name="P3" draw:layer="layout" svg:width="0.191cm" svg:height="0.577cm" svg:x="7.731cm" svg:y="9.558cm">
          <draw:text-box>
            <text:p text:style-name="P1"><text:span text:style-name="T33">of </text:span></text:p>
          </draw:text-box>
        </draw:frame>
        <draw:frame draw:style-name="gr103" draw:text-style-name="P3" draw:layer="layout" svg:width="1.448cm" svg:height="0.577cm" svg:x="8.041cm" svg:y="9.558cm">
          <draw:text-box>
            <text:p text:style-name="P1"><text:span text:style-name="T53">Nano-RFID </text:span></text:p>
          </draw:text-box>
        </draw:frame>
        <draw:frame draw:style-name="gr104" draw:text-style-name="P3" draw:layer="layout" svg:width="1.053cm" svg:height="0.577cm" svg:x="9.494cm" svg:y="9.558cm">
          <draw:text-box>
            <text:p text:style-name="P1"><text:span text:style-name="T54">Systems </text:span></text:p>
          </draw:text-box>
        </draw:frame>
        <draw:frame draw:style-name="gr105" draw:text-style-name="P3" draw:layer="layout" svg:width="0.272cm" svg:height="0.577cm" svg:x="10.599cm" svg:y="9.558cm">
          <draw:text-box>
            <text:p text:style-name="P1"><text:span text:style-name="T55">on </text:span></text:p>
          </draw:text-box>
        </draw:frame>
        <draw:frame draw:style-name="gr103" draw:text-style-name="P3" draw:layer="layout" svg:width="0.608cm" svg:height="0.577cm" svg:x="10.986cm" svg:y="9.558cm">
          <draw:text-box>
            <text:p text:style-name="P1"><text:span text:style-name="T53">HPC </text:span></text:p>
          </draw:text-box>
        </draw:frame>
        <draw:frame draw:style-name="gr43" draw:text-style-name="P3" draw:layer="layout" svg:width="0.693cm" svg:height="0.577cm" svg:x="11.625cm" svg:y="9.558cm">
          <draw:text-box>
            <text:p text:style-name="P1"><text:span text:style-name="T30">Setup </text:span></text:p>
          </draw:text-box>
        </draw:frame>
        <draw:frame draw:style-name="gr106" draw:text-style-name="P3" draw:layer="layout" svg:width="0.725cm" svg:height="0.577cm" svg:x="3.604cm" svg:y="10.217cm">
          <draw:text-box>
            <text:p text:style-name="P1"><text:span text:style-name="T54">NASA </text:span></text:p>
          </draw:text-box>
        </draw:frame>
        <draw:frame draw:style-name="gr101" draw:text-style-name="P3" draw:layer="layout" svg:width="1.497cm" svg:height="0.577cm" svg:x="4.321cm" svg:y="10.217cm">
          <draw:text-box>
            <text:p text:style-name="P1"><text:span text:style-name="T34">Astrophysics </text:span></text:p>
          </draw:text-box>
        </draw:frame>
        <draw:frame draw:style-name="gr44" draw:text-style-name="P3" draw:layer="layout" svg:width="0.557cm" svg:height="0.577cm" svg:x="5.987cm" svg:y="10.217cm">
          <draw:text-box>
            <text:p text:style-name="P1"><text:span text:style-name="T31">Data </text:span></text:p>
          </draw:text-box>
        </draw:frame>
        <draw:frame draw:style-name="gr107" draw:text-style-name="P3" draw:layer="layout" svg:width="0.916cm" svg:height="0.577cm" svg:x="6.646cm" svg:y="10.217cm">
          <draw:text-box>
            <text:p text:style-name="P1"><text:span text:style-name="T56">System </text:span></text:p>
          </draw:text-box>
        </draw:frame>
        <draw:frame draw:style-name="gr108" draw:text-style-name="P3" draw:layer="layout" svg:width="0.661cm" svg:height="0.577cm" svg:x="7.615cm" svg:y="10.217cm">
          <draw:text-box>
            <text:p text:style-name="P1"><text:span text:style-name="T57">(ADS) </text:span></text:p>
          </draw:text-box>
        </draw:frame>
        <draw:frame draw:style-name="gr109" draw:text-style-name="P4" draw:layer="layout" svg:width="0.831cm" svg:height="0.48cm" svg:x="3.585cm" svg:y="10.97cm">
          <draw:text-box>
            <text:p text:style-name="P1"><text:span text:style-name="T58">Pathak, </text:span></text:p>
          </draw:text-box>
        </draw:frame>
        <draw:frame draw:style-name="gr110" draw:text-style-name="P4" draw:layer="layout" svg:width="0.597cm" svg:height="0.48cm" svg:x="4.573cm" svg:y="10.97cm">
          <draw:text-box>
            <text:p text:style-name="P1"><text:span text:style-name="T59">Rohit; </text:span></text:p>
          </draw:text-box>
        </draw:frame>
        <draw:frame draw:style-name="gr111" draw:text-style-name="P4" draw:layer="layout" svg:width="2.185cm" svg:height="0.48cm" svg:x="5.348cm" svg:y="10.97cm">
          <draw:text-box>
            <text:p text:style-name="P1"><text:span text:style-name="T60">SOSHiNSatyadhat </text:span></text:p>
          </draw:text-box>
        </draw:frame>
        <draw:frame draw:style-name="gr17" draw:text-style-name="P2" draw:layer="layout" svg:width="0.172cm" svg:height="0.623cm" svg:x="3.585cm" svg:y="11.497cm">
          <draw:text-box>
            <text:p text:style-name="P1"><text:span text:style-name="T13">In </text:span></text:p>
          </draw:text-box>
        </draw:frame>
        <draw:frame draw:style-name="gr3" draw:text-style-name="P2" draw:layer="layout" svg:width="0.337cm" svg:height="0.623cm" svg:x="3.875cm" svg:y="11.497cm">
          <draw:text-box>
            <text:p text:style-name="P1"><text:span text:style-name="T3">this </text:span></text:p>
          </draw:text-box>
        </draw:frame>
        <draw:frame draw:style-name="gr112" draw:text-style-name="P2" draw:layer="layout" svg:width="1.104cm" svg:height="0.623cm" svg:x="4.379cm" svg:y="11.497cm">
          <draw:text-box>
            <text:p text:style-name="P1"><text:span text:style-name="T61">paper </text:span></text:p>
          </draw:text-box>
        </draw:frame>
        <draw:frame draw:style-name="gr93" draw:text-style-name="P2" draw:layer="layout" svg:width="0.288cm" svg:height="0.623cm" svg:x="5.193cm" svg:y="11.497cm">
          <draw:text-box>
            <text:p text:style-name="P1"><text:span text:style-name="T19">we </text:span></text:p>
          </draw:text-box>
        </draw:frame>
        <draw:frame draw:style-name="gr18" draw:text-style-name="P2" draw:layer="layout" svg:width="0.565cm" svg:height="0.623cm" svg:x="5.58cm" svg:y="11.497cm">
          <draw:text-box>
            <text:p text:style-name="P1"><text:span text:style-name="T11">have </text:span></text:p>
          </draw:text-box>
        </draw:frame>
        <draw:frame draw:style-name="gr36" draw:text-style-name="P2" draw:layer="layout" svg:width="0.929cm" svg:height="0.623cm" svg:x="6.22cm" svg:y="11.497cm">
          <draw:text-box>
            <text:p text:style-name="P1"><text:span text:style-name="T20">worked </text:span></text:p>
          </draw:text-box>
        </draw:frame>
        <draw:frame draw:style-name="gr25" draw:text-style-name="P2" draw:layer="layout" svg:width="0.338cm" svg:height="0.623cm" svg:x="7.188cm" svg:y="11.497cm">
          <draw:text-box>
            <text:p text:style-name="P1"><text:span text:style-name="T17">out </text:span></text:p>
          </draw:text-box>
        </draw:frame>
        <draw:frame draw:style-name="gr2" draw:text-style-name="P2" draw:layer="layout" svg:width="0.285cm" svg:height="0.623cm" svg:x="7.634cm" svg:y="11.497cm">
          <draw:text-box>
            <text:p text:style-name="P1"><text:span text:style-name="T2">on </text:span></text:p>
          </draw:text-box>
        </draw:frame>
        <draw:frame draw:style-name="gr37" draw:text-style-name="P2" draw:layer="layout" svg:width="0.736cm" svg:height="0.623cm" svg:x="8.002cm" svg:y="11.497cm">
          <draw:text-box>
            <text:p text:style-name="P1"><text:span text:style-name="T43">some </text:span></text:p>
          </draw:text-box>
        </draw:frame>
        <draw:frame draw:style-name="gr2" draw:text-style-name="P2" draw:layer="layout" svg:width="0.345cm" svg:height="0.623cm" svg:x="8.738cm" svg:y="11.497cm">
          <draw:text-box>
            <text:p text:style-name="P1"><text:span text:style-name="T2">the </text:span></text:p>
          </draw:text-box>
        </draw:frame>
        <draw:frame draw:style-name="gr24" draw:text-style-name="P2" draw:layer="layout" svg:width="1.063cm" svg:height="0.623cm" svg:x="9.203cm" svg:y="11.497cm">
          <draw:text-box>
            <text:p text:style-name="P1"><text:span text:style-name="T10">complex </text:span></text:p>
          </draw:text-box>
        </draw:frame>
        <draw:frame draw:style-name="gr99" draw:text-style-name="P2" draw:layer="layout" svg:width="1.143cm" svg:height="0.623cm" svg:x="10.289cm" svg:y="11.497cm">
          <draw:text-box>
            <text:p text:style-name="P1"><text:span text:style-name="T22">modeling </text:span></text:p>
          </draw:text-box>
        </draw:frame>
        <draw:frame draw:style-name="gr6" draw:text-style-name="P2" draw:layer="layout" svg:width="0.887cm" svg:height="0.623cm" svg:x="11.47cm" svg:y="11.497cm">
          <draw:text-box>
            <text:p text:style-name="P1"><text:span text:style-name="T6">aspects </text:span></text:p>
          </draw:text-box>
        </draw:frame>
        <draw:frame draw:style-name="gr18" draw:text-style-name="P2" draw:layer="layout" svg:width="0.553cm" svg:height="0.623cm" svg:x="12.478cm" svg:y="11.497cm">
          <draw:text-box>
            <text:p text:style-name="P1"><text:span text:style-name="T11">such </text:span></text:p>
          </draw:text-box>
        </draw:frame>
        <draw:frame draw:style-name="gr2" draw:text-style-name="P2" draw:layer="layout" svg:width="0.25cm" svg:height="0.623cm" svg:x="13.117cm" svg:y="11.497cm">
          <draw:text-box>
            <text:p text:style-name="P1"><text:span text:style-name="T2">as </text:span></text:p>
          </draw:text-box>
        </draw:frame>
        <draw:frame draw:style-name="gr92" draw:text-style-name="P2" draw:layer="layout" svg:width="0.498cm" svg:height="0.623cm" svg:x="13.486cm" svg:y="11.497cm">
          <draw:text-box>
            <text:p text:style-name="P1"><text:span text:style-name="T25">Multi </text:span></text:p>
          </draw:text-box>
        </draw:frame>
        <draw:frame draw:style-name="gr4" draw:text-style-name="P2" draw:layer="layout" svg:width="0.59cm" svg:height="0.623cm" svg:x="14.144cm" svg:y="11.497cm">
          <draw:text-box>
            <text:p text:style-name="P1"><text:span text:style-name="T4">Scale </text:span></text:p>
          </draw:text-box>
        </draw:frame>
        <draw:frame draw:style-name="gr30" draw:text-style-name="P2" draw:layer="layout" svg:width="1.144cm" svg:height="0.623cm" svg:x="14.9cm" svg:y="11.497cm">
          <draw:text-box>
            <text:p text:style-name="P1"><text:span text:style-name="T9">modeling, </text:span></text:p>
          </draw:text-box>
        </draw:frame>
        <draw:frame draw:style-name="gr113" draw:text-style-name="P2" draw:layer="layout" svg:width="1.239cm" svg:height="0.623cm" svg:x="16.14cm" svg:y="11.497cm">
          <draw:text-box>
            <text:p text:style-name="P1"><text:span text:style-name="T62">MATLAB </text:span></text:p>
          </draw:text-box>
        </draw:frame>
        <draw:frame draw:style-name="gr71" draw:text-style-name="P2" draw:layer="layout" svg:width="0.717cm" svg:height="0.623cm" svg:x="17.283cm" svg:y="11.497cm">
          <draw:text-box>
            <text:p text:style-name="P1"><text:span text:style-name="T12">Sugar </text:span></text:p>
          </draw:text-box>
        </draw:frame>
        <draw:frame draw:style-name="gr114" draw:text-style-name="P2" draw:layer="layout" svg:width="0.762cm" svg:height="0.623cm" svg:x="18.078cm" svg:y="11.497cm">
          <draw:text-box>
            <text:p text:style-name="P1"><text:span text:style-name="T20">based </text:span></text:p>
          </draw:text-box>
        </draw:frame>
        <draw:frame draw:style-name="gr26" draw:text-style-name="P2" draw:layer="layout" svg:width="1.123cm" svg:height="0.623cm" svg:x="18.911cm" svg:y="11.497cm">
          <draw:text-box>
            <text:p text:style-name="P1"><text:span text:style-name="T12">modeling </text:span></text:p>
          </draw:text-box>
        </draw:frame>
        <draw:frame draw:style-name="gr13" draw:text-style-name="P2" draw:layer="layout" svg:width="0.463cm" svg:height="0.623cm" svg:x="20.073cm" svg:y="11.497cm">
          <draw:text-box>
            <text:p text:style-name="P1"><text:span text:style-name="T11">and </text:span></text:p>
          </draw:text-box>
        </draw:frame>
        <draw:frame draw:style-name="gr6" draw:text-style-name="P2" draw:layer="layout" svg:width="0.587cm" svg:height="0.623cm" svg:x="20.596cm" svg:y="11.497cm">
          <draw:text-box>
            <text:p text:style-name="P1"><text:span text:style-name="T6">have </text:span></text:p>
          </draw:text-box>
        </draw:frame>
        <draw:frame draw:style-name="gr35" draw:text-style-name="P2" draw:layer="layout" svg:width="0.857cm" svg:height="0.623cm" svg:x="21.255cm" svg:y="11.497cm">
          <draw:text-box>
            <text:p text:style-name="P1"><text:span text:style-name="T23">shown </text:span></text:p>
          </draw:text-box>
        </draw:frame>
        <draw:frame draw:style-name="gr2" draw:text-style-name="P2" draw:layer="layout" svg:width="0.345cm" svg:height="0.623cm" svg:x="22.108cm" svg:y="11.497cm">
          <draw:text-box>
            <text:p text:style-name="P1"><text:span text:style-name="T2">the </text:span></text:p>
          </draw:text-box>
        </draw:frame>
        <draw:frame draw:style-name="gr115" draw:text-style-name="P2" draw:layer="layout" svg:width="1.412cm" svg:height="0.623cm" svg:x="22.573cm" svg:y="11.497cm">
          <draw:text-box>
            <text:p text:style-name="P1"><text:span text:style-name="T9">complexities </text:span></text:p>
          </draw:text-box>
        </draw:frame>
        <draw:frame draw:style-name="gr4" draw:text-style-name="P2" draw:layer="layout" svg:width="0.925cm" svg:height="0.623cm" svg:x="24.142cm" svg:y="11.497cm">
          <draw:text-box>
            <text:p text:style-name="P1"><text:span text:style-name="T4">involved </text:span></text:p>
          </draw:text-box>
        </draw:frame>
        <draw:frame draw:style-name="gr77" draw:text-style-name="P2" draw:layer="layout" svg:width="0.146cm" svg:height="0.623cm" svg:x="3.584cm" svg:y="11.884cm">
          <draw:text-box>
            <text:p text:style-name="P1"><text:span text:style-name="T47">in </text:span></text:p>
          </draw:text-box>
        </draw:frame>
        <draw:frame draw:style-name="gr2" draw:text-style-name="P2" draw:layer="layout" svg:width="0.345cm" svg:height="0.623cm" svg:x="3.856cm" svg:y="11.884cm">
          <draw:text-box>
            <text:p text:style-name="P1"><text:span text:style-name="T2">the </text:span></text:p>
          </draw:text-box>
        </draw:frame>
        <draw:frame draw:style-name="gr88" draw:text-style-name="P2" draw:layer="layout" svg:width="0.862cm" svg:height="0.623cm" svg:x="4.321cm" svg:y="11.884cm">
          <draw:text-box>
            <text:p text:style-name="P1"><text:span text:style-name="T49">analysis </text:span></text:p>
          </draw:text-box>
        </draw:frame>
        <draw:frame draw:style-name="gr8" draw:text-style-name="P2" draw:layer="layout" svg:width="0.191cm" svg:height="0.623cm" svg:x="5.367cm" svg:y="11.884cm">
          <draw:text-box>
            <text:p text:style-name="P1"><text:span text:style-name="T7">of </text:span></text:p>
          </draw:text-box>
        </draw:frame>
        <draw:frame draw:style-name="gr86" draw:text-style-name="P2" draw:layer="layout" svg:width="0.714cm" svg:height="0.623cm" svg:x="5.677cm" svg:y="11.884cm">
          <draw:text-box>
            <text:p text:style-name="P1"><text:span text:style-name="T23">Nano </text:span></text:p>
          </draw:text-box>
        </draw:frame>
        <draw:frame draw:style-name="gr16" draw:text-style-name="P2" draw:layer="layout" svg:width="0.588cm" svg:height="0.623cm" svg:x="6.413cm" svg:y="11.884cm">
          <draw:text-box>
            <text:p text:style-name="P1"><text:span text:style-name="T12">RFID </text:span></text:p>
          </draw:text-box>
        </draw:frame>
        <draw:frame draw:style-name="gr75" draw:text-style-name="P2" draw:layer="layout" svg:width="0.738cm" svg:height="0.623cm" svg:x="7.111cm" svg:y="11.884cm">
          <draw:text-box>
            <text:p text:style-name="P1"><text:span text:style-name="T9">(Radio </text:span></text:p>
          </draw:text-box>
        </draw:frame>
        <draw:frame draw:style-name="gr86" draw:text-style-name="P2" draw:layer="layout" svg:width="1.313cm" svg:height="0.623cm" svg:x="7.983cm" svg:y="11.884cm">
          <draw:text-box>
            <text:p text:style-name="P1"><text:span text:style-name="T23">Frequency </text:span></text:p>
          </draw:text-box>
        </draw:frame>
        <draw:frame draw:style-name="gr116" draw:text-style-name="P2" draw:layer="layout" svg:width="1.326cm" svg:height="0.623cm" svg:x="9.358cm" svg:y="11.884cm">
          <draw:text-box>
            <text:p text:style-name="P1"><text:span text:style-name="T14">Identification) </text:span></text:p>
          </draw:text-box>
        </draw:frame>
        <draw:frame draw:style-name="gr6" draw:text-style-name="P2" draw:layer="layout" svg:width="1.011cm" svg:height="0.623cm" svg:x="11.025cm" svg:y="11.884cm">
          <draw:text-box>
            <text:p text:style-name="P1"><text:span text:style-name="T6">systems. </text:span></text:p>
          </draw:text-box>
        </draw:frame>
        <draw:frame draw:style-name="gr67" draw:text-style-name="P2" draw:layer="layout" svg:width="0.477cm" svg:height="0.623cm" svg:x="12.168cm" svg:y="11.884cm">
          <draw:text-box>
            <text:p text:style-name="P1"><text:span text:style-name="T45">We </text:span></text:p>
          </draw:text-box>
        </draw:frame>
        <draw:frame draw:style-name="gr6" draw:text-style-name="P2" draw:layer="layout" svg:width="0.587cm" svg:height="0.623cm" svg:x="12.652cm" svg:y="11.884cm">
          <draw:text-box>
            <text:p text:style-name="P1"><text:span text:style-name="T6">have </text:span></text:p>
          </draw:text-box>
        </draw:frame>
        <draw:frame draw:style-name="gr35" draw:text-style-name="P2" draw:layer="layout" svg:width="0.857cm" svg:height="0.623cm" svg:x="13.311cm" svg:y="11.884cm">
          <draw:text-box>
            <text:p text:style-name="P1"><text:span text:style-name="T23">shown </text:span></text:p>
          </draw:text-box>
        </draw:frame>
        <draw:frame draw:style-name="gr2" draw:text-style-name="P2" draw:layer="layout" svg:width="0.345cm" svg:height="0.623cm" svg:x="14.164cm" svg:y="11.884cm">
          <draw:text-box>
            <text:p text:style-name="P1"><text:span text:style-name="T2">the </text:span></text:p>
          </draw:text-box>
        </draw:frame>
        <draw:frame draw:style-name="gr99" draw:text-style-name="P2" draw:layer="layout" svg:width="1.143cm" svg:height="0.623cm" svg:x="14.629cm" svg:y="11.884cm">
          <draw:text-box>
            <text:p text:style-name="P1"><text:span text:style-name="T22">modeling </text:span></text:p>
          </draw:text-box>
        </draw:frame>
        <draw:frame draw:style-name="gr13" draw:text-style-name="P2" draw:layer="layout" svg:width="0.463cm" svg:height="0.623cm" svg:x="15.791cm" svg:y="11.884cm">
          <draw:text-box>
            <text:p text:style-name="P1"><text:span text:style-name="T11">and </text:span></text:p>
          </draw:text-box>
        </draw:frame>
        <draw:frame draw:style-name="gr117" draw:text-style-name="P2" draw:layer="layout" svg:width="1.149cm" svg:height="0.623cm" svg:x="16.334cm" svg:y="11.884cm">
          <draw:text-box>
            <text:p text:style-name="P1"><text:span text:style-name="T4">simulation </text:span></text:p>
          </draw:text-box>
        </draw:frame>
        <draw:frame draw:style-name="gr15" draw:text-style-name="P2" draw:layer="layout" svg:width="0.437cm" svg:height="0.623cm" svg:x="17.632cm" svg:y="11.884cm">
          <draw:text-box>
            <text:p text:style-name="P1"><text:span text:style-name="T1">and </text:span></text:p>
          </draw:text-box>
        </draw:frame>
        <draw:frame draw:style-name="gr91" draw:text-style-name="P2" draw:layer="layout" svg:width="1.738cm" svg:height="0.623cm" svg:x="18.155cm" svg:y="11.884cm">
          <draw:text-box>
            <text:p text:style-name="P1"><text:span text:style-name="T10">demonstrated </text:span></text:p>
          </draw:text-box>
        </draw:frame>
        <draw:frame draw:style-name="gr37" draw:text-style-name="P2" draw:layer="layout" svg:width="0.736cm" svg:height="0.623cm" svg:x="19.88cm" svg:y="11.884cm">
          <draw:text-box>
            <text:p text:style-name="P1"><text:span text:style-name="T43">some </text:span></text:p>
          </draw:text-box>
        </draw:frame>
        <draw:frame draw:style-name="gr7" draw:text-style-name="P2" draw:layer="layout" svg:width="0.574cm" svg:height="0.623cm" svg:x="20.635cm" svg:y="11.884cm">
          <draw:text-box>
            <text:p text:style-name="P1"><text:span text:style-name="T5">novel </text:span></text:p>
          </draw:text-box>
        </draw:frame>
        <draw:frame draw:style-name="gr15" draw:text-style-name="P2" draw:layer="layout" svg:width="0.581cm" svg:height="0.623cm" svg:x="21.352cm" svg:y="11.884cm">
          <draw:text-box>
            <text:p text:style-name="P1"><text:span text:style-name="T1">ideas </text:span></text:p>
          </draw:text-box>
        </draw:frame>
        <draw:frame draw:style-name="gr13" draw:text-style-name="P2" draw:layer="layout" svg:width="0.463cm" svg:height="0.623cm" svg:x="22.069cm" svg:y="11.884cm">
          <draw:text-box>
            <text:p text:style-name="P1"><text:span text:style-name="T11">and </text:span></text:p>
          </draw:text-box>
        </draw:frame>
        <draw:frame draw:style-name="gr25" draw:text-style-name="P2" draw:layer="layout" svg:width="0.601cm" svg:height="0.623cm" svg:x="22.612cm" svg:y="11.884cm">
          <draw:text-box>
            <text:p text:style-name="P1"><text:span text:style-name="T17">library </text:span></text:p>
          </draw:text-box>
        </draw:frame>
        <draw:frame draw:style-name="gr97" draw:text-style-name="P2" draw:layer="layout" svg:width="1.672cm" svg:height="0.623cm" svg:x="23.406cm" svg:y="11.884cm">
          <draw:text-box>
            <text:p text:style-name="P1"><text:span text:style-name="T43">development </text:span></text:p>
          </draw:text-box>
        </draw:frame>
        <draw:frame draw:style-name="gr9" draw:text-style-name="P2" draw:layer="layout" svg:width="0.27cm" svg:height="0.623cm" svg:x="3.565cm" svg:y="12.272cm">
          <draw:text-box>
            <text:p text:style-name="P1"><text:span text:style-name="T8">for </text:span></text:p>
          </draw:text-box>
        </draw:frame>
        <draw:frame draw:style-name="gr86" draw:text-style-name="P2" draw:layer="layout" svg:width="0.714cm" svg:height="0.623cm" svg:x="3.972cm" svg:y="12.272cm">
          <draw:text-box>
            <text:p text:style-name="P1"><text:span text:style-name="T23">Nano </text:span></text:p>
          </draw:text-box>
        </draw:frame>
        <draw:frame draw:style-name="gr79" draw:text-style-name="P2" draw:layer="layout" svg:width="0.616cm" svg:height="0.623cm" svg:x="4.708cm" svg:y="12.272cm">
          <draw:text-box>
            <text:p text:style-name="P1"><text:span text:style-name="T11">RFID. </text:span></text:p>
          </draw:text-box>
        </draw:frame>
        <draw:frame draw:style-name="gr92" draw:text-style-name="P2" draw:layer="layout" svg:width="0.498cm" svg:height="0.623cm" svg:x="5.483cm" svg:y="12.272cm">
          <draw:text-box>
            <text:p text:style-name="P1"><text:span text:style-name="T25">Multi </text:span></text:p>
          </draw:text-box>
        </draw:frame>
        <draw:frame draw:style-name="gr7" draw:text-style-name="P2" draw:layer="layout" svg:width="0.531cm" svg:height="0.623cm" svg:x="6.123cm" svg:y="12.272cm">
          <draw:text-box>
            <text:p text:style-name="P1"><text:span text:style-name="T5">scale </text:span></text:p>
          </draw:text-box>
        </draw:frame>
        <draw:frame draw:style-name="gr99" draw:text-style-name="P2" draw:layer="layout" svg:width="1.143cm" svg:height="0.623cm" svg:x="6.84cm" svg:y="12.272cm">
          <draw:text-box>
            <text:p text:style-name="P1"><text:span text:style-name="T22">modeling </text:span></text:p>
          </draw:text-box>
        </draw:frame>
        <draw:frame draw:style-name="gr7" draw:text-style-name="P2" draw:layer="layout" svg:width="0.547cm" svg:height="0.623cm" svg:x="8.021cm" svg:y="12.272cm">
          <draw:text-box>
            <text:p text:style-name="P1"><text:span text:style-name="T5">plays </text:span></text:p>
          </draw:text-box>
        </draw:frame>
        <draw:frame draw:style-name="gr118" draw:text-style-name="P2" draw:layer="layout" svg:width="0.135cm" svg:height="0.623cm" svg:x="8.719cm" svg:y="12.272cm">
          <draw:text-box>
            <text:p text:style-name="P1"><text:span text:style-name="T63">a </text:span></text:p>
          </draw:text-box>
        </draw:frame>
        <draw:frame draw:style-name="gr1" draw:text-style-name="P2" draw:layer="layout" svg:width="0.479cm" svg:height="0.623cm" svg:x="8.932cm" svg:y="12.272cm">
          <draw:text-box>
            <text:p text:style-name="P1"><text:span text:style-name="T1">very </text:span></text:p>
          </draw:text-box>
        </draw:frame>
        <draw:frame draw:style-name="gr18" draw:text-style-name="P2" draw:layer="layout" svg:width="1.121cm" svg:height="0.623cm" svg:x="9.533cm" svg:y="12.272cm">
          <draw:text-box>
            <text:p text:style-name="P1"><text:span text:style-name="T11">important </text:span></text:p>
          </draw:text-box>
        </draw:frame>
        <draw:frame draw:style-name="gr3" draw:text-style-name="P2" draw:layer="layout" svg:width="0.358cm" svg:height="0.623cm" svg:x="10.753cm" svg:y="12.272cm">
          <draw:text-box>
            <text:p text:style-name="P1"><text:span text:style-name="T3">role </text:span></text:p>
          </draw:text-box>
        </draw:frame>
        <draw:frame draw:style-name="gr77" draw:text-style-name="P2" draw:layer="layout" svg:width="0.146cm" svg:height="0.623cm" svg:x="11.277cm" svg:y="12.272cm">
          <draw:text-box>
            <text:p text:style-name="P1"><text:span text:style-name="T47">in </text:span></text:p>
          </draw:text-box>
        </draw:frame>
        <draw:frame draw:style-name="gr99" draw:text-style-name="P2" draw:layer="layout" svg:width="1.132cm" svg:height="0.623cm" svg:x="11.567cm" svg:y="12.272cm">
          <draw:text-box>
            <text:p text:style-name="P1"><text:span text:style-name="T22">nanotech </text:span></text:p>
          </draw:text-box>
        </draw:frame>
        <draw:frame draw:style-name="gr26" draw:text-style-name="P2" draw:layer="layout" svg:width="0.963cm" svg:height="0.623cm" svg:x="12.749cm" svg:y="12.272cm">
          <draw:text-box>
            <text:p text:style-name="P1"><text:span text:style-name="T12">enabled </text:span></text:p>
          </draw:text-box>
        </draw:frame>
        <draw:frame draw:style-name="gr6" draw:text-style-name="P2" draw:layer="layout" svg:width="0.87cm" svg:height="0.623cm" svg:x="13.776cm" svg:y="12.272cm">
          <draw:text-box>
            <text:p text:style-name="P1"><text:span text:style-name="T6">devices </text:span></text:p>
          </draw:text-box>
        </draw:frame>
        <draw:frame draw:style-name="gr117" draw:text-style-name="P2" draw:layer="layout" svg:width="1.135cm" svg:height="0.623cm" svg:x="14.784cm" svg:y="12.272cm">
          <draw:text-box>
            <text:p text:style-name="P1"><text:span text:style-name="T4">properties </text:span></text:p>
          </draw:text-box>
        </draw:frame>
        <draw:frame draw:style-name="gr119" draw:text-style-name="P2" draw:layer="layout" svg:width="0.207cm" svg:height="0.623cm" svg:x="16.062cm" svg:y="12.272cm">
          <draw:text-box>
            <text:p text:style-name="P1"><text:span text:style-name="T3">of </text:span></text:p>
          </draw:text-box>
        </draw:frame>
        <draw:frame draw:style-name="gr7" draw:text-style-name="P2" draw:layer="layout" svg:width="0.616cm" svg:height="0.623cm" svg:x="16.392cm" svg:y="12.272cm">
          <draw:text-box>
            <text:p text:style-name="P1"><text:span text:style-name="T5">which </text:span></text:p>
          </draw:text-box>
        </draw:frame>
        <draw:frame draw:style-name="gr6" draw:text-style-name="P2" draw:layer="layout" svg:width="0.818cm" svg:height="0.623cm" svg:x="17.128cm" svg:y="12.272cm">
          <draw:text-box>
            <text:p text:style-name="P1"><text:span text:style-name="T6">cannot </text:span></text:p>
          </draw:text-box>
        </draw:frame>
        <draw:frame draw:style-name="gr2" draw:text-style-name="P2" draw:layer="layout" svg:width="0.276cm" svg:height="0.623cm" svg:x="18.019cm" svg:y="12.272cm">
          <draw:text-box>
            <text:p text:style-name="P1"><text:span text:style-name="T2">be </text:span></text:p>
          </draw:text-box>
        </draw:frame>
        <draw:frame draw:style-name="gr30" draw:text-style-name="P2" draw:layer="layout" svg:width="1.109cm" svg:height="0.623cm" svg:x="18.407cm" svg:y="12.272cm">
          <draw:text-box>
            <text:p text:style-name="P1"><text:span text:style-name="T9">explained </text:span></text:p>
          </draw:text-box>
        </draw:frame>
        <draw:frame draw:style-name="gr37" draw:text-style-name="P2" draw:layer="layout" svg:width="1.407cm" svg:height="0.623cm" svg:x="19.628cm" svg:y="12.272cm">
          <draw:text-box>
            <text:p text:style-name="P1"><text:span text:style-name="T43">sometimes </text:span></text:p>
          </draw:text-box>
        </draw:frame>
        <draw:frame draw:style-name="gr2" draw:text-style-name="P2" draw:layer="layout" svg:width="0.266cm" svg:height="0.623cm" svg:x="21.023cm" svg:y="12.272cm">
          <draw:text-box>
            <text:p text:style-name="P1"><text:span text:style-name="T2">by </text:span></text:p>
          </draw:text-box>
        </draw:frame>
        <draw:frame draw:style-name="gr4" draw:text-style-name="P2" draw:layer="layout" svg:width="1.229cm" svg:height="0.623cm" svg:x="21.391cm" svg:y="12.272cm">
          <draw:text-box>
            <text:p text:style-name="P1"><text:span text:style-name="T4">abstraction </text:span></text:p>
          </draw:text-box>
        </draw:frame>
        <draw:frame draw:style-name="gr76" draw:text-style-name="P2" draw:layer="layout" svg:width="0.421cm" svg:height="0.623cm" svg:x="22.805cm" svg:y="12.272cm">
          <draw:text-box>
            <text:p text:style-name="P1"><text:span text:style-name="T46">level </text:span></text:p>
          </draw:text-box>
        </draw:frame>
        <draw:frame draw:style-name="gr1" draw:text-style-name="P2" draw:layer="layout" svg:width="0.931cm" svg:height="0.623cm" svg:x="23.406cm" svg:y="12.272cm">
          <draw:text-box>
            <text:p text:style-name="P1"><text:span text:style-name="T1">theories. </text:span></text:p>
          </draw:text-box>
        </draw:frame>
        <draw:frame draw:style-name="gr2" draw:text-style-name="P2" draw:layer="layout" svg:width="0.913cm" svg:height="0.623cm" svg:x="3.584cm" svg:y="12.66cm">
          <draw:text-box>
            <text:p text:style-name="P1"><text:span text:style-name="T2">Reliability </text:span></text:p>
          </draw:text-box>
        </draw:frame>
        <draw:frame draw:style-name="gr13" draw:text-style-name="P2" draw:layer="layout" svg:width="0.463cm" svg:height="0.623cm" svg:x="4.805cm" svg:y="12.66cm">
          <draw:text-box>
            <text:p text:style-name="P1"><text:span text:style-name="T11">and </text:span></text:p>
          </draw:text-box>
        </draw:frame>
        <draw:frame draw:style-name="gr82" draw:text-style-name="P2" draw:layer="layout" svg:width="1.237cm" svg:height="0.623cm" svg:x="5.348cm" svg:y="12.66cm">
          <draw:text-box>
            <text:p text:style-name="P1"><text:span text:style-name="T22">packaging </text:span></text:p>
          </draw:text-box>
        </draw:frame>
        <draw:frame draw:style-name="gr8" draw:text-style-name="P2" draw:layer="layout" svg:width="0.255cm" svg:height="0.623cm" svg:x="6.646cm" svg:y="12.66cm">
          <draw:text-box>
            <text:p text:style-name="P1"><text:span text:style-name="T7">stil </text:span></text:p>
          </draw:text-box>
        </draw:frame>
        <draw:frame draw:style-name="gr26" draw:text-style-name="P2" draw:layer="layout" svg:width="0.971cm" svg:height="0.623cm" svg:x="7.13cm" svg:y="12.66cm">
          <draw:text-box>
            <text:p text:style-name="P1"><text:span text:style-name="T12">remains </text:span></text:p>
          </draw:text-box>
        </draw:frame>
        <draw:frame draw:style-name="gr13" draw:text-style-name="P2" draw:layer="layout" svg:width="0.461cm" svg:height="0.623cm" svg:x="8.157cm" svg:y="12.66cm">
          <draw:text-box>
            <text:p text:style-name="P1"><text:span text:style-name="T11">one </text:span></text:p>
          </draw:text-box>
        </draw:frame>
        <draw:frame draw:style-name="gr2" draw:text-style-name="P2" draw:layer="layout" svg:width="0.345cm" svg:height="0.623cm" svg:x="8.68cm" svg:y="12.66cm">
          <draw:text-box>
            <text:p text:style-name="P1"><text:span text:style-name="T2">the </text:span></text:p>
          </draw:text-box>
        </draw:frame>
        <draw:frame draw:style-name="gr79" draw:text-style-name="P2" draw:layer="layout" svg:width="0.682cm" svg:height="0.623cm" svg:x="9.145cm" svg:y="12.66cm">
          <draw:text-box>
            <text:p text:style-name="P1"><text:span text:style-name="T11">major </text:span></text:p>
          </draw:text-box>
        </draw:frame>
        <draw:frame draw:style-name="gr16" draw:text-style-name="P2" draw:layer="layout" svg:width="1.302cm" svg:height="0.623cm" svg:x="9.901cm" svg:y="12.66cm">
          <draw:text-box>
            <text:p text:style-name="P1"><text:span text:style-name="T12">hindrances </text:span></text:p>
          </draw:text-box>
        </draw:frame>
        <draw:frame draw:style-name="gr21" draw:text-style-name="P2" draw:layer="layout" svg:width="0.132cm" svg:height="0.623cm" svg:x="11.315cm" svg:y="12.66cm">
          <draw:text-box>
            <text:p text:style-name="P1"><text:span text:style-name="T15">in </text:span></text:p>
          </draw:text-box>
        </draw:frame>
        <draw:frame draw:style-name="gr120" draw:text-style-name="P2" draw:layer="layout" svg:width="0.829cm" svg:height="0.623cm" svg:x="11.587cm" svg:y="12.66cm">
          <draw:text-box>
            <text:p text:style-name="P1"><text:span text:style-name="T14">practical </text:span></text:p>
          </draw:text-box>
        </draw:frame>
        <draw:frame draw:style-name="gr34" draw:text-style-name="P2" draw:layer="layout" svg:width="1.877cm" svg:height="0.623cm" svg:x="12.672cm" svg:y="12.66cm">
          <draw:text-box>
            <text:p text:style-name="P1"><text:span text:style-name="T22">implementation </text:span></text:p>
          </draw:text-box>
        </draw:frame>
        <draw:frame draw:style-name="gr8" draw:text-style-name="P2" draw:layer="layout" svg:width="0.191cm" svg:height="0.623cm" svg:x="14.59cm" svg:y="12.66cm">
          <draw:text-box>
            <text:p text:style-name="P1"><text:span text:style-name="T7">of </text:span></text:p>
          </draw:text-box>
        </draw:frame>
        <draw:frame draw:style-name="gr32" draw:text-style-name="P2" draw:layer="layout" svg:width="1.361cm" svg:height="0.623cm" svg:x="14.9cm" svg:y="12.66cm">
          <draw:text-box>
            <text:p text:style-name="P1"><text:span text:style-name="T20">Nano <text:s/>RFID </text:span></text:p>
          </draw:text-box>
        </draw:frame>
        <draw:frame draw:style-name="gr114" draw:text-style-name="P2" draw:layer="layout" svg:width="0.762cm" svg:height="0.623cm" svg:x="16.314cm" svg:y="12.66cm">
          <draw:text-box>
            <text:p text:style-name="P1"><text:span text:style-name="T20">based </text:span></text:p>
          </draw:text-box>
        </draw:frame>
        <draw:frame draw:style-name="gr4" draw:text-style-name="P2" draw:layer="layout" svg:width="0.882cm" svg:height="0.623cm" svg:x="17.128cm" svg:y="12.66cm">
          <draw:text-box>
            <text:p text:style-name="P1"><text:span text:style-name="T4">devices. </text:span></text:p>
          </draw:text-box>
        </draw:frame>
        <draw:frame draw:style-name="gr62" draw:text-style-name="P2" draw:layer="layout" svg:width="0.516cm" svg:height="0.623cm" svg:x="18.174cm" svg:y="12.66cm">
          <draw:text-box>
            <text:p text:style-name="P1"><text:span text:style-name="T22">And </text:span></text:p>
          </draw:text-box>
        </draw:frame>
        <draw:frame draw:style-name="gr8" draw:text-style-name="P2" draw:layer="layout" svg:width="0.194cm" svg:height="0.623cm" svg:x="18.736cm" svg:y="12.66cm">
          <draw:text-box>
            <text:p text:style-name="P1"><text:span text:style-name="T7">to </text:span></text:p>
          </draw:text-box>
        </draw:frame>
        <draw:frame draw:style-name="gr121" draw:text-style-name="P2" draw:layer="layout" svg:width="0.992cm" svg:height="0.623cm" svg:x="19.046cm" svg:y="12.66cm">
          <draw:text-box>
            <text:p text:style-name="P1"><text:span text:style-name="T64">work </text:span></text:p>
          </draw:text-box>
        </draw:frame>
        <draw:frame draw:style-name="gr17" draw:text-style-name="P2" draw:layer="layout" svg:width="0.209cm" svg:height="0.623cm" svg:x="19.724cm" svg:y="12.66cm">
          <draw:text-box>
            <text:p text:style-name="P1"><text:span text:style-name="T13">on </text:span></text:p>
          </draw:text-box>
        </draw:frame>
        <draw:frame draw:style-name="gr6" draw:text-style-name="P2" draw:layer="layout" svg:width="0.639cm" svg:height="0.623cm" svg:x="20.073cm" svg:y="12.66cm">
          <draw:text-box>
            <text:p text:style-name="P1"><text:span text:style-name="T6">them </text:span></text:p>
          </draw:text-box>
        </draw:frame>
        <draw:frame draw:style-name="gr99" draw:text-style-name="P2" draw:layer="layout" svg:width="1.143cm" svg:height="0.623cm" svg:x="20.751cm" svg:y="12.66cm">
          <draw:text-box>
            <text:p text:style-name="P1"><text:span text:style-name="T22">modeling </text:span></text:p>
          </draw:text-box>
        </draw:frame>
        <draw:frame draw:style-name="gr15" draw:text-style-name="P2" draw:layer="layout" svg:width="0.437cm" svg:height="0.623cm" svg:x="21.933cm" svg:y="12.66cm">
          <draw:text-box>
            <text:p text:style-name="P1"><text:span text:style-name="T1">and </text:span></text:p>
          </draw:text-box>
        </draw:frame>
        <draw:frame draw:style-name="gr117" draw:text-style-name="P2" draw:layer="layout" svg:width="1.149cm" svg:height="0.623cm" svg:x="22.456cm" svg:y="12.66cm">
          <draw:text-box>
            <text:p text:style-name="P1"><text:span text:style-name="T4">simulation </text:span></text:p>
          </draw:text-box>
        </draw:frame>
        <draw:frame draw:style-name="gr8" draw:text-style-name="P2" draw:layer="layout" svg:width="0.287cm" svg:height="0.623cm" svg:x="23.735cm" svg:y="12.66cm">
          <draw:text-box>
            <text:p text:style-name="P1"><text:span text:style-name="T7">will </text:span></text:p>
          </draw:text-box>
        </draw:frame>
        <draw:frame draw:style-name="gr22" draw:text-style-name="P2" draw:layer="layout" svg:width="0.441cm" svg:height="0.623cm" svg:x="24.2cm" svg:y="12.66cm">
          <draw:text-box>
            <text:p text:style-name="P1"><text:span text:style-name="T16">play </text:span></text:p>
          </draw:text-box>
        </draw:frame>
        <draw:frame draw:style-name="gr8" draw:text-style-name="P2" draw:layer="layout" svg:width="0.154cm" svg:height="0.623cm" svg:x="24.782cm" svg:y="12.66cm">
          <draw:text-box>
            <text:p text:style-name="P1"><text:span text:style-name="T7">a </text:span></text:p>
          </draw:text-box>
        </draw:frame>
        <draw:frame draw:style-name="gr1" draw:text-style-name="P2" draw:layer="layout" svg:width="0.479cm" svg:height="0.623cm" svg:x="3.565cm" svg:y="13.047cm">
          <draw:text-box>
            <text:p text:style-name="P1"><text:span text:style-name="T1">very </text:span></text:p>
          </draw:text-box>
        </draw:frame>
        <draw:frame draw:style-name="gr18" draw:text-style-name="P2" draw:layer="layout" svg:width="1.121cm" svg:height="0.623cm" svg:x="4.166cm" svg:y="13.047cm">
          <draw:text-box>
            <text:p text:style-name="P1"><text:span text:style-name="T11">important </text:span></text:p>
          </draw:text-box>
        </draw:frame>
        <draw:frame draw:style-name="gr119" draw:text-style-name="P2" draw:layer="layout" svg:width="0.403cm" svg:height="0.623cm" svg:x="5.386cm" svg:y="13.047cm">
          <draw:text-box>
            <text:p text:style-name="P1"><text:span text:style-name="T3">role. </text:span></text:p>
          </draw:text-box>
        </draw:frame>
        <draw:frame draw:style-name="gr86" draw:text-style-name="P2" draw:layer="layout" svg:width="0.702cm" svg:height="0.623cm" svg:x="5.987cm" svg:y="13.047cm">
          <draw:text-box>
            <text:p text:style-name="P1"><text:span text:style-name="T23">CNTS </text:span></text:p>
          </draw:text-box>
        </draw:frame>
        <draw:frame draw:style-name="gr21" draw:text-style-name="P2" draw:layer="layout" svg:width="0.116cm" svg:height="0.623cm" svg:x="6.723cm" svg:y="13.047cm">
          <draw:text-box>
            <text:p text:style-name="P1"><text:span text:style-name="T15">is </text:span></text:p>
          </draw:text-box>
        </draw:frame>
        <draw:frame draw:style-name="gr2" draw:text-style-name="P2" draw:layer="layout" svg:width="1cm" svg:height="0.623cm" svg:x="6.975cm" svg:y="13.047cm">
          <draw:text-box>
            <text:p text:style-name="P1"><text:span text:style-name="T2">the <text:s/>future </text:span></text:p>
          </draw:text-box>
        </draw:frame>
        <draw:frame draw:style-name="gr122" draw:text-style-name="P2" draw:layer="layout" svg:width="0.382cm" svg:height="0.623cm" svg:x="8.215cm" svg:y="13.047cm">
          <draw:text-box>
            <text:p text:style-name="P1"><text:span text:style-name="T16">low </text:span></text:p>
          </draw:text-box>
        </draw:frame>
        <draw:frame draw:style-name="gr114" draw:text-style-name="P2" draw:layer="layout" svg:width="0.798cm" svg:height="0.623cm" svg:x="8.7cm" svg:y="13.047cm">
          <draw:text-box>
            <text:p text:style-name="P1"><text:span text:style-name="T20">power </text:span></text:p>
          </draw:text-box>
        </draw:frame>
        <draw:frame draw:style-name="gr10" draw:text-style-name="P2" draw:layer="layout" svg:width="0.885cm" svg:height="0.623cm" svg:x="9.513cm" svg:y="13.047cm">
          <draw:text-box>
            <text:p text:style-name="P1"><text:span text:style-name="T1">material </text:span></text:p>
          </draw:text-box>
        </draw:frame>
        <draw:frame draw:style-name="gr38" draw:text-style-name="P2" draw:layer="layout" svg:width="0.405cm" svg:height="0.623cm" svg:x="10.54cm" svg:y="13.047cm">
          <draw:text-box>
            <text:p text:style-name="P1"><text:span text:style-name="T25">that </text:span></text:p>
          </draw:text-box>
        </draw:frame>
        <draw:frame draw:style-name="gr28" draw:text-style-name="P2" draw:layer="layout" svg:width="0.264cm" svg:height="0.623cm" svg:x="11.063cm" svg:y="13.047cm">
          <draw:text-box>
            <text:p text:style-name="P1"><text:span text:style-name="T18">will </text:span></text:p>
          </draw:text-box>
        </draw:frame>
        <draw:frame draw:style-name="gr117" draw:text-style-name="P2" draw:layer="layout" svg:width="0.82cm" svg:height="0.623cm" svg:x="11.529cm" svg:y="13.047cm">
          <draw:text-box>
            <text:p text:style-name="P1"><text:span text:style-name="T4">replace </text:span></text:p>
          </draw:text-box>
        </draw:frame>
        <draw:frame draw:style-name="gr123" draw:text-style-name="P2" draw:layer="layout" svg:width="0.982cm" svg:height="0.623cm" svg:x="12.497cm" svg:y="13.047cm">
          <draw:text-box>
            <text:p text:style-name="P1"><text:span text:style-name="T65">CMOS </text:span></text:p>
          </draw:text-box>
        </draw:frame>
        <draw:frame draw:style-name="gr13" draw:text-style-name="P2" draw:layer="layout" svg:width="0.463cm" svg:height="0.623cm" svg:x="13.369cm" svg:y="13.047cm">
          <draw:text-box>
            <text:p text:style-name="P1"><text:span text:style-name="T11">and </text:span></text:p>
          </draw:text-box>
        </draw:frame>
        <draw:frame draw:style-name="gr65" draw:text-style-name="P2" draw:layer="layout" svg:width="0.169cm" svg:height="0.623cm" svg:x="13.912cm" svg:y="13.047cm">
          <draw:text-box>
            <text:p text:style-name="P1"><text:span text:style-name="T44">its </text:span></text:p>
          </draw:text-box>
        </draw:frame>
        <draw:frame draw:style-name="gr7" draw:text-style-name="P2" draw:layer="layout" svg:width="1.118cm" svg:height="0.623cm" svg:x="14.261cm" svg:y="13.047cm">
          <draw:text-box>
            <text:p text:style-name="P1"><text:span text:style-name="T5">integration </text:span></text:p>
          </draw:text-box>
        </draw:frame>
        <draw:frame draw:style-name="gr2" draw:text-style-name="P2" draw:layer="layout" svg:width="0.437cm" svg:height="0.623cm" svg:x="15.578cm" svg:y="13.047cm">
          <draw:text-box>
            <text:p text:style-name="P1"><text:span text:style-name="T2">with </text:span></text:p>
          </draw:text-box>
        </draw:frame>
        <draw:frame draw:style-name="gr124" draw:text-style-name="P2" draw:layer="layout" svg:width="0.98cm" svg:height="0.623cm" svg:x="16.159cm" svg:y="13.047cm">
          <draw:text-box>
            <text:p text:style-name="P1"><text:span text:style-name="T48">CMOS, </text:span></text:p>
          </draw:text-box>
        </draw:frame>
        <draw:frame draw:style-name="gr123" draw:text-style-name="P2" draw:layer="layout" svg:width="0.998cm" svg:height="0.623cm" svg:x="17.128cm" svg:y="13.047cm">
          <draw:text-box>
            <text:p text:style-name="P1"><text:span text:style-name="T65">MEMS </text:span></text:p>
          </draw:text-box>
        </draw:frame>
        <draw:frame draw:style-name="gr125" draw:text-style-name="P2" draw:layer="layout" svg:width="0.757cm" svg:height="0.623cm" svg:x="18cm" svg:y="13.047cm">
          <draw:text-box>
            <text:p text:style-name="P1"><text:span text:style-name="T25">circuitry </text:span></text:p>
          </draw:text-box>
        </draw:frame>
        <draw:frame draw:style-name="gr28" draw:text-style-name="P2" draw:layer="layout" svg:width="0.264cm" svg:height="0.623cm" svg:x="19.008cm" svg:y="13.047cm">
          <draw:text-box>
            <text:p text:style-name="P1"><text:span text:style-name="T18">will </text:span></text:p>
          </draw:text-box>
        </draw:frame>
        <draw:frame draw:style-name="gr22" draw:text-style-name="P2" draw:layer="layout" svg:width="0.441cm" svg:height="0.623cm" svg:x="19.473cm" svg:y="13.047cm">
          <draw:text-box>
            <text:p text:style-name="P1"><text:span text:style-name="T16">play </text:span></text:p>
          </draw:text-box>
        </draw:frame>
        <draw:frame draw:style-name="gr2" draw:text-style-name="P2" draw:layer="layout" svg:width="0.276cm" svg:height="0.623cm" svg:x="20.035cm" svg:y="13.047cm">
          <draw:text-box>
            <text:p text:style-name="P1"><text:span text:style-name="T2">an </text:span></text:p>
          </draw:text-box>
        </draw:frame>
        <draw:frame draw:style-name="gr18" draw:text-style-name="P2" draw:layer="layout" svg:width="1.121cm" svg:height="0.623cm" svg:x="20.422cm" svg:y="13.047cm">
          <draw:text-box>
            <text:p text:style-name="P1"><text:span text:style-name="T11">important </text:span></text:p>
          </draw:text-box>
        </draw:frame>
        <draw:frame draw:style-name="gr31" draw:text-style-name="P2" draw:layer="layout" svg:width="0.375cm" svg:height="0.623cm" svg:x="21.623cm" svg:y="13.047cm">
          <draw:text-box>
            <text:p text:style-name="P1"><text:span text:style-name="T19">role </text:span></text:p>
          </draw:text-box>
        </draw:frame>
        <draw:frame draw:style-name="gr77" draw:text-style-name="P2" draw:layer="layout" svg:width="0.146cm" svg:height="0.623cm" svg:x="22.166cm" svg:y="13.047cm">
          <draw:text-box>
            <text:p text:style-name="P1"><text:span text:style-name="T47">in </text:span></text:p>
          </draw:text-box>
        </draw:frame>
        <draw:frame draw:style-name="gr22" draw:text-style-name="P2" draw:layer="layout" svg:width="0.853cm" svg:height="0.623cm" svg:x="22.437cm" svg:y="13.047cm">
          <draw:text-box>
            <text:p text:style-name="P1"><text:span text:style-name="T16">realizing </text:span></text:p>
          </draw:text-box>
        </draw:frame>
        <draw:frame draw:style-name="gr25" draw:text-style-name="P2" draw:layer="layout" svg:width="0.33cm" svg:height="0.623cm" svg:x="23.522cm" svg:y="13.047cm">
          <draw:text-box>
            <text:p text:style-name="P1"><text:span text:style-name="T17">the </text:span></text:p>
          </draw:text-box>
        </draw:frame>
        <draw:frame draw:style-name="gr38" draw:text-style-name="P2" draw:layer="layout" svg:width="0.415cm" svg:height="0.623cm" svg:x="23.968cm" svg:y="13.047cm">
          <draw:text-box>
            <text:p text:style-name="P1"><text:span text:style-name="T25">true </text:span></text:p>
          </draw:text-box>
        </draw:frame>
        <draw:frame draw:style-name="gr114" draw:text-style-name="P2" draw:layer="layout" svg:width="0.798cm" svg:height="0.623cm" svg:x="24.53cm" svg:y="13.047cm">
          <draw:text-box>
            <text:p text:style-name="P1"><text:span text:style-name="T20">power </text:span></text:p>
          </draw:text-box>
        </draw:frame>
        <draw:frame draw:style-name="gr77" draw:text-style-name="P2" draw:layer="layout" svg:width="0.146cm" svg:height="0.623cm" svg:x="3.584cm" svg:y="13.435cm">
          <draw:text-box>
            <text:p text:style-name="P1"><text:span text:style-name="T47">in </text:span></text:p>
          </draw:text-box>
        </draw:frame>
        <draw:frame draw:style-name="gr86" draw:text-style-name="P2" draw:layer="layout" svg:width="0.714cm" svg:height="0.623cm" svg:x="3.875cm" svg:y="13.435cm">
          <draw:text-box>
            <text:p text:style-name="P1"><text:span text:style-name="T23">Nano </text:span></text:p>
          </draw:text-box>
        </draw:frame>
        <draw:frame draw:style-name="gr32" draw:text-style-name="P2" draw:layer="layout" svg:width="0.608cm" svg:height="0.623cm" svg:x="4.592cm" svg:y="13.435cm">
          <draw:text-box>
            <text:p text:style-name="P1"><text:span text:style-name="T20">RFID </text:span></text:p>
          </draw:text-box>
        </draw:frame>
        <draw:frame draw:style-name="gr26" draw:text-style-name="P2" draw:layer="layout" svg:width="1.03cm" svg:height="0.623cm" svg:x="5.29cm" svg:y="13.435cm">
          <draw:text-box>
            <text:p text:style-name="P1"><text:span text:style-name="T12">systems. </text:span></text:p>
          </draw:text-box>
        </draw:frame>
        <draw:frame draw:style-name="gr32" draw:text-style-name="P2" draw:layer="layout" svg:width="0.608cm" svg:height="0.623cm" svg:x="6.452cm" svg:y="13.435cm">
          <draw:text-box>
            <text:p text:style-name="P1"><text:span text:style-name="T20">RFID </text:span></text:p>
          </draw:text-box>
        </draw:frame>
        <draw:frame draw:style-name="gr114" draw:text-style-name="P2" draw:layer="layout" svg:width="0.762cm" svg:height="0.623cm" svg:x="7.15cm" svg:y="13.435cm">
          <draw:text-box>
            <text:p text:style-name="P1"><text:span text:style-name="T20">based </text:span></text:p>
          </draw:text-box>
        </draw:frame>
        <draw:frame draw:style-name="gr2" draw:text-style-name="P2" draw:layer="layout" svg:width="0.285cm" svg:height="0.623cm" svg:x="7.963cm" svg:y="13.435cm">
          <draw:text-box>
            <text:p text:style-name="P1"><text:span text:style-name="T2">on </text:span></text:p>
          </draw:text-box>
        </draw:frame>
        <draw:frame draw:style-name="gr79" draw:text-style-name="P2" draw:layer="layout" svg:width="1.292cm" svg:height="0.623cm" svg:x="8.351cm" svg:y="13.435cm">
          <draw:text-box>
            <text:p text:style-name="P1"><text:span text:style-name="T11">innovations </text:span></text:p>
          </draw:text-box>
        </draw:frame>
        <draw:frame draw:style-name="gr77" draw:text-style-name="P2" draw:layer="layout" svg:width="0.146cm" svg:height="0.623cm" svg:x="9.804cm" svg:y="13.435cm">
          <draw:text-box>
            <text:p text:style-name="P1"><text:span text:style-name="T47">in </text:span></text:p>
          </draw:text-box>
        </draw:frame>
        <draw:frame draw:style-name="gr86" draw:text-style-name="P2" draw:layer="layout" svg:width="2.008cm" svg:height="0.623cm" svg:x="10.075cm" svg:y="13.435cm">
          <draw:text-box>
            <text:p text:style-name="P1"><text:span text:style-name="T23">nanotechnology </text:span></text:p>
          </draw:text-box>
        </draw:frame>
        <draw:frame draw:style-name="gr15" draw:text-style-name="P2" draw:layer="layout" svg:width="0.408cm" svg:height="0.623cm" svg:x="12.071cm" svg:y="13.435cm">
          <draw:text-box>
            <text:p text:style-name="P1"><text:span text:style-name="T1">has </text:span></text:p>
          </draw:text-box>
        </draw:frame>
        <draw:frame draw:style-name="gr16" draw:text-style-name="P2" draw:layer="layout" svg:width="0.623cm" svg:height="0.623cm" svg:x="12.575cm" svg:y="13.435cm">
          <draw:text-box>
            <text:p text:style-name="P1"><text:span text:style-name="T12">been </text:span></text:p>
          </draw:text-box>
        </draw:frame>
        <draw:frame draw:style-name="gr82" draw:text-style-name="P2" draw:layer="layout" svg:width="0.879cm" svg:height="0.623cm" svg:x="13.253cm" svg:y="13.435cm">
          <draw:text-box>
            <text:p text:style-name="P1"><text:span text:style-name="T22">shown. </text:span></text:p>
          </draw:text-box>
        </draw:frame>
        <draw:frame draw:style-name="gr123" draw:text-style-name="P2" draw:layer="layout" svg:width="0.998cm" svg:height="0.623cm" svg:x="14.202cm" svg:y="13.435cm">
          <draw:text-box>
            <text:p text:style-name="P1"><text:span text:style-name="T65">MEMS </text:span></text:p>
          </draw:text-box>
        </draw:frame>
        <draw:frame draw:style-name="gr99" draw:text-style-name="P2" draw:layer="layout" svg:width="1.143cm" svg:height="0.623cm" svg:x="15.094cm" svg:y="13.435cm">
          <draw:text-box>
            <text:p text:style-name="P1"><text:span text:style-name="T22">modeling </text:span></text:p>
          </draw:text-box>
        </draw:frame>
        <draw:frame draw:style-name="gr8" draw:text-style-name="P2" draw:layer="layout" svg:width="0.191cm" svg:height="0.623cm" svg:x="16.256cm" svg:y="13.435cm">
          <draw:text-box>
            <text:p text:style-name="P1"><text:span text:style-name="T7">of </text:span></text:p>
          </draw:text-box>
        </draw:frame>
        <draw:frame draw:style-name="gr26" draw:text-style-name="P2" draw:layer="layout" svg:width="1.07cm" svg:height="0.623cm" svg:x="16.547cm" svg:y="13.435cm">
          <draw:text-box>
            <text:p text:style-name="P1"><text:span text:style-name="T12">Antenna, </text:span></text:p>
          </draw:text-box>
        </draw:frame>
        <draw:frame draw:style-name="gr26" draw:text-style-name="P2" draw:layer="layout" svg:width="0.926cm" svg:height="0.623cm" svg:x="17.709cm" svg:y="13.435cm">
          <draw:text-box>
            <text:p text:style-name="P1"><text:span text:style-name="T12">sensors </text:span></text:p>
          </draw:text-box>
        </draw:frame>
        <draw:frame draw:style-name="gr13" draw:text-style-name="P2" draw:layer="layout" svg:width="0.463cm" svg:height="0.623cm" svg:x="18.736cm" svg:y="13.435cm">
          <draw:text-box>
            <text:p text:style-name="P1"><text:span text:style-name="T11">and </text:span></text:p>
          </draw:text-box>
        </draw:frame>
        <draw:frame draw:style-name="gr118" draw:text-style-name="P2" draw:layer="layout" svg:width="0.186cm" svg:height="0.623cm" svg:x="19.259cm" svg:y="13.435cm">
          <draw:text-box>
            <text:p text:style-name="P1"><text:span text:style-name="T63">its </text:span></text:p>
          </draw:text-box>
        </draw:frame>
        <draw:frame draw:style-name="gr78" draw:text-style-name="P2" draw:layer="layout" svg:width="1.164cm" svg:height="0.623cm" svg:x="19.608cm" svg:y="13.435cm">
          <draw:text-box>
            <text:p text:style-name="P1"><text:span text:style-name="T1">integration </text:span></text:p>
          </draw:text-box>
        </draw:frame>
        <draw:frame draw:style-name="gr21" draw:text-style-name="P2" draw:layer="layout" svg:width="0.132cm" svg:height="0.623cm" svg:x="20.965cm" svg:y="13.435cm">
          <draw:text-box>
            <text:p text:style-name="P1"><text:span text:style-name="T15">in </text:span></text:p>
          </draw:text-box>
        </draw:frame>
        <draw:frame draw:style-name="gr25" draw:text-style-name="P2" draw:layer="layout" svg:width="0.33cm" svg:height="0.623cm" svg:x="21.236cm" svg:y="13.435cm">
          <draw:text-box>
            <text:p text:style-name="P1"><text:span text:style-name="T17">the </text:span></text:p>
          </draw:text-box>
        </draw:frame>
        <draw:frame draw:style-name="gr125" draw:text-style-name="P2" draw:layer="layout" svg:width="0.757cm" svg:height="0.623cm" svg:x="21.681cm" svg:y="13.435cm">
          <draw:text-box>
            <text:p text:style-name="P1"><text:span text:style-name="T25">circuitry </text:span></text:p>
          </draw:text-box>
        </draw:frame>
        <draw:frame draw:style-name="gr15" draw:text-style-name="P2" draw:layer="layout" svg:width="0.408cm" svg:height="0.623cm" svg:x="22.708cm" svg:y="13.435cm">
          <draw:text-box>
            <text:p text:style-name="P1"><text:span text:style-name="T1">has </text:span></text:p>
          </draw:text-box>
        </draw:frame>
        <draw:frame draw:style-name="gr6" draw:text-style-name="P2" draw:layer="layout" svg:width="0.612cm" svg:height="0.623cm" svg:x="23.212cm" svg:y="13.435cm">
          <draw:text-box>
            <text:p text:style-name="P1"><text:span text:style-name="T6">been </text:span></text:p>
          </draw:text-box>
        </draw:frame>
        <draw:frame draw:style-name="gr27" draw:text-style-name="P2" draw:layer="layout" svg:width="0.864cm" svg:height="0.623cm" svg:x="23.89cm" svg:y="13.435cm">
          <draw:text-box>
            <text:p text:style-name="P1"><text:span text:style-name="T12">shown. </text:span></text:p>
          </draw:text-box>
        </draw:frame>
        <draw:frame draw:style-name="gr74" draw:text-style-name="P2" draw:layer="layout" svg:width="0.54cm" svg:height="0.623cm" svg:x="3.565cm" svg:y="13.822cm">
          <draw:text-box>
            <text:p text:style-name="P1"><text:span text:style-name="T16">‘Thus </text:span></text:p>
          </draw:text-box>
        </draw:frame>
        <draw:frame draw:style-name="gr23" draw:text-style-name="P2" draw:layer="layout" svg:width="1.472cm" svg:height="0.623cm" svg:x="4.263cm" svg:y="13.822cm">
          <draw:text-box>
            <text:p text:style-name="P1"><text:span text:style-name="T4">incorporating </text:span></text:p>
          </draw:text-box>
        </draw:frame>
        <draw:frame draw:style-name="gr3" draw:text-style-name="P2" draw:layer="layout" svg:width="0.337cm" svg:height="0.623cm" svg:x="5.89cm" svg:y="13.822cm">
          <draw:text-box>
            <text:p text:style-name="P1"><text:span text:style-name="T3">this </text:span></text:p>
          </draw:text-box>
        </draw:frame>
        <draw:frame draw:style-name="gr6" draw:text-style-name="P2" draw:layer="layout" svg:width="0.377cm" svg:height="0.623cm" svg:x="6.394cm" svg:y="13.822cm">
          <draw:text-box>
            <text:p text:style-name="P1"><text:span text:style-name="T6">we </text:span></text:p>
          </draw:text-box>
        </draw:frame>
        <draw:frame draw:style-name="gr15" draw:text-style-name="P2" draw:layer="layout" svg:width="0.408cm" svg:height="0.623cm" svg:x="6.82cm" svg:y="13.822cm">
          <draw:text-box>
            <text:p text:style-name="P1"><text:span text:style-name="T1">can </text:span></text:p>
          </draw:text-box>
        </draw:frame>
        <draw:frame draw:style-name="gr75" draw:text-style-name="P2" draw:layer="layout" svg:width="0.781cm" svg:height="0.623cm" svg:x="7.324cm" svg:y="13.822cm">
          <draw:text-box>
            <text:p text:style-name="P1"><text:span text:style-name="T9">design </text:span></text:p>
          </draw:text-box>
        </draw:frame>
        <draw:frame draw:style-name="gr8" draw:text-style-name="P2" draw:layer="layout" svg:width="0.154cm" svg:height="0.623cm" svg:x="8.215cm" svg:y="13.822cm">
          <draw:text-box>
            <text:p text:style-name="P1"><text:span text:style-name="T7">a </text:span></text:p>
          </draw:text-box>
        </draw:frame>
        <draw:frame draw:style-name="gr67" draw:text-style-name="P2" draw:layer="layout" svg:width="1.448cm" svg:height="0.623cm" svg:x="8.448cm" svg:y="13.822cm">
          <draw:text-box>
            <text:p text:style-name="P1"><text:span text:style-name="T45">Nano-RFID </text:span></text:p>
          </draw:text-box>
        </draw:frame>
        <draw:frame draw:style-name="gr6" draw:text-style-name="P2" draw:layer="layout" svg:width="0.705cm" svg:height="0.623cm" svg:x="9.862cm" svg:y="13.822cm">
          <draw:text-box>
            <text:p text:style-name="P1"><text:span text:style-name="T6">which </text:span></text:p>
          </draw:text-box>
        </draw:frame>
        <draw:frame draw:style-name="gr15" draw:text-style-name="P2" draw:layer="layout" svg:width="0.408cm" svg:height="0.623cm" svg:x="10.657cm" svg:y="13.822cm">
          <draw:text-box>
            <text:p text:style-name="P1"><text:span text:style-name="T1">can </text:span></text:p>
          </draw:text-box>
        </draw:frame>
        <draw:frame draw:style-name="gr2" draw:text-style-name="P2" draw:layer="layout" svg:width="0.276cm" svg:height="0.623cm" svg:x="11.16cm" svg:y="13.822cm">
          <draw:text-box>
            <text:p text:style-name="P1"><text:span text:style-name="T2">be </text:span></text:p>
          </draw:text-box>
        </draw:frame>
        <draw:frame draw:style-name="gr18" draw:text-style-name="P2" draw:layer="layout" svg:width="0.571cm" svg:height="0.623cm" svg:x="11.548cm" svg:y="13.822cm">
          <draw:text-box>
            <text:p text:style-name="P1"><text:span text:style-name="T11">used </text:span></text:p>
          </draw:text-box>
        </draw:frame>
        <draw:frame draw:style-name="gr77" draw:text-style-name="P2" draw:layer="layout" svg:width="0.146cm" svg:height="0.623cm" svg:x="12.207cm" svg:y="13.822cm">
          <draw:text-box>
            <text:p text:style-name="P1"><text:span text:style-name="T47">in </text:span></text:p>
          </draw:text-box>
        </draw:frame>
        <draw:frame draw:style-name="gr4" draw:text-style-name="P2" draw:layer="layout" svg:width="0.627cm" svg:height="0.623cm" svg:x="12.497cm" svg:y="13.822cm">
          <draw:text-box>
            <text:p text:style-name="P1"><text:span text:style-name="T4">areas </text:span></text:p>
          </draw:text-box>
        </draw:frame>
        <draw:frame draw:style-name="gr8" draw:text-style-name="P2" draw:layer="layout" svg:width="0.296cm" svg:height="0.623cm" svg:x="13.253cm" svg:y="13.822cm">
          <draw:text-box>
            <text:p text:style-name="P1"><text:span text:style-name="T7">like </text:span></text:p>
          </draw:text-box>
        </draw:frame>
        <draw:frame draw:style-name="gr67" draw:text-style-name="P2" draw:layer="layout" svg:width="0.98cm" svg:height="0.623cm" svg:x="13.737cm" svg:y="13.822cm">
          <draw:text-box>
            <text:p text:style-name="P1"><text:span text:style-name="T45">human </text:span></text:p>
          </draw:text-box>
        </draw:frame>
        <draw:frame draw:style-name="gr23" draw:text-style-name="P2" draw:layer="layout" svg:width="1.382cm" svg:height="0.623cm" svg:x="14.648cm" svg:y="13.822cm">
          <draw:text-box>
            <text:p text:style-name="P1"><text:span text:style-name="T4">implantation </text:span></text:p>
          </draw:text-box>
        </draw:frame>
        <draw:frame draw:style-name="gr13" draw:text-style-name="P2" draw:layer="layout" svg:width="0.463cm" svg:height="0.623cm" svg:x="16.159cm" svg:y="13.822cm">
          <draw:text-box>
            <text:p text:style-name="P1"><text:span text:style-name="T11">and </text:span></text:p>
          </draw:text-box>
        </draw:frame>
        <draw:frame draw:style-name="gr24" draw:text-style-name="P2" draw:layer="layout" svg:width="1.063cm" svg:height="0.623cm" svg:x="16.702cm" svg:y="13.822cm">
          <draw:text-box>
            <text:p text:style-name="P1"><text:span text:style-name="T10">complex </text:span></text:p>
          </draw:text-box>
        </draw:frame>
        <draw:frame draw:style-name="gr6" draw:text-style-name="P2" draw:layer="layout" svg:width="0.952cm" svg:height="0.623cm" svg:x="17.787cm" svg:y="13.822cm">
          <draw:text-box>
            <text:p text:style-name="P1"><text:span text:style-name="T6">banking </text:span></text:p>
          </draw:text-box>
        </draw:frame>
        <draw:frame draw:style-name="gr15" draw:text-style-name="P2" draw:layer="layout" svg:width="1.314cm" svg:height="0.623cm" svg:x="18.814cm" svg:y="13.822cm">
          <draw:text-box>
            <text:p text:style-name="P1"><text:span text:style-name="T1">applications. </text:span></text:p>
          </draw:text-box>
        </draw:frame>
        <draw:frame draw:style-name="gr67" draw:text-style-name="P2" draw:layer="layout" svg:width="0.477cm" svg:height="0.623cm" svg:x="20.383cm" svg:y="13.822cm">
          <draw:text-box>
            <text:p text:style-name="P1"><text:span text:style-name="T45">We </text:span></text:p>
          </draw:text-box>
        </draw:frame>
        <draw:frame draw:style-name="gr6" draw:text-style-name="P2" draw:layer="layout" svg:width="0.587cm" svg:height="0.623cm" svg:x="20.868cm" svg:y="13.822cm">
          <draw:text-box>
            <text:p text:style-name="P1"><text:span text:style-name="T6">have </text:span></text:p>
          </draw:text-box>
        </draw:frame>
        <draw:frame draw:style-name="gr68" draw:text-style-name="P2" draw:layer="layout" svg:width="1.173cm" svg:height="0.623cm" svg:x="21.526cm" svg:y="13.822cm">
          <draw:text-box>
            <text:p text:style-name="P1"><text:span text:style-name="T20">proposed </text:span></text:p>
          </draw:text-box>
        </draw:frame>
        <draw:frame draw:style-name="gr99" draw:text-style-name="P2" draw:layer="layout" svg:width="1.143cm" svg:height="0.623cm" svg:x="22.747cm" svg:y="13.822cm">
          <draw:text-box>
            <text:p text:style-name="P1"><text:span text:style-name="T22">modeling </text:span></text:p>
          </draw:text-box>
        </draw:frame>
        <draw:frame draw:style-name="gr8" draw:text-style-name="P2" draw:layer="layout" svg:width="0.191cm" svg:height="0.623cm" svg:x="23.91cm" svg:y="13.822cm">
          <draw:text-box>
            <text:p text:style-name="P1"><text:span text:style-name="T7">of </text:span></text:p>
          </draw:text-box>
        </draw:frame>
        <draw:frame draw:style-name="gr32" draw:text-style-name="P2" draw:layer="layout" svg:width="0.608cm" svg:height="0.623cm" svg:x="24.22cm" svg:y="13.822cm">
          <draw:text-box>
            <text:p text:style-name="P1"><text:span text:style-name="T20">RFID </text:span></text:p>
          </draw:text-box>
        </draw:frame>
        <draw:frame draw:style-name="gr15" draw:text-style-name="P2" draw:layer="layout" svg:width="0.605cm" svg:height="0.623cm" svg:x="3.584cm" svg:y="14.21cm">
          <draw:text-box>
            <text:p text:style-name="P1"><text:span text:style-name="T1">using </text:span></text:p>
          </draw:text-box>
        </draw:frame>
        <draw:frame draw:style-name="gr25" draw:text-style-name="P2" draw:layer="layout" svg:width="0.33cm" svg:height="0.623cm" svg:x="4.301cm" svg:y="14.21cm">
          <draw:text-box>
            <text:p text:style-name="P1"><text:span text:style-name="T17">the </text:span></text:p>
          </draw:text-box>
        </draw:frame>
        <draw:frame draw:style-name="gr26" draw:text-style-name="P2" draw:layer="layout" svg:width="0.946cm" svg:height="0.623cm" svg:x="4.747cm" svg:y="14.21cm">
          <draw:text-box>
            <text:p text:style-name="P1"><text:span text:style-name="T12">concept </text:span></text:p>
          </draw:text-box>
        </draw:frame>
        <draw:frame draw:style-name="gr8" draw:text-style-name="P2" draw:layer="layout" svg:width="0.191cm" svg:height="0.623cm" svg:x="5.774cm" svg:y="14.21cm">
          <draw:text-box>
            <text:p text:style-name="P1"><text:span text:style-name="T7">of </text:span></text:p>
          </draw:text-box>
        </draw:frame>
        <draw:frame draw:style-name="gr92" draw:text-style-name="P2" draw:layer="layout" svg:width="0.503cm" svg:height="0.623cm" svg:x="6.084cm" svg:y="14.21cm">
          <draw:text-box>
            <text:p text:style-name="P1"><text:span text:style-name="T25">multi </text:span></text:p>
          </draw:text-box>
        </draw:frame>
        <draw:frame draw:style-name="gr15" draw:text-style-name="P2" draw:layer="layout" svg:width="0.553cm" svg:height="0.623cm" svg:x="6.723cm" svg:y="14.21cm">
          <draw:text-box>
            <text:p text:style-name="P1"><text:span text:style-name="T1">scale </text:span></text:p>
          </draw:text-box>
        </draw:frame>
        <draw:frame draw:style-name="gr99" draw:text-style-name="P2" draw:layer="layout" svg:width="1.143cm" svg:height="0.623cm" svg:x="7.44cm" svg:y="14.21cm">
          <draw:text-box>
            <text:p text:style-name="P1"><text:span text:style-name="T22">modeling </text:span></text:p>
          </draw:text-box>
        </draw:frame>
        <draw:frame draw:style-name="gr8" draw:text-style-name="P2" draw:layer="layout" svg:width="0.194cm" svg:height="0.623cm" svg:x="8.603cm" svg:y="14.21cm">
          <draw:text-box>
            <text:p text:style-name="P1"><text:span text:style-name="T7">to </text:span></text:p>
          </draw:text-box>
        </draw:frame>
        <draw:frame draw:style-name="gr18" draw:text-style-name="P2" draw:layer="layout" svg:width="1.139cm" svg:height="0.623cm" svg:x="8.913cm" svg:y="14.21cm">
          <draw:text-box>
            <text:p text:style-name="P1"><text:span text:style-name="T11">accurately </text:span></text:p>
          </draw:text-box>
        </draw:frame>
        <draw:frame draw:style-name="gr122" draw:text-style-name="P2" draw:layer="layout" svg:width="0.712cm" svg:height="0.623cm" svg:x="10.23cm" svg:y="14.21cm">
          <draw:text-box>
            <text:p text:style-name="P1"><text:span text:style-name="T16">predict </text:span></text:p>
          </draw:text-box>
        </draw:frame>
        <draw:frame draw:style-name="gr65" draw:text-style-name="P2" draw:layer="layout" svg:width="0.169cm" svg:height="0.623cm" svg:x="11.121cm" svg:y="14.21cm">
          <draw:text-box>
            <text:p text:style-name="P1"><text:span text:style-name="T44">its </text:span></text:p>
          </draw:text-box>
        </draw:frame>
        <draw:frame draw:style-name="gr78" draw:text-style-name="P2" draw:layer="layout" svg:width="1.148cm" svg:height="0.623cm" svg:x="11.47cm" svg:y="14.21cm">
          <draw:text-box>
            <text:p text:style-name="P1"><text:span text:style-name="T1">properties. </text:span></text:p>
          </draw:text-box>
        </draw:frame>
        <draw:frame draw:style-name="gr1" draw:text-style-name="P2" draw:layer="layout" svg:width="0.476cm" svg:height="0.623cm" svg:x="12.807cm" svg:y="14.21cm">
          <draw:text-box>
            <text:p text:style-name="P1"><text:span text:style-name="T1">Also </text:span></text:p>
          </draw:text-box>
        </draw:frame>
        <draw:frame draw:style-name="gr93" draw:text-style-name="P2" draw:layer="layout" svg:width="0.288cm" svg:height="0.623cm" svg:x="13.466cm" svg:y="14.21cm">
          <draw:text-box>
            <text:p text:style-name="P1"><text:span text:style-name="T19">we </text:span></text:p>
          </draw:text-box>
        </draw:frame>
        <draw:frame draw:style-name="gr2" draw:text-style-name="P2" draw:layer="layout" svg:width="0.815cm" svg:height="0.623cm" svg:x="13.834cm" svg:y="14.21cm">
          <draw:text-box>
            <text:p text:style-name="P1"><text:span text:style-name="T2">give <text:s/>the </text:span></text:p>
          </draw:text-box>
        </draw:frame>
        <draw:frame draw:style-name="gr99" draw:text-style-name="P2" draw:layer="layout" svg:width="1.143cm" svg:height="0.623cm" svg:x="14.861cm" svg:y="14.21cm">
          <draw:text-box>
            <text:p text:style-name="P1"><text:span text:style-name="T22">modeling </text:span></text:p>
          </draw:text-box>
        </draw:frame>
        <draw:frame draw:style-name="gr8" draw:text-style-name="P2" draw:layer="layout" svg:width="0.191cm" svg:height="0.623cm" svg:x="16.024cm" svg:y="14.21cm">
          <draw:text-box>
            <text:p text:style-name="P1"><text:span text:style-name="T7">of </text:span></text:p>
          </draw:text-box>
        </draw:frame>
        <draw:frame draw:style-name="gr126" draw:text-style-name="P2" draw:layer="layout" svg:width="1.038cm" svg:height="0.623cm" svg:x="16.334cm" svg:y="14.21cm">
          <draw:text-box>
            <text:p text:style-name="P1"><text:span text:style-name="T66">MEMS </text:span></text:p>
          </draw:text-box>
        </draw:frame>
        <draw:frame draw:style-name="gr11" draw:text-style-name="P2" draw:layer="layout" svg:width="0.854cm" svg:height="0.623cm" svg:x="17.225cm" svg:y="14.21cm">
          <draw:text-box>
            <text:p text:style-name="P1"><text:span text:style-name="T9">devices </text:span></text:p>
          </draw:text-box>
        </draw:frame>
        <draw:frame draw:style-name="gr38" draw:text-style-name="P2" draw:layer="layout" svg:width="0.405cm" svg:height="0.623cm" svg:x="18.213cm" svg:y="14.21cm">
          <draw:text-box>
            <text:p text:style-name="P1"><text:span text:style-name="T25">that </text:span></text:p>
          </draw:text-box>
        </draw:frame>
        <draw:frame draw:style-name="gr2" draw:text-style-name="P2" draw:layer="layout" svg:width="0.345cm" svg:height="0.623cm" svg:x="18.736cm" svg:y="14.21cm">
          <draw:text-box>
            <text:p text:style-name="P1"><text:span text:style-name="T2">are </text:span></text:p>
          </draw:text-box>
        </draw:frame>
        <draw:frame draw:style-name="gr114" draw:text-style-name="P2" draw:layer="layout" svg:width="1.173cm" svg:height="0.623cm" svg:x="19.221cm" svg:y="14.21cm">
          <draw:text-box>
            <text:p text:style-name="P1"><text:span text:style-name="T20">proposed </text:span></text:p>
          </draw:text-box>
        </draw:frame>
        <draw:frame draw:style-name="gr10" draw:text-style-name="P2" draw:layer="layout" svg:width="0.855cm" svg:height="0.623cm" svg:x="20.422cm" svg:y="14.21cm">
          <draw:text-box>
            <text:p text:style-name="P1"><text:span text:style-name="T1">recently </text:span></text:p>
          </draw:text-box>
        </draw:frame>
        <draw:frame draw:style-name="gr31" draw:text-style-name="P2" draw:layer="layout" svg:width="0.386cm" svg:height="0.623cm" svg:x="21.449cm" svg:y="14.21cm">
          <draw:text-box>
            <text:p text:style-name="P1"><text:span text:style-name="T19">that </text:span></text:p>
          </draw:text-box>
        </draw:frame>
        <draw:frame draw:style-name="gr15" draw:text-style-name="P2" draw:layer="layout" svg:width="0.408cm" svg:height="0.623cm" svg:x="21.972cm" svg:y="14.21cm">
          <draw:text-box>
            <text:p text:style-name="P1"><text:span text:style-name="T1">can </text:span></text:p>
          </draw:text-box>
        </draw:frame>
        <draw:frame draw:style-name="gr13" draw:text-style-name="P2" draw:layer="layout" svg:width="0.421cm" svg:height="0.623cm" svg:x="22.476cm" svg:y="14.21cm">
          <draw:text-box>
            <text:p text:style-name="P1"><text:span text:style-name="T11">see </text:span></text:p>
          </draw:text-box>
        </draw:frame>
        <draw:frame draw:style-name="gr4" draw:text-style-name="P2" draw:layer="layout" svg:width="0.912cm" svg:height="0.623cm" svg:x="22.999cm" svg:y="14.21cm">
          <draw:text-box>
            <text:p text:style-name="P1"><text:span text:style-name="T4">possible </text:span></text:p>
          </draw:text-box>
        </draw:frame>
        <draw:frame draw:style-name="gr15" draw:text-style-name="P2" draw:layer="layout" svg:width="1.156cm" svg:height="0.623cm" svg:x="3.584cm" svg:y="14.598cm">
          <draw:text-box>
            <text:p text:style-name="P1"><text:span text:style-name="T1">application </text:span></text:p>
          </draw:text-box>
        </draw:frame>
        <draw:frame draw:style-name="gr77" draw:text-style-name="P2" draw:layer="layout" svg:width="0.146cm" svg:height="0.623cm" svg:x="4.96cm" svg:y="14.598cm">
          <draw:text-box>
            <text:p text:style-name="P1"><text:span text:style-name="T47">in </text:span></text:p>
          </draw:text-box>
        </draw:frame>
        <draw:frame draw:style-name="gr79" draw:text-style-name="P2" draw:layer="layout" svg:width="0.616cm" svg:height="0.623cm" svg:x="5.251cm" svg:y="14.598cm">
          <draw:text-box>
            <text:p text:style-name="P1"><text:span text:style-name="T11">RFID. </text:span></text:p>
          </draw:text-box>
        </draw:frame>
        <draw:frame draw:style-name="gr67" draw:text-style-name="P2" draw:layer="layout" svg:width="0.477cm" svg:height="0.623cm" svg:x="6.006cm" svg:y="14.598cm">
          <draw:text-box>
            <text:p text:style-name="P1"><text:span text:style-name="T45">We </text:span></text:p>
          </draw:text-box>
        </draw:frame>
        <draw:frame draw:style-name="gr18" draw:text-style-name="P2" draw:layer="layout" svg:width="0.565cm" svg:height="0.623cm" svg:x="6.51cm" svg:y="14.598cm">
          <draw:text-box>
            <text:p text:style-name="P1"><text:span text:style-name="T11">have </text:span></text:p>
          </draw:text-box>
        </draw:frame>
        <draw:frame draw:style-name="gr2" draw:text-style-name="P2" draw:layer="layout" svg:width="0.414cm" svg:height="0.623cm" svg:x="7.169cm" svg:y="14.598cm">
          <draw:text-box>
            <text:p text:style-name="P1"><text:span text:style-name="T2">also </text:span></text:p>
          </draw:text-box>
        </draw:frame>
        <draw:frame draw:style-name="gr26" draw:text-style-name="P2" draw:layer="layout" svg:width="0.952cm" svg:height="0.623cm" svg:x="7.731cm" svg:y="14.598cm">
          <draw:text-box>
            <text:p text:style-name="P1"><text:span text:style-name="T12">covered </text:span></text:p>
          </draw:text-box>
        </draw:frame>
        <draw:frame draw:style-name="gr25" draw:text-style-name="P2" draw:layer="layout" svg:width="0.33cm" svg:height="0.623cm" svg:x="8.777cm" svg:y="14.598cm">
          <draw:text-box>
            <text:p text:style-name="P1"><text:span text:style-name="T17">the </text:span></text:p>
          </draw:text-box>
        </draw:frame>
        <draw:frame draw:style-name="gr23" draw:text-style-name="P2" draw:layer="layout" svg:width="1.307cm" svg:height="0.623cm" svg:x="9.223cm" svg:y="14.598cm">
          <draw:text-box>
            <text:p text:style-name="P1"><text:span text:style-name="T4">applications </text:span></text:p>
          </draw:text-box>
        </draw:frame>
        <draw:frame draw:style-name="gr13" draw:text-style-name="P2" draw:layer="layout" svg:width="0.463cm" svg:height="0.623cm" svg:x="10.734cm" svg:y="14.598cm">
          <draw:text-box>
            <text:p text:style-name="P1"><text:span text:style-name="T11">and </text:span></text:p>
          </draw:text-box>
        </draw:frame>
        <draw:frame draw:style-name="gr25" draw:text-style-name="P2" draw:layer="layout" svg:width="0.33cm" svg:height="0.623cm" svg:x="11.257cm" svg:y="14.598cm">
          <draw:text-box>
            <text:p text:style-name="P1"><text:span text:style-name="T17">the </text:span></text:p>
          </draw:text-box>
        </draw:frame>
        <draw:frame draw:style-name="gr12" draw:text-style-name="P2" draw:layer="layout" svg:width="1.426cm" svg:height="0.623cm" svg:x="11.722cm" svg:y="14.598cm">
          <draw:text-box>
            <text:p text:style-name="P1"><text:span text:style-name="T10">advantages </text:span></text:p>
          </draw:text-box>
        </draw:frame>
        <draw:frame draw:style-name="gr8" draw:text-style-name="P2" draw:layer="layout" svg:width="0.191cm" svg:height="0.623cm" svg:x="13.195cm" svg:y="14.598cm">
          <draw:text-box>
            <text:p text:style-name="P1"><text:span text:style-name="T7">of </text:span></text:p>
          </draw:text-box>
        </draw:frame>
        <draw:frame draw:style-name="gr86" draw:text-style-name="P2" draw:layer="layout" svg:width="0.714cm" svg:height="0.623cm" svg:x="13.505cm" svg:y="14.598cm">
          <draw:text-box>
            <text:p text:style-name="P1"><text:span text:style-name="T23">Nano </text:span></text:p>
          </draw:text-box>
        </draw:frame>
        <draw:frame draw:style-name="gr32" draw:text-style-name="P2" draw:layer="layout" svg:width="0.608cm" svg:height="0.623cm" svg:x="14.222cm" svg:y="14.598cm">
          <draw:text-box>
            <text:p text:style-name="P1"><text:span text:style-name="T20">RFID </text:span></text:p>
          </draw:text-box>
        </draw:frame>
        <draw:frame draw:style-name="gr77" draw:text-style-name="P2" draw:layer="layout" svg:width="0.146cm" svg:height="0.623cm" svg:x="14.939cm" svg:y="14.598cm">
          <draw:text-box>
            <text:p text:style-name="P1"><text:span text:style-name="T47">in </text:span></text:p>
          </draw:text-box>
        </draw:frame>
        <draw:frame draw:style-name="gr117" draw:text-style-name="P2" draw:layer="layout" svg:width="0.817cm" svg:height="0.623cm" svg:x="15.21cm" svg:y="14.598cm">
          <draw:text-box>
            <text:p text:style-name="P1"><text:span text:style-name="T4">various </text:span></text:p>
          </draw:text-box>
        </draw:frame>
        <draw:frame draw:style-name="gr78" draw:text-style-name="P2" draw:layer="layout" svg:width="0.659cm" svg:height="0.623cm" svg:x="16.159cm" svg:y="14.598cm">
          <draw:text-box>
            <text:p text:style-name="P1"><text:span text:style-name="T1">areas. </text:span></text:p>
          </draw:text-box>
        </draw:frame>
        <draw:frame draw:style-name="gr6" draw:text-style-name="P2" draw:layer="layout" svg:width="0.328cm" svg:height="0.623cm" svg:x="16.992cm" svg:y="14.598cm">
          <draw:text-box>
            <text:p text:style-name="P1"><text:span text:style-name="T6">RF </text:span></text:p>
          </draw:text-box>
        </draw:frame>
        <draw:frame draw:style-name="gr123" draw:text-style-name="P2" draw:layer="layout" svg:width="0.998cm" svg:height="0.623cm" svg:x="17.438cm" svg:y="14.598cm">
          <draw:text-box>
            <text:p text:style-name="P1"><text:span text:style-name="T65">MEMS </text:span></text:p>
          </draw:text-box>
        </draw:frame>
        <draw:frame draw:style-name="gr15" draw:text-style-name="P2" draw:layer="layout" svg:width="0.408cm" svg:height="0.623cm" svg:x="18.329cm" svg:y="14.598cm">
          <draw:text-box>
            <text:p text:style-name="P1"><text:span text:style-name="T1">has </text:span></text:p>
          </draw:text-box>
        </draw:frame>
        <draw:frame draw:style-name="gr6" draw:text-style-name="P2" draw:layer="layout" svg:width="0.612cm" svg:height="0.623cm" svg:x="18.833cm" svg:y="14.598cm">
          <draw:text-box>
            <text:p text:style-name="P1"><text:span text:style-name="T6">been </text:span></text:p>
          </draw:text-box>
        </draw:frame>
        <draw:frame draw:style-name="gr96" draw:text-style-name="P2" draw:layer="layout" svg:width="1.064cm" svg:height="0.623cm" svg:x="19.511cm" svg:y="14.598cm">
          <draw:text-box>
            <text:p text:style-name="P1"><text:span text:style-name="T20">matured </text:span></text:p>
          </draw:text-box>
        </draw:frame>
        <draw:frame draw:style-name="gr13" draw:text-style-name="P2" draw:layer="layout" svg:width="0.463cm" svg:height="0.623cm" svg:x="20.577cm" svg:y="14.598cm">
          <draw:text-box>
            <text:p text:style-name="P1"><text:span text:style-name="T11">and </text:span></text:p>
          </draw:text-box>
        </draw:frame>
        <draw:frame draw:style-name="gr65" draw:text-style-name="P2" draw:layer="layout" svg:width="0.169cm" svg:height="0.623cm" svg:x="21.119cm" svg:y="14.598cm">
          <draw:text-box>
            <text:p text:style-name="P1"><text:span text:style-name="T44">its </text:span></text:p>
          </draw:text-box>
        </draw:frame>
        <draw:frame draw:style-name="gr6" draw:text-style-name="P2" draw:layer="layout" svg:width="0.87cm" svg:height="0.623cm" svg:x="21.449cm" svg:y="14.598cm">
          <draw:text-box>
            <text:p text:style-name="P1"><text:span text:style-name="T6">devices </text:span></text:p>
          </draw:text-box>
        </draw:frame>
        <draw:frame draw:style-name="gr2" draw:text-style-name="P2" draw:layer="layout" svg:width="0.345cm" svg:height="0.623cm" svg:x="22.456cm" svg:y="14.598cm">
          <draw:text-box>
            <text:p text:style-name="P1"><text:span text:style-name="T2">are </text:span></text:p>
          </draw:text-box>
        </draw:frame>
        <draw:frame draw:style-name="gr4" draw:text-style-name="P2" draw:layer="layout" svg:width="0.647cm" svg:height="0.623cm" svg:x="22.921cm" svg:y="14.598cm">
          <draw:text-box>
            <text:p text:style-name="P1"><text:span text:style-name="T4">being </text:span></text:p>
          </draw:text-box>
        </draw:frame>
        <draw:frame draw:style-name="gr75" draw:text-style-name="P2" draw:layer="layout" svg:width="1.309cm" svg:height="0.623cm" svg:x="23.658cm" svg:y="14.598cm">
          <draw:text-box>
            <text:p text:style-name="P1"><text:span text:style-name="T11">successfully </text:span></text:p>
          </draw:text-box>
        </draw:frame>
        <draw:frame draw:style-name="gr32" draw:text-style-name="P2" draw:layer="layout" svg:width="1.882cm" svg:height="0.623cm" svg:x="3.584cm" svg:y="14.985cm">
          <draw:text-box>
            <text:p text:style-name="P1"><text:span text:style-name="T20">commercialized </text:span></text:p>
          </draw:text-box>
        </draw:frame>
        <draw:frame draw:style-name="gr25" draw:text-style-name="P2" draw:layer="layout" svg:width="0.339cm" svg:height="0.623cm" svg:x="5.541cm" svg:y="14.985cm">
          <draw:text-box>
            <text:p text:style-name="P1"><text:span text:style-name="T17">but </text:span></text:p>
          </draw:text-box>
        </draw:frame>
        <draw:frame draw:style-name="gr72" draw:text-style-name="P2" draw:layer="layout" svg:width="0.654cm" svg:height="0.623cm" svg:x="5.987cm" svg:y="14.985cm">
          <draw:text-box>
            <text:p text:style-name="P1"><text:span text:style-name="T5">taking </text:span></text:p>
          </draw:text-box>
        </draw:frame>
        <draw:frame draw:style-name="gr90" draw:text-style-name="P2" draw:layer="layout" svg:width="0.077cm" svg:height="0.623cm" svg:x="6.801cm" svg:y="14.985cm">
          <draw:text-box>
            <text:p text:style-name="P1"><text:span text:style-name="T50">it </text:span></text:p>
          </draw:text-box>
        </draw:frame>
        <draw:frame draw:style-name="gr8" draw:text-style-name="P2" draw:layer="layout" svg:width="0.194cm" svg:height="0.623cm" svg:x="6.994cm" svg:y="14.985cm">
          <draw:text-box>
            <text:p text:style-name="P1"><text:span text:style-name="T7">to </text:span></text:p>
          </draw:text-box>
        </draw:frame>
        <draw:frame draw:style-name="gr127" draw:text-style-name="P2" draw:layer="layout" svg:width="0.478cm" svg:height="0.623cm" svg:x="7.304cm" svg:y="14.985cm">
          <draw:text-box>
            <text:p text:style-name="P1"><text:span text:style-name="T3">limits </text:span></text:p>
          </draw:text-box>
        </draw:frame>
        <draw:frame draw:style-name="gr8" draw:text-style-name="P2" draw:layer="layout" svg:width="0.191cm" svg:height="0.623cm" svg:x="8.002cm" svg:y="14.985cm">
          <draw:text-box>
            <text:p text:style-name="P1"><text:span text:style-name="T7">of </text:span></text:p>
          </draw:text-box>
        </draw:frame>
        <draw:frame draw:style-name="gr6" draw:text-style-name="P2" draw:layer="layout" svg:width="0.622cm" svg:height="0.623cm" svg:x="8.312cm" svg:y="14.985cm">
          <draw:text-box>
            <text:p text:style-name="P1"><text:span text:style-name="T6">nano </text:span></text:p>
          </draw:text-box>
        </draw:frame>
        <draw:frame draw:style-name="gr80" draw:text-style-name="P2" draw:layer="layout" svg:width="1.102cm" svg:height="0.623cm" svg:x="8.971cm" svg:y="14.985cm">
          <draw:text-box>
            <text:p text:style-name="P1"><text:span text:style-name="T23">domains </text:span></text:p>
          </draw:text-box>
        </draw:frame>
        <draw:frame draw:style-name="gr13" draw:text-style-name="P2" draw:layer="layout" svg:width="0.463cm" svg:height="0.623cm" svg:x="10.075cm" svg:y="14.985cm">
          <draw:text-box>
            <text:p text:style-name="P1"><text:span text:style-name="T11">and </text:span></text:p>
          </draw:text-box>
        </draw:frame>
        <draw:frame draw:style-name="gr7" draw:text-style-name="P2" draw:layer="layout" svg:width="1.118cm" svg:height="0.623cm" svg:x="10.618cm" svg:y="14.985cm">
          <draw:text-box>
            <text:p text:style-name="P1"><text:span text:style-name="T5">integration </text:span></text:p>
          </draw:text-box>
        </draw:frame>
        <draw:frame draw:style-name="gr2" draw:text-style-name="P2" draw:layer="layout" svg:width="0.437cm" svg:height="0.623cm" svg:x="11.935cm" svg:y="14.985cm">
          <draw:text-box>
            <text:p text:style-name="P1"><text:span text:style-name="T2">with </text:span></text:p>
          </draw:text-box>
        </draw:frame>
        <draw:frame draw:style-name="gr20" draw:text-style-name="P2" draw:layer="layout" svg:width="0.586cm" svg:height="0.623cm" svg:x="12.497cm" svg:y="14.985cm">
          <draw:text-box>
            <text:p text:style-name="P1"><text:span text:style-name="T14">singly </text:span></text:p>
          </draw:text-box>
        </draw:frame>
        <draw:frame draw:style-name="gr2" draw:text-style-name="P2" draw:layer="layout" svg:width="0.427cm" svg:height="0.623cm" svg:x="13.272cm" svg:y="14.985cm">
          <draw:text-box>
            <text:p text:style-name="P1"><text:span text:style-name="T2">chip </text:span></text:p>
          </draw:text-box>
        </draw:frame>
        <draw:frame draw:style-name="gr32" draw:text-style-name="P2" draw:layer="layout" svg:width="0.608cm" svg:height="0.623cm" svg:x="13.853cm" svg:y="14.985cm">
          <draw:text-box>
            <text:p text:style-name="P1"><text:span text:style-name="T20">RFID </text:span></text:p>
          </draw:text-box>
        </draw:frame>
        <draw:frame draw:style-name="gr71" draw:text-style-name="P2" draw:layer="layout" svg:width="0.737cm" svg:height="0.623cm" svg:x="14.57cm" svg:y="14.985cm">
          <draw:text-box>
            <text:p text:style-name="P1"><text:span text:style-name="T12">needs </text:span></text:p>
          </draw:text-box>
        </draw:frame>
        <draw:frame draw:style-name="gr8" draw:text-style-name="P2" draw:layer="layout" svg:width="0.154cm" svg:height="0.623cm" svg:x="15.365cm" svg:y="14.985cm">
          <draw:text-box>
            <text:p text:style-name="P1"><text:span text:style-name="T7">a </text:span></text:p>
          </draw:text-box>
        </draw:frame>
        <draw:frame draw:style-name="gr15" draw:text-style-name="P2" draw:layer="layout" svg:width="0.597cm" svg:height="0.623cm" svg:x="15.597cm" svg:y="14.985cm">
          <draw:text-box>
            <text:p text:style-name="P1"><text:span text:style-name="T1">novel </text:span></text:p>
          </draw:text-box>
        </draw:frame>
        <draw:frame draw:style-name="gr68" draw:text-style-name="P2" draw:layer="layout" svg:width="1.163cm" svg:height="0.623cm" svg:x="16.314cm" svg:y="14.985cm">
          <draw:text-box>
            <text:p text:style-name="P1"><text:span text:style-name="T20">approach </text:span></text:p>
          </draw:text-box>
        </draw:frame>
        <draw:frame draw:style-name="gr6" draw:text-style-name="P2" draw:layer="layout" svg:width="0.705cm" svg:height="0.623cm" svg:x="17.515cm" svg:y="14.985cm">
          <draw:text-box>
            <text:p text:style-name="P1"><text:span text:style-name="T6">which </text:span></text:p>
          </draw:text-box>
        </draw:frame>
        <draw:frame draw:style-name="gr21" draw:text-style-name="P2" draw:layer="layout" svg:width="0.116cm" svg:height="0.623cm" svg:x="18.31cm" svg:y="14.985cm">
          <draw:text-box>
            <text:p text:style-name="P1"><text:span text:style-name="T15">is </text:span></text:p>
          </draw:text-box>
        </draw:frame>
        <draw:frame draw:style-name="gr4" draw:text-style-name="P2" draw:layer="layout" svg:width="0.647cm" svg:height="0.623cm" svg:x="18.562cm" svg:y="14.985cm">
          <draw:text-box>
            <text:p text:style-name="P1"><text:span text:style-name="T4">being </text:span></text:p>
          </draw:text-box>
        </draw:frame>
        <draw:frame draw:style-name="gr14" draw:text-style-name="P2" draw:layer="layout" svg:width="1.197cm" svg:height="0.623cm" svg:x="19.317cm" svg:y="14.985cm">
          <draw:text-box>
            <text:p text:style-name="P1"><text:span text:style-name="T12">proposed. </text:span></text:p>
          </draw:text-box>
        </draw:frame>
        <draw:frame draw:style-name="gr67" draw:text-style-name="P2" draw:layer="layout" svg:width="0.477cm" svg:height="0.623cm" svg:x="20.577cm" svg:y="14.985cm">
          <draw:text-box>
            <text:p text:style-name="P1"><text:span text:style-name="T45">We </text:span></text:p>
          </draw:text-box>
        </draw:frame>
        <draw:frame draw:style-name="gr18" draw:text-style-name="P2" draw:layer="layout" svg:width="0.565cm" svg:height="0.623cm" svg:x="21.081cm" svg:y="14.985cm">
          <draw:text-box>
            <text:p text:style-name="P1"><text:span text:style-name="T11">have </text:span></text:p>
          </draw:text-box>
        </draw:frame>
        <draw:frame draw:style-name="gr24" draw:text-style-name="P2" draw:layer="layout" svg:width="1.105cm" svg:height="0.623cm" svg:x="21.739cm" svg:y="14.985cm">
          <draw:text-box>
            <text:p text:style-name="P1"><text:span text:style-name="T10">modeled </text:span></text:p>
          </draw:text-box>
        </draw:frame>
        <draw:frame draw:style-name="gr126" draw:text-style-name="P2" draw:layer="layout" svg:width="1.038cm" svg:height="0.623cm" svg:x="22.844cm" svg:y="14.985cm">
          <draw:text-box>
            <text:p text:style-name="P1"><text:span text:style-name="T66">MEMS </text:span></text:p>
          </draw:text-box>
        </draw:frame>
        <draw:frame draw:style-name="gr71" draw:text-style-name="P2" draw:layer="layout" svg:width="0.735cm" svg:height="0.623cm" svg:x="23.735cm" svg:y="14.985cm">
          <draw:text-box>
            <text:p text:style-name="P1"><text:span text:style-name="T12">based </text:span></text:p>
          </draw:text-box>
        </draw:frame>
        <draw:frame draw:style-name="gr62" draw:text-style-name="P2" draw:layer="layout" svg:width="1.479cm" svg:height="0.623cm" svg:x="3.565cm" svg:y="15.373cm">
          <draw:text-box>
            <text:p text:style-name="P1"><text:span text:style-name="T22">transponder </text:span></text:p>
          </draw:text-box>
        </draw:frame>
        <draw:frame draw:style-name="gr13" draw:text-style-name="P2" draw:layer="layout" svg:width="0.463cm" svg:height="0.623cm" svg:x="5.095cm" svg:y="15.373cm">
          <draw:text-box>
            <text:p text:style-name="P1"><text:span text:style-name="T11">and </text:span></text:p>
          </draw:text-box>
        </draw:frame>
        <draw:frame draw:style-name="gr35" draw:text-style-name="P2" draw:layer="layout" svg:width="0.857cm" svg:height="0.623cm" svg:x="5.619cm" svg:y="15.373cm">
          <draw:text-box>
            <text:p text:style-name="P1"><text:span text:style-name="T23">shown </text:span></text:p>
          </draw:text-box>
        </draw:frame>
        <draw:frame draw:style-name="gr25" draw:text-style-name="P2" draw:layer="layout" svg:width="0.33cm" svg:height="0.623cm" svg:x="6.491cm" svg:y="15.373cm">
          <draw:text-box>
            <text:p text:style-name="P1"><text:span text:style-name="T17">the </text:span></text:p>
          </draw:text-box>
        </draw:frame>
        <draw:frame draw:style-name="gr74" draw:text-style-name="P2" draw:layer="layout" svg:width="1.14cm" svg:height="0.623cm" svg:x="6.936cm" svg:y="15.373cm">
          <draw:text-box>
            <text:p text:style-name="P1"><text:span text:style-name="T16">distribution </text:span></text:p>
          </draw:text-box>
        </draw:frame>
        <draw:frame draw:style-name="gr8" draw:text-style-name="P2" draw:layer="layout" svg:width="0.256cm" svg:height="0.623cm" svg:x="8.331cm" svg:y="15.373cm">
          <draw:text-box>
            <text:p text:style-name="P1"><text:span text:style-name="T7">for </text:span></text:p>
          </draw:text-box>
        </draw:frame>
        <draw:frame draw:style-name="gr93" draw:text-style-name="P2" draw:layer="layout" svg:width="0.48cm" svg:height="0.623cm" svg:x="8.738cm" svg:y="15.373cm">
          <draw:text-box>
            <text:p text:style-name="P1"><text:span text:style-name="T19">multi </text:span></text:p>
          </draw:text-box>
        </draw:frame>
        <draw:frame draw:style-name="gr15" draw:text-style-name="P2" draw:layer="layout" svg:width="0.553cm" svg:height="0.623cm" svg:x="9.358cm" svg:y="15.373cm">
          <draw:text-box>
            <text:p text:style-name="P1"><text:span text:style-name="T1">scale </text:span></text:p>
          </draw:text-box>
        </draw:frame>
        <draw:frame draw:style-name="gr26" draw:text-style-name="P2" draw:layer="layout" svg:width="1.123cm" svg:height="0.623cm" svg:x="10.094cm" svg:y="15.373cm">
          <draw:text-box>
            <text:p text:style-name="P1"><text:span text:style-name="T12">modeling </text:span></text:p>
          </draw:text-box>
        </draw:frame>
        <draw:frame draw:style-name="gr9" draw:text-style-name="P2" draw:layer="layout" svg:width="0.27cm" svg:height="0.623cm" svg:x="11.238cm" svg:y="15.373cm">
          <draw:text-box>
            <text:p text:style-name="P1"><text:span text:style-name="T8">for </text:span></text:p>
          </draw:text-box>
        </draw:frame>
        <draw:frame draw:style-name="gr86" draw:text-style-name="P2" draw:layer="layout" svg:width="0.714cm" svg:height="0.623cm" svg:x="11.644cm" svg:y="15.373cm">
          <draw:text-box>
            <text:p text:style-name="P1"><text:span text:style-name="T23">Nano </text:span></text:p>
          </draw:text-box>
        </draw:frame>
        <draw:frame draw:style-name="gr79" draw:text-style-name="P2" draw:layer="layout" svg:width="0.616cm" svg:height="0.623cm" svg:x="12.381cm" svg:y="15.373cm">
          <draw:text-box>
            <text:p text:style-name="P1"><text:span text:style-name="T11">RFID. </text:span></text:p>
          </draw:text-box>
        </draw:frame>
        <draw:frame draw:style-name="gr39" draw:text-style-name="P3" draw:layer="layout" svg:width="0.038cm" svg:height="0.577cm" svg:x="3.449cm" svg:y="16.225cm">
          <draw:text-box>
            <text:p text:style-name="P1"><text:span text:style-name="T26">. </text:span></text:p>
          </draw:text-box>
        </draw:frame>
        <draw:frame draw:style-name="gr48" draw:text-style-name="P3" draw:layer="layout" svg:width="0.812cm" svg:height="0.577cm" svg:x="3.604cm" svg:y="16.225cm">
          <draw:text-box>
            <text:p text:style-name="P1"><text:span text:style-name="T52">Factors </text:span></text:p>
          </draw:text-box>
        </draw:frame>
        <draw:frame draw:style-name="gr128" draw:text-style-name="P3" draw:layer="layout" svg:width="0.878cm" svg:height="0.577cm" svg:x="4.573cm" svg:y="16.225cm">
          <draw:text-box>
            <text:p text:style-name="P1"><text:span text:style-name="T67">affecting </text:span></text:p>
          </draw:text-box>
        </draw:frame>
        <draw:frame draw:style-name="gr47" draw:text-style-name="P3" draw:layer="layout" svg:width="0.598cm" svg:height="0.577cm" svg:x="5.677cm" svg:y="16.225cm">
          <draw:text-box>
            <text:p text:style-name="P1"><text:span text:style-name="T34">RFID </text:span></text:p>
          </draw:text-box>
        </draw:frame>
        <draw:frame draw:style-name="gr129" draw:text-style-name="P3" draw:layer="layout" svg:width="1.011cm" svg:height="0.577cm" svg:x="6.375cm" svg:y="16.225cm">
          <draw:text-box>
            <text:p text:style-name="P1"><text:span text:style-name="T31">adoption </text:span></text:p>
          </draw:text-box>
        </draw:frame>
        <draw:frame draw:style-name="gr130" draw:text-style-name="P3" draw:layer="layout" svg:width="0.132cm" svg:height="0.577cm" svg:x="7.498cm" svg:y="16.225cm">
          <draw:text-box>
            <text:p text:style-name="P1"><text:span text:style-name="T68">in </text:span></text:p>
          </draw:text-box>
        </draw:frame>
        <draw:frame draw:style-name="gr131" draw:text-style-name="P3" draw:layer="layout" svg:width="0.338cm" svg:height="0.577cm" svg:x="7.77cm" svg:y="16.225cm">
          <draw:text-box>
            <text:p text:style-name="P1"><text:span text:style-name="T28">the </text:span></text:p>
          </draw:text-box>
        </draw:frame>
        <draw:frame draw:style-name="gr132" draw:text-style-name="P3" draw:layer="layout" svg:width="1.131cm" svg:height="0.577cm" svg:x="8.235cm" svg:y="16.225cm">
          <draw:text-box>
            <text:p text:style-name="P1"><text:span text:style-name="T67">agricultural </text:span></text:p>
          </draw:text-box>
        </draw:frame>
        <draw:frame draw:style-name="gr133" draw:text-style-name="P3" draw:layer="layout" svg:width="0.892cm" svg:height="0.577cm" svg:x="9.63cm" svg:y="16.225cm">
          <draw:text-box>
            <text:p text:style-name="P1"><text:span text:style-name="T31">product </text:span></text:p>
          </draw:text-box>
        </draw:frame>
        <draw:frame draw:style-name="gr132" draw:text-style-name="P3" draw:layer="layout" svg:width="1.14cm" svg:height="0.577cm" svg:x="10.599cm" svg:y="16.225cm">
          <draw:text-box>
            <text:p text:style-name="P1"><text:span text:style-name="T67">distribution </text:span></text:p>
          </draw:text-box>
        </draw:frame>
        <draw:frame draw:style-name="gr134" draw:text-style-name="P3" draw:layer="layout" svg:width="0.84cm" svg:height="0.577cm" svg:x="11.994cm" svg:y="16.225cm">
          <draw:text-box>
            <text:p text:style-name="P1"><text:span text:style-name="T69">industry: </text:span></text:p>
          </draw:text-box>
        </draw:frame>
        <draw:frame draw:style-name="gr49" draw:text-style-name="P3" draw:layer="layout" svg:width="0.976cm" svg:height="0.577cm" svg:x="13.098cm" svg:y="16.225cm">
          <draw:text-box>
            <text:p text:style-name="P1"><text:span text:style-name="T36">empirical </text:span></text:p>
          </draw:text-box>
        </draw:frame>
        <draw:frame draw:style-name="gr135" draw:text-style-name="P3" draw:layer="layout" svg:width="1.052cm" svg:height="0.577cm" svg:x="14.261cm" svg:y="16.225cm">
          <draw:text-box>
            <text:p text:style-name="P1"><text:span text:style-name="T57">evidence </text:span></text:p>
          </draw:text-box>
        </draw:frame>
        <draw:frame draw:style-name="gr136" draw:text-style-name="P3" draw:layer="layout" svg:width="0.554cm" svg:height="0.577cm" svg:x="15.404cm" svg:y="16.225cm">
          <draw:text-box>
            <text:p text:style-name="P1"><text:span text:style-name="T35">from </text:span></text:p>
          </draw:text-box>
        </draw:frame>
        <draw:frame draw:style-name="gr137" draw:text-style-name="P3" draw:layer="layout" svg:width="0.696cm" svg:height="0.577cm" svg:x="16.043cm" svg:y="16.225cm">
          <draw:text-box>
            <text:p text:style-name="P1"><text:span text:style-name="T35">China. </text:span></text:p>
          </draw:text-box>
        </draw:frame>
        <draw:frame draw:style-name="gr138" draw:text-style-name="P5" draw:layer="layout" svg:width="1.153cm" svg:height="0.335cm" svg:x="3.604cm" svg:y="17.072cm">
          <draw:text-box>
            <text:p text:style-name="P1"><text:span text:style-name="T70">PubMed </text:span></text:p>
          </draw:text-box>
        </draw:frame>
        <draw:frame draw:style-name="gr139" draw:text-style-name="P4" draw:layer="layout" svg:width="0.349cm" svg:height="0.48cm" svg:x="3.585cm" svg:y="17.618cm">
          <draw:text-box>
            <text:p text:style-name="P1"><text:span text:style-name="T71">Shi, </text:span></text:p>
          </draw:text-box>
        </draw:frame>
        <draw:frame draw:style-name="gr140" draw:text-style-name="P4" draw:layer="layout" svg:width="0.524cm" svg:height="0.48cm" svg:x="4.127cm" svg:y="17.618cm">
          <draw:text-box>
            <text:p text:style-name="P1"><text:span text:style-name="T59">Ping; </text:span></text:p>
          </draw:text-box>
        </draw:frame>
        <draw:frame draw:style-name="gr141" draw:text-style-name="P4" draw:layer="layout" svg:width="0.473cm" svg:height="0.48cm" svg:x="4.805cm" svg:y="17.618cm">
          <draw:text-box>
            <text:p text:style-name="P1"><text:span text:style-name="T72">Yan, </text:span></text:p>
          </draw:text-box>
        </draw:frame>
        <draw:frame draw:style-name="gr142" draw:text-style-name="P4" draw:layer="layout" svg:width="0.329cm" svg:height="0.48cm" svg:x="5.425cm" svg:y="17.618cm">
          <draw:text-box>
            <text:p text:style-name="P1"><text:span text:style-name="T73">Bo </text:span></text:p>
          </draw:text-box>
        </draw:frame>
        <draw:frame draw:style-name="gr61" draw:text-style-name="P5" draw:layer="layout" svg:width="1.371cm" svg:height="0.335cm" svg:x="3.585cm" svg:y="18.39cm">
          <draw:text-box>
            <text:p text:style-name="P1"><text:span text:style-name="T42">2016-01-01 </text:span></text:p>
          </draw:text-box>
        </draw:frame>
        <draw:frame draw:style-name="gr122" draw:text-style-name="P2" draw:layer="layout" svg:width="0.386cm" svg:height="0.623cm" svg:x="3.565cm" svg:y="18.823cm">
          <draw:text-box>
            <text:p text:style-name="P1"><text:span text:style-name="T16">‘We </text:span></text:p>
          </draw:text-box>
        </draw:frame>
        <draw:frame draw:style-name="gr32" draw:text-style-name="P2" draw:layer="layout" svg:width="1.283cm" svg:height="0.623cm" svg:x="4.05cm" svg:y="18.823cm">
          <draw:text-box>
            <text:p text:style-name="P1"><text:span text:style-name="T20">conducted </text:span></text:p>
          </draw:text-box>
        </draw:frame>
        <draw:frame draw:style-name="gr2" draw:text-style-name="P2" draw:layer="layout" svg:width="0.276cm" svg:height="0.623cm" svg:x="5.386cm" svg:y="18.823cm">
          <draw:text-box>
            <text:p text:style-name="P1"><text:span text:style-name="T2">an </text:span></text:p>
          </draw:text-box>
        </draw:frame>
        <draw:frame draw:style-name="gr79" draw:text-style-name="P2" draw:layer="layout" svg:width="1.28cm" svg:height="0.623cm" svg:x="5.755cm" svg:y="18.823cm">
          <draw:text-box>
            <text:p text:style-name="P1"><text:span text:style-name="T11">exploratory </text:span></text:p>
          </draw:text-box>
        </draw:frame>
        <draw:frame draw:style-name="gr15" draw:text-style-name="P2" draw:layer="layout" svg:width="1.341cm" svg:height="0.623cm" svg:x="7.188cm" svg:y="18.823cm">
          <draw:text-box>
            <text:p text:style-name="P1"><text:span text:style-name="T1">investigation </text:span></text:p>
          </draw:text-box>
        </draw:frame>
        <draw:frame draw:style-name="gr8" draw:text-style-name="P2" draw:layer="layout" svg:width="0.191cm" svg:height="0.623cm" svg:x="8.758cm" svg:y="18.823cm">
          <draw:text-box>
            <text:p text:style-name="P1"><text:span text:style-name="T7">of </text:span></text:p>
          </draw:text-box>
        </draw:frame>
        <draw:frame draw:style-name="gr122" draw:text-style-name="P2" draw:layer="layout" svg:width="0.699cm" svg:height="0.623cm" svg:x="9.049cm" svg:y="18.823cm">
          <draw:text-box>
            <text:p text:style-name="P1"><text:span text:style-name="T16">factors </text:span></text:p>
          </draw:text-box>
        </draw:frame>
        <draw:frame draw:style-name="gr15" draw:text-style-name="P2" draw:layer="layout" svg:width="1.168cm" svg:height="0.623cm" svg:x="9.959cm" svg:y="18.823cm">
          <draw:text-box>
            <text:p text:style-name="P1"><text:span text:style-name="T1">influencing </text:span></text:p>
          </draw:text-box>
        </draw:frame>
        <draw:frame draw:style-name="gr2" draw:text-style-name="P2" draw:layer="layout" svg:width="0.345cm" svg:height="0.623cm" svg:x="11.315cm" svg:y="18.823cm">
          <draw:text-box>
            <text:p text:style-name="P1"><text:span text:style-name="T2">the </text:span></text:p>
          </draw:text-box>
        </draw:frame>
        <draw:frame draw:style-name="gr11" draw:text-style-name="P2" draw:layer="layout" svg:width="1.03cm" svg:height="0.623cm" svg:x="11.781cm" svg:y="18.823cm">
          <draw:text-box>
            <text:p text:style-name="P1"><text:span text:style-name="T9">adoption </text:span></text:p>
          </draw:text-box>
        </draw:frame>
        <draw:frame draw:style-name="gr8" draw:text-style-name="P2" draw:layer="layout" svg:width="0.191cm" svg:height="0.623cm" svg:x="12.885cm" svg:y="18.823cm">
          <draw:text-box>
            <text:p text:style-name="P1"><text:span text:style-name="T7">of </text:span></text:p>
          </draw:text-box>
        </draw:frame>
        <draw:frame draw:style-name="gr74" draw:text-style-name="P2" draw:layer="layout" svg:width="0.542cm" svg:height="0.623cm" svg:x="13.195cm" svg:y="18.823cm">
          <draw:text-box>
            <text:p text:style-name="P1"><text:span text:style-name="T16">radio </text:span></text:p>
          </draw:text-box>
        </draw:frame>
        <draw:frame draw:style-name="gr16" draw:text-style-name="P2" draw:layer="layout" svg:width="1.184cm" svg:height="0.623cm" svg:x="13.873cm" svg:y="18.823cm">
          <draw:text-box>
            <text:p text:style-name="P1"><text:span text:style-name="T12">frequency </text:span></text:p>
          </draw:text-box>
        </draw:frame>
        <draw:frame draw:style-name="gr20" draw:text-style-name="P2" draw:layer="layout" svg:width="1.252cm" svg:height="0.623cm" svg:x="15.152cm" svg:y="18.823cm">
          <draw:text-box>
            <text:p text:style-name="P1"><text:span text:style-name="T14">identification </text:span></text:p>
          </draw:text-box>
        </draw:frame>
        <draw:frame draw:style-name="gr75" draw:text-style-name="P2" draw:layer="layout" svg:width="0.704cm" svg:height="0.623cm" svg:x="16.721cm" svg:y="18.823cm">
          <draw:text-box>
            <text:p text:style-name="P1"><text:span text:style-name="T9">(RFID) </text:span></text:p>
          </draw:text-box>
        </draw:frame>
        <draw:frame draw:style-name="gr80" draw:text-style-name="P2" draw:layer="layout" svg:width="1.129cm" svg:height="0.623cm" svg:x="17.613cm" svg:y="18.823cm">
          <draw:text-box>
            <text:p text:style-name="P1"><text:span text:style-name="T23">methods </text:span></text:p>
          </draw:text-box>
        </draw:frame>
        <draw:frame draw:style-name="gr77" draw:text-style-name="P2" draw:layer="layout" svg:width="0.146cm" svg:height="0.623cm" svg:x="18.736cm" svg:y="18.823cm">
          <draw:text-box>
            <text:p text:style-name="P1"><text:span text:style-name="T47">in </text:span></text:p>
          </draw:text-box>
        </draw:frame>
        <draw:frame draw:style-name="gr25" draw:text-style-name="P2" draw:layer="layout" svg:width="0.33cm" svg:height="0.623cm" svg:x="19.008cm" svg:y="18.823cm">
          <draw:text-box>
            <text:p text:style-name="P1"><text:span text:style-name="T17">the </text:span></text:p>
          </draw:text-box>
        </draw:frame>
        <draw:frame draw:style-name="gr74" draw:text-style-name="P2" draw:layer="layout" svg:width="1.131cm" svg:height="0.623cm" svg:x="19.473cm" svg:y="18.823cm">
          <draw:text-box>
            <text:p text:style-name="P1"><text:span text:style-name="T16">agricultural </text:span></text:p>
          </draw:text-box>
        </draw:frame>
        <draw:frame draw:style-name="gr11" draw:text-style-name="P2" draw:layer="layout" svg:width="0.909cm" svg:height="0.623cm" svg:x="20.868cm" svg:y="18.823cm">
          <draw:text-box>
            <text:p text:style-name="P1"><text:span text:style-name="T9">product </text:span></text:p>
          </draw:text-box>
        </draw:frame>
        <draw:frame draw:style-name="gr74" draw:text-style-name="P2" draw:layer="layout" svg:width="1.14cm" svg:height="0.623cm" svg:x="21.856cm" svg:y="18.823cm">
          <draw:text-box>
            <text:p text:style-name="P1"><text:span text:style-name="T16">distribution </text:span></text:p>
          </draw:text-box>
        </draw:frame>
        <draw:frame draw:style-name="gr2" draw:text-style-name="P2" draw:layer="layout" svg:width="0.84cm" svg:height="0.623cm" svg:x="23.251cm" svg:y="18.823cm">
          <draw:text-box>
            <text:p text:style-name="P1"><text:span text:style-name="T2">industry. </text:span></text:p>
          </draw:text-box>
        </draw:frame>
        <draw:frame draw:style-name="gr29" draw:text-style-name="P2" draw:layer="layout" svg:width="1.007cm" svg:height="0.623cm" svg:x="3.565cm" svg:y="19.21cm">
          <draw:text-box>
            <text:p text:style-name="P1"><text:span text:style-name="T11">‘Through </text:span></text:p>
          </draw:text-box>
        </draw:frame>
        <draw:frame draw:style-name="gr21" draw:text-style-name="P2" draw:layer="layout" svg:width="0.115cm" svg:height="0.623cm" svg:x="4.631cm" svg:y="19.21cm">
          <draw:text-box>
            <text:p text:style-name="P1"><text:span text:style-name="T15">a </text:span></text:p>
          </draw:text-box>
        </draw:frame>
        <draw:frame draw:style-name="gr125" draw:text-style-name="P2" draw:layer="layout" svg:width="0.865cm" svg:height="0.623cm" svg:x="4.902cm" svg:y="19.21cm">
          <draw:text-box>
            <text:p text:style-name="P1"><text:span text:style-name="T25">literature </text:span></text:p>
          </draw:text-box>
        </draw:frame>
        <draw:frame draw:style-name="gr23" draw:text-style-name="P2" draw:layer="layout" svg:width="0.74cm" svg:height="0.623cm" svg:x="6.026cm" svg:y="19.21cm">
          <draw:text-box>
            <text:p text:style-name="P1"><text:span text:style-name="T4">review </text:span></text:p>
          </draw:text-box>
        </draw:frame>
        <draw:frame draw:style-name="gr13" draw:text-style-name="P2" draw:layer="layout" svg:width="0.463cm" svg:height="0.623cm" svg:x="6.879cm" svg:y="19.21cm">
          <draw:text-box>
            <text:p text:style-name="P1"><text:span text:style-name="T11">and </text:span></text:p>
          </draw:text-box>
        </draw:frame>
        <draw:frame draw:style-name="gr143" draw:text-style-name="P2" draw:layer="layout" svg:width="0.372cm" svg:height="0.623cm" svg:x="7.402cm" svg:y="19.21cm">
          <draw:text-box>
            <text:p text:style-name="P1"><text:span text:style-name="T21">field </text:span></text:p>
          </draw:text-box>
        </draw:frame>
        <draw:frame draw:style-name="gr23" draw:text-style-name="P2" draw:layer="layout" svg:width="1.019cm" svg:height="0.623cm" svg:x="7.983cm" svg:y="19.21cm">
          <draw:text-box>
            <text:p text:style-name="P1"><text:span text:style-name="T4">research, </text:span></text:p>
          </draw:text-box>
        </draw:frame>
        <draw:frame draw:style-name="gr13" draw:text-style-name="P2" draw:layer="layout" svg:width="0.463cm" svg:height="0.623cm" svg:x="9.184cm" svg:y="19.21cm">
          <draw:text-box>
            <text:p text:style-name="P1"><text:span text:style-name="T11">and </text:span></text:p>
          </draw:text-box>
        </draw:frame>
        <draw:frame draw:style-name="gr71" draw:text-style-name="P2" draw:layer="layout" svg:width="0.735cm" svg:height="0.623cm" svg:x="9.727cm" svg:y="19.21cm">
          <draw:text-box>
            <text:p text:style-name="P1"><text:span text:style-name="T12">based </text:span></text:p>
          </draw:text-box>
        </draw:frame>
        <draw:frame draw:style-name="gr2" draw:text-style-name="P2" draw:layer="layout" svg:width="0.285cm" svg:height="0.623cm" svg:x="10.521cm" svg:y="19.21cm">
          <draw:text-box>
            <text:p text:style-name="P1"><text:span text:style-name="T2">on </text:span></text:p>
          </draw:text-box>
        </draw:frame>
        <draw:frame draw:style-name="gr25" draw:text-style-name="P2" draw:layer="layout" svg:width="0.33cm" svg:height="0.623cm" svg:x="10.909cm" svg:y="19.21cm">
          <draw:text-box>
            <text:p text:style-name="P1"><text:span text:style-name="T17">the </text:span></text:p>
          </draw:text-box>
        </draw:frame>
        <draw:frame draw:style-name="gr36" draw:text-style-name="P2" draw:layer="layout" svg:width="4.457cm" svg:height="0.623cm" svg:x="11.354cm" svg:y="19.21cm">
          <draw:text-box>
            <text:p text:style-name="P1"><text:span text:style-name="T20">technology-organization-environment </text:span></text:p>
          </draw:text-box>
        </draw:frame>
        <draw:frame draw:style-name="gr71" draw:text-style-name="P2" draw:layer="layout" svg:width="0.655cm" svg:height="0.623cm" svg:x="15.908cm" svg:y="19.21cm">
          <draw:text-box>
            <text:p text:style-name="P1"><text:span text:style-name="T12">(TOE) </text:span></text:p>
          </draw:text-box>
        </draw:frame>
        <draw:frame draw:style-name="gr7" draw:text-style-name="P2" draw:layer="layout" svg:width="1.08cm" svg:height="0.623cm" svg:x="16.702cm" svg:y="19.21cm">
          <draw:text-box>
            <text:p text:style-name="P1"><text:span text:style-name="T5">theoretical </text:span></text:p>
          </draw:text-box>
        </draw:frame>
        <draw:frame draw:style-name="gr34" draw:text-style-name="P2" draw:layer="layout" svg:width="1.373cm" svg:height="0.623cm" svg:x="18.02cm" svg:y="19.21cm">
          <draw:text-box>
            <text:p text:style-name="P1"><text:span text:style-name="T22">framework, </text:span></text:p>
          </draw:text-box>
        </draw:frame>
        <draw:frame draw:style-name="gr19" draw:text-style-name="P2" draw:layer="layout" svg:width="0.328cm" svg:height="0.623cm" svg:x="19.453cm" svg:y="19.21cm">
          <draw:text-box>
            <text:p text:style-name="P1"><text:span text:style-name="T8">this </text:span></text:p>
          </draw:text-box>
        </draw:frame>
        <draw:frame draw:style-name="gr79" draw:text-style-name="P2" draw:layer="layout" svg:width="0.681cm" svg:height="0.623cm" svg:x="19.957cm" svg:y="19.21cm">
          <draw:text-box>
            <text:p text:style-name="P1"><text:span text:style-name="T11">paper </text:span></text:p>
          </draw:text-box>
        </draw:frame>
        <draw:frame draw:style-name="gr26" draw:text-style-name="P2" draw:layer="layout" svg:width="1.017cm" svg:height="0.623cm" svg:x="20.713cm" svg:y="19.21cm">
          <draw:text-box>
            <text:p text:style-name="P1"><text:span text:style-name="T12">analyzes </text:span></text:p>
          </draw:text-box>
        </draw:frame>
        <draw:frame draw:style-name="gr122" draw:text-style-name="P2" draw:layer="layout" svg:width="0.699cm" svg:height="0.623cm" svg:x="21.856cm" svg:y="19.21cm">
          <draw:text-box>
            <text:p text:style-name="P1"><text:span text:style-name="T16">factors </text:span></text:p>
          </draw:text-box>
        </draw:frame>
        <draw:frame draw:style-name="gr15" draw:text-style-name="P2" draw:layer="layout" svg:width="1.168cm" svg:height="0.623cm" svg:x="22.767cm" svg:y="19.21cm">
          <draw:text-box>
            <text:p text:style-name="P1"><text:span text:style-name="T1">influencing </text:span></text:p>
          </draw:text-box>
        </draw:frame>
        <draw:frame draw:style-name="gr16" draw:text-style-name="P2" draw:layer="layout" svg:width="0.588cm" svg:height="0.623cm" svg:x="24.142cm" svg:y="19.21cm">
          <draw:text-box>
            <text:p text:style-name="P1"><text:span text:style-name="T12">RFID </text:span></text:p>
          </draw:text-box>
        </draw:frame>
        <draw:frame draw:style-name="gr11" draw:text-style-name="P2" draw:layer="layout" svg:width="1.03cm" svg:height="0.623cm" svg:x="3.585cm" svg:y="19.598cm">
          <draw:text-box>
            <text:p text:style-name="P1"><text:span text:style-name="T9">adoption </text:span></text:p>
          </draw:text-box>
        </draw:frame>
        <draw:frame draw:style-name="gr77" draw:text-style-name="P2" draw:layer="layout" svg:width="0.146cm" svg:height="0.623cm" svg:x="4.708cm" svg:y="19.598cm">
          <draw:text-box>
            <text:p text:style-name="P1"><text:span text:style-name="T47">in </text:span></text:p>
          </draw:text-box>
        </draw:frame>
        <draw:frame draw:style-name="gr25" draw:text-style-name="P2" draw:layer="layout" svg:width="0.33cm" svg:height="0.623cm" svg:x="4.98cm" svg:y="19.598cm">
          <draw:text-box>
            <text:p text:style-name="P1"><text:span text:style-name="T17">the </text:span></text:p>
          </draw:text-box>
        </draw:frame>
        <draw:frame draw:style-name="gr122" draw:text-style-name="P2" draw:layer="layout" svg:width="1.131cm" svg:height="0.623cm" svg:x="5.425cm" svg:y="19.598cm">
          <draw:text-box>
            <text:p text:style-name="P1"><text:span text:style-name="T16">agricultural </text:span></text:p>
          </draw:text-box>
        </draw:frame>
        <draw:frame draw:style-name="gr11" draw:text-style-name="P2" draw:layer="layout" svg:width="0.909cm" svg:height="0.623cm" svg:x="6.84cm" svg:y="19.598cm">
          <draw:text-box>
            <text:p text:style-name="P1"><text:span text:style-name="T9">product </text:span></text:p>
          </draw:text-box>
        </draw:frame>
        <draw:frame draw:style-name="gr74" draw:text-style-name="P2" draw:layer="layout" svg:width="1.14cm" svg:height="0.623cm" svg:x="7.808cm" svg:y="19.598cm">
          <draw:text-box>
            <text:p text:style-name="P1"><text:span text:style-name="T16">distribution </text:span></text:p>
          </draw:text-box>
        </draw:frame>
        <draw:frame draw:style-name="gr10" draw:text-style-name="P2" draw:layer="layout" svg:width="0.877cm" svg:height="0.623cm" svg:x="9.204cm" svg:y="19.598cm">
          <draw:text-box>
            <text:p text:style-name="P1"><text:span text:style-name="T1">industry </text:span></text:p>
          </draw:text-box>
        </draw:frame>
        <draw:frame draw:style-name="gr77" draw:text-style-name="P2" draw:layer="layout" svg:width="0.146cm" svg:height="0.623cm" svg:x="10.231cm" svg:y="19.598cm">
          <draw:text-box>
            <text:p text:style-name="P1"><text:span text:style-name="T47">in </text:span></text:p>
          </draw:text-box>
        </draw:frame>
        <draw:frame draw:style-name="gr18" draw:text-style-name="P2" draw:layer="layout" svg:width="1.075cm" svg:height="0.623cm" svg:x="10.521cm" svg:y="19.598cm">
          <draw:text-box>
            <text:p text:style-name="P1"><text:span text:style-name="T11">reference </text:span></text:p>
          </draw:text-box>
        </draw:frame>
        <draw:frame draw:style-name="gr8" draw:text-style-name="P2" draw:layer="layout" svg:width="0.194cm" svg:height="0.623cm" svg:x="11.722cm" svg:y="19.598cm">
          <draw:text-box>
            <text:p text:style-name="P1"><text:span text:style-name="T7">to </text:span></text:p>
          </draw:text-box>
        </draw:frame>
        <draw:frame draw:style-name="gr7" draw:text-style-name="P2" draw:layer="layout" svg:width="0.567cm" svg:height="0.623cm" svg:x="12.032cm" svg:y="19.598cm">
          <draw:text-box>
            <text:p text:style-name="P1"><text:span text:style-name="T5">three </text:span></text:p>
          </draw:text-box>
        </draw:frame>
        <draw:frame draw:style-name="gr15" draw:text-style-name="P2" draw:layer="layout" svg:width="0.96cm" svg:height="0.623cm" svg:x="12.73cm" svg:y="19.598cm">
          <draw:text-box>
            <text:p text:style-name="P1"><text:span text:style-name="T1">contexts: </text:span></text:p>
          </draw:text-box>
        </draw:frame>
        <draw:frame draw:style-name="gr4" draw:text-style-name="P2" draw:layer="layout" svg:width="1.501cm" svg:height="0.623cm" svg:x="13.893cm" svg:y="19.598cm">
          <draw:text-box>
            <text:p text:style-name="P1"><text:span text:style-name="T4">technological, </text:span></text:p>
          </draw:text-box>
        </draw:frame>
        <draw:frame draw:style-name="gr4" draw:text-style-name="P2" draw:layer="layout" svg:width="1.607cm" svg:height="0.623cm" svg:x="15.617cm" svg:y="19.598cm">
          <draw:text-box>
            <text:p text:style-name="P1"><text:span text:style-name="T4">organizational, </text:span></text:p>
          </draw:text-box>
        </draw:frame>
        <draw:frame draw:style-name="gr13" draw:text-style-name="P2" draw:layer="layout" svg:width="0.463cm" svg:height="0.623cm" svg:x="17.458cm" svg:y="19.598cm">
          <draw:text-box>
            <text:p text:style-name="P1"><text:span text:style-name="T11">and </text:span></text:p>
          </draw:text-box>
        </draw:frame>
        <draw:frame draw:style-name="gr99" draw:text-style-name="P2" draw:layer="layout" svg:width="1.725cm" svg:height="0.623cm" svg:x="18cm" svg:y="19.598cm">
          <draw:text-box>
            <text:p text:style-name="P1"><text:span text:style-name="T22">environmental </text:span></text:p>
          </draw:text-box>
        </draw:frame>
        <draw:frame draw:style-name="gr144" draw:text-style-name="P2" draw:layer="layout" svg:width="1.324cm" svg:height="0.623cm" svg:x="19.763cm" svg:y="19.598cm">
          <draw:text-box>
            <text:p text:style-name="P1"><text:span text:style-name="T74">contexts. </text:span></text:p>
          </draw:text-box>
        </draw:frame>
        <draw:frame draw:style-name="gr93" draw:text-style-name="P2" draw:layer="layout" svg:width="0.272cm" svg:height="0.623cm" svg:x="20.965cm" svg:y="19.598cm">
          <draw:text-box>
            <text:p text:style-name="P1"><text:span text:style-name="T19">An </text:span></text:p>
          </draw:text-box>
        </draw:frame>
        <draw:frame draw:style-name="gr15" draw:text-style-name="P2" draw:layer="layout" svg:width="0.976cm" svg:height="0.623cm" svg:x="21.333cm" svg:y="19.598cm">
          <draw:text-box>
            <text:p text:style-name="P1"><text:span text:style-name="T1">empirical </text:span></text:p>
          </draw:text-box>
        </draw:frame>
        <draw:frame draw:style-name="gr88" draw:text-style-name="P2" draw:layer="layout" svg:width="0.862cm" svg:height="0.623cm" svg:x="22.495cm" svg:y="19.598cm">
          <draw:text-box>
            <text:p text:style-name="P1"><text:span text:style-name="T49">analysis </text:span></text:p>
          </draw:text-box>
        </draw:frame>
        <draw:frame draw:style-name="gr21" draw:text-style-name="P2" draw:layer="layout" svg:width="0.14cm" svg:height="0.623cm" svg:x="23.561cm" svg:y="19.598cm">
          <draw:text-box>
            <text:p text:style-name="P1"><text:span text:style-name="T15">of </text:span></text:p>
          </draw:text-box>
        </draw:frame>
        <draw:frame draw:style-name="gr15" draw:text-style-name="P2" draw:layer="layout" svg:width="0.894cm" svg:height="0.623cm" svg:x="23.871cm" svg:y="19.598cm">
          <draw:text-box>
            <text:p text:style-name="P1"><text:span text:style-name="T1">the <text:s/>TOE </text:span></text:p>
          </draw:text-box>
        </draw:frame>
        <draw:frame draw:style-name="gr112" draw:text-style-name="P2" draw:layer="layout" svg:width="1.973cm" svg:height="0.623cm" svg:x="3.565cm" svg:y="19.986cm">
          <draw:text-box>
            <text:p text:style-name="P1"><text:span text:style-name="T61">framework </text:span></text:p>
          </draw:text-box>
        </draw:frame>
        <draw:frame draw:style-name="gr15" draw:text-style-name="P2" draw:layer="layout" svg:width="0.444cm" svg:height="0.623cm" svg:x="4.98cm" svg:y="19.986cm">
          <draw:text-box>
            <text:p text:style-name="P1"><text:span text:style-name="T1">was </text:span></text:p>
          </draw:text-box>
        </draw:frame>
        <draw:frame draw:style-name="gr32" draw:text-style-name="P2" draw:layer="layout" svg:width="1.283cm" svg:height="0.623cm" svg:x="5.483cm" svg:y="19.986cm">
          <draw:text-box>
            <text:p text:style-name="P1"><text:span text:style-name="T20">conducted </text:span></text:p>
          </draw:text-box>
        </draw:frame>
        <draw:frame draw:style-name="gr2" draw:text-style-name="P2" draw:layer="layout" svg:width="0.266cm" svg:height="0.623cm" svg:x="6.801cm" svg:y="19.986cm">
          <draw:text-box>
            <text:p text:style-name="P1"><text:span text:style-name="T2">by </text:span></text:p>
          </draw:text-box>
        </draw:frame>
        <draw:frame draw:style-name="gr4" draw:text-style-name="P2" draw:layer="layout" svg:width="0.951cm" svg:height="0.623cm" svg:x="7.169cm" svg:y="19.986cm">
          <draw:text-box>
            <text:p text:style-name="P1"><text:span text:style-name="T4">applying </text:span></text:p>
          </draw:text-box>
        </draw:frame>
        <draw:frame draw:style-name="gr145" draw:text-style-name="P2" draw:layer="layout" svg:width="0.961cm" svg:height="0.623cm" svg:x="8.254cm" svg:y="19.986cm">
          <draw:text-box>
            <text:p text:style-name="P1"><text:span text:style-name="T16">structural </text:span></text:p>
          </draw:text-box>
        </draw:frame>
        <draw:frame draw:style-name="gr6" draw:text-style-name="P2" draw:layer="layout" svg:width="1.04cm" svg:height="0.623cm" svg:x="9.436cm" svg:y="19.986cm">
          <draw:text-box>
            <text:p text:style-name="P1"><text:span text:style-name="T6">equation </text:span></text:p>
          </draw:text-box>
        </draw:frame>
        <draw:frame draw:style-name="gr99" draw:text-style-name="P2" draw:layer="layout" svg:width="1.143cm" svg:height="0.623cm" svg:x="10.56cm" svg:y="19.986cm">
          <draw:text-box>
            <text:p text:style-name="P1"><text:span text:style-name="T22">modeling </text:span></text:p>
          </draw:text-box>
        </draw:frame>
        <draw:frame draw:style-name="gr71" draw:text-style-name="P2" draw:layer="layout" svg:width="0.735cm" svg:height="0.623cm" svg:x="11.742cm" svg:y="19.986cm">
          <draw:text-box>
            <text:p text:style-name="P1"><text:span text:style-name="T12">based </text:span></text:p>
          </draw:text-box>
        </draw:frame>
        <draw:frame draw:style-name="gr2" draw:text-style-name="P2" draw:layer="layout" svg:width="0.285cm" svg:height="0.623cm" svg:x="12.556cm" svg:y="19.986cm">
          <draw:text-box>
            <text:p text:style-name="P1"><text:span text:style-name="T2">on </text:span></text:p>
          </draw:text-box>
        </draw:frame>
        <draw:frame draw:style-name="gr72" draw:text-style-name="P2" draw:layer="layout" svg:width="0.632cm" svg:height="0.623cm" svg:x="12.924cm" svg:y="19.986cm">
          <draw:text-box>
            <text:p text:style-name="P1"><text:span text:style-name="T5">actual </text:span></text:p>
          </draw:text-box>
        </draw:frame>
        <draw:frame draw:style-name="gr38" draw:text-style-name="P2" draw:layer="layout" svg:width="0.441cm" svg:height="0.623cm" svg:x="13.738cm" svg:y="19.986cm">
          <draw:text-box>
            <text:p text:style-name="P1"><text:span text:style-name="T25">data </text:span></text:p>
          </draw:text-box>
        </draw:frame>
        <draw:frame draw:style-name="gr2" draw:text-style-name="P2" draw:layer="layout" svg:width="0.489cm" svg:height="0.623cm" svg:x="14.319cm" svg:y="19.986cm">
          <draw:text-box>
            <text:p text:style-name="P1"><text:span text:style-name="T2">from </text:span></text:p>
          </draw:text-box>
        </draw:frame>
        <draw:frame draw:style-name="gr8" draw:text-style-name="P2" draw:layer="layout" svg:width="0.154cm" svg:height="0.623cm" svg:x="14.939cm" svg:y="19.986cm">
          <draw:text-box>
            <text:p text:style-name="P1"><text:span text:style-name="T7">a </text:span></text:p>
          </draw:text-box>
        </draw:frame>
        <draw:frame draw:style-name="gr6" draw:text-style-name="P2" draw:layer="layout" svg:width="1.583cm" svg:height="0.623cm" svg:x="15.171cm" svg:y="19.986cm">
          <draw:text-box>
            <text:p text:style-name="P1"><text:span text:style-name="T6">questionnaire </text:span></text:p>
          </draw:text-box>
        </draw:frame>
        <draw:frame draw:style-name="gr146" draw:text-style-name="P2" draw:layer="layout" svg:width="1.109cm" svg:height="0.623cm" svg:x="16.876cm" svg:y="19.986cm">
          <draw:text-box>
            <text:p text:style-name="P1"><text:span text:style-name="T75">survey </text:span></text:p>
          </draw:text-box>
        </draw:frame>
        <draw:frame draw:style-name="gr93" draw:text-style-name="P2" draw:layer="layout" svg:width="0.272cm" svg:height="0.623cm" svg:x="17.748cm" svg:y="19.986cm">
          <draw:text-box>
            <text:p text:style-name="P1"><text:span text:style-name="T17">on </text:span></text:p>
          </draw:text-box>
        </draw:frame>
        <draw:frame draw:style-name="gr2" draw:text-style-name="P2" draw:layer="layout" svg:width="0.345cm" svg:height="0.623cm" svg:x="18.116cm" svg:y="19.986cm">
          <draw:text-box>
            <text:p text:style-name="P1"><text:span text:style-name="T2">the </text:span></text:p>
          </draw:text-box>
        </draw:frame>
        <draw:frame draw:style-name="gr122" draw:text-style-name="P2" draw:layer="layout" svg:width="1.131cm" svg:height="0.623cm" svg:x="18.582cm" svg:y="19.986cm">
          <draw:text-box>
            <text:p text:style-name="P1"><text:span text:style-name="T16">agricultural </text:span></text:p>
          </draw:text-box>
        </draw:frame>
        <draw:frame draw:style-name="gr13" draw:text-style-name="P2" draw:layer="layout" svg:width="0.892cm" svg:height="0.623cm" svg:x="19.996cm" svg:y="19.986cm">
          <draw:text-box>
            <text:p text:style-name="P1"><text:span text:style-name="T11">product </text:span></text:p>
          </draw:text-box>
        </draw:frame>
        <draw:frame draw:style-name="gr74" draw:text-style-name="P2" draw:layer="layout" svg:width="1.14cm" svg:height="0.623cm" svg:x="20.965cm" svg:y="19.986cm">
          <draw:text-box>
            <text:p text:style-name="P1"><text:span text:style-name="T16">distribution </text:span></text:p>
          </draw:text-box>
        </draw:frame>
        <draw:frame draw:style-name="gr10" draw:text-style-name="P2" draw:layer="layout" svg:width="0.877cm" svg:height="0.623cm" svg:x="22.36cm" svg:y="19.986cm">
          <draw:text-box>
            <text:p text:style-name="P1"><text:span text:style-name="T1">industry </text:span></text:p>
          </draw:text-box>
        </draw:frame>
        <draw:frame draw:style-name="gr77" draw:text-style-name="P2" draw:layer="layout" svg:width="0.146cm" svg:height="0.623cm" svg:x="23.387cm" svg:y="19.986cm">
          <draw:text-box>
            <text:p text:style-name="P1"><text:span text:style-name="T47">in </text:span></text:p>
          </draw:text-box>
        </draw:frame>
        <draw:frame draw:style-name="gr23" draw:text-style-name="P2" draw:layer="layout" svg:width="0.71cm" svg:height="0.623cm" svg:x="23.658cm" svg:y="19.986cm">
          <draw:text-box>
            <text:p text:style-name="P1"><text:span text:style-name="T4">China. </text:span></text:p>
          </draw:text-box>
        </draw:frame>
        <draw:frame draw:style-name="gr147" draw:text-style-name="P6" draw:layer="layout" svg:width="25.882cm" svg:height="19.43cm" svg:x="1.422cm" svg:y="1.079cm">
          <draw:image xlink:href="Pictures/1000000000000538000003EBB741A901.jpg" xlink:type="simple" xlink:show="embed" xlink:actuate="onLoad" draw:mime-type="image/jpeg">
            <text:p/>
          </draw:image>
        </draw:frame>
        <draw:frame draw:style-name="gr6" draw:text-style-name="P2" draw:layer="layout" svg:width="0.467cm" svg:height="0.623cm" svg:x="24.511cm" svg:y="19.986cm">
          <draw:text-box>
            <text:p text:style-name="P1"><text:span text:style-name="T6">The </text:span></text:p>
          </draw:text-box>
        </draw:frame>
        <draw:frame draw:style-name="gr148" draw:text-style-name="P8" draw:layer="layout" svg:width="18.007cm" svg:height="0.471cm" svg:x="1.7cm" svg:y="20.85cm">
          <draw:text-box>
            <text:p text:style-name="P7"><text:span text:style-name="T76">Indexed in Science.gov Source: https://www.science.gov/topicpages/r/radio-frequency+identification+rfid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GlyphLessFont" svg:font-family="GlyphLessFont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7cm" fo:margin-bottom="1cm" fo:margin-left="1.4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4-01T12:51:19.984688103</dc:date>
    <meta:editing-duration>PT35S</meta:editing-duration>
    <meta:editing-cycles>1</meta:editing-cycles>
    <meta:document-statistic meta:object-count="684"/>
    <meta:generator>LibreOffice/25.2.4.3$Linux_X86_64 LibreOffice_project/520$Build-3</meta:generator>
  </office:meta>
</office:document-meta>
</file>